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8b4676"/>
    </style:style>
    <style:style style:name="P92" style:family="paragraph" style:parent-style-name="Text_20_body">
      <style:text-properties officeooo:paragraph-rsid="02b19c02"/>
    </style:style>
    <style:style style:name="P93" style:family="paragraph" style:parent-style-name="Text_20_body">
      <style:text-properties officeooo:paragraph-rsid="02b44a26"/>
    </style:style>
    <style:style style:name="P94" style:family="paragraph" style:parent-style-name="Text_20_body">
      <style:text-properties officeooo:paragraph-rsid="02f99691"/>
    </style:style>
    <style:style style:name="P95" style:family="paragraph" style:parent-style-name="Text_20_body">
      <style:text-properties officeooo:rsid="0288c529" officeooo:paragraph-rsid="02b19c02"/>
    </style:style>
    <style:style style:name="P96" style:family="paragraph" style:parent-style-name="Text_20_body">
      <style:paragraph-properties fo:line-height="115%"/>
      <style:text-properties officeooo:paragraph-rsid="031dabfa"/>
    </style:style>
    <style:style style:name="P97" style:family="paragraph" style:parent-style-name="Text_20_body">
      <style:text-properties officeooo:paragraph-rsid="0324e223"/>
    </style:style>
    <style:style style:name="P98" style:family="paragraph" style:parent-style-name="Text_20_body">
      <style:text-properties officeooo:paragraph-rsid="037556e5"/>
    </style:style>
    <style:style style:name="P99" style:family="paragraph" style:parent-style-name="Text_20_body">
      <style:text-properties officeooo:paragraph-rsid="03792988"/>
    </style:style>
    <style:style style:name="P100" style:family="paragraph" style:parent-style-name="Title">
      <style:text-properties officeooo:rsid="00348ec2" officeooo:paragraph-rsid="00348ec2"/>
    </style:style>
    <style:style style:name="P101" style:family="paragraph" style:parent-style-name="Standard">
      <style:text-properties fo:font-weight="bold" style:font-weight-asian="bold" style:font-weight-complex="bold"/>
    </style:style>
    <style:style style:name="P102" style:family="paragraph" style:parent-style-name="Standard">
      <style:paragraph-properties fo:text-align="center" style:justify-single-word="false"/>
      <style:text-properties fo:font-weight="bold" style:font-weight-asian="bold" style:font-weight-complex="bold"/>
    </style:style>
    <style:style style:name="P103" style:family="paragraph" style:parent-style-name="Standard">
      <style:text-properties officeooo:paragraph-rsid="00348ec2"/>
    </style:style>
    <style:style style:name="P104"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5" style:family="paragraph" style:parent-style-name="Standard">
      <style:text-properties style:font-name="Consolas" fo:font-size="10pt" officeooo:paragraph-rsid="00b4a3fa" style:font-size-asian="10pt"/>
    </style:style>
    <style:style style:name="P106" style:family="paragraph" style:parent-style-name="Standard">
      <style:text-properties officeooo:paragraph-rsid="014a4549"/>
    </style:style>
    <style:style style:name="P107" style:family="paragraph" style:parent-style-name="Standard">
      <style:text-properties officeooo:rsid="012ab5e2" officeooo:paragraph-rsid="014a4549"/>
    </style:style>
    <style:style style:name="P108" style:family="paragraph" style:parent-style-name="Standard">
      <style:text-properties officeooo:paragraph-rsid="01a365a8"/>
    </style:style>
    <style:style style:name="P109" style:family="paragraph" style:parent-style-name="Standard">
      <style:text-properties officeooo:paragraph-rsid="01f89c13"/>
    </style:style>
    <style:style style:name="P110" style:family="paragraph" style:parent-style-name="Standard">
      <style:text-properties officeooo:paragraph-rsid="02254016"/>
    </style:style>
    <style:style style:name="P111" style:family="paragraph" style:parent-style-name="Standard">
      <style:paragraph-properties fo:line-height="115%"/>
      <style:text-properties fo:color="#000000" style:font-name="Consolas1" fo:font-size="10.5pt" fo:font-weight="normal" officeooo:paragraph-rsid="029009bf" fo:background-color="#ffffff"/>
    </style:style>
    <style:style style:name="P112" style:family="paragraph" style:parent-style-name="Standard">
      <style:paragraph-properties fo:line-height="115%"/>
    </style:style>
    <style:style style:name="P113" style:family="paragraph" style:parent-style-name="Standard">
      <style:paragraph-properties fo:line-height="115%"/>
      <style:text-properties officeooo:paragraph-rsid="029009bf"/>
    </style:style>
    <style:style style:name="P114" style:family="paragraph" style:parent-style-name="Standard">
      <style:paragraph-properties fo:line-height="115%"/>
      <style:text-properties officeooo:paragraph-rsid="02d302d8"/>
    </style:style>
    <style:style style:name="P115" style:family="paragraph" style:parent-style-name="Standard">
      <style:paragraph-properties fo:line-height="115%"/>
      <style:text-properties officeooo:paragraph-rsid="02f6e39b"/>
    </style:style>
    <style:style style:name="P116" style:family="paragraph" style:parent-style-name="Standard">
      <style:paragraph-properties fo:line-height="115%"/>
      <style:text-properties officeooo:rsid="02d302d8" officeooo:paragraph-rsid="02d4ebe6"/>
    </style:style>
    <style:style style:name="P117" style:family="paragraph" style:parent-style-name="Standard">
      <style:paragraph-properties fo:line-height="115%"/>
      <style:text-properties officeooo:rsid="02f6e39b" officeooo:paragraph-rsid="02f6e39b"/>
    </style:style>
    <style:style style:name="P118" style:family="paragraph" style:parent-style-name="Standard">
      <style:paragraph-properties fo:line-height="115%"/>
      <style:text-properties officeooo:rsid="030d3645" officeooo:paragraph-rsid="030d3645"/>
    </style:style>
    <style:style style:name="P119" style:family="paragraph" style:parent-style-name="Illustration">
      <style:text-properties officeooo:paragraph-rsid="023a2cf6"/>
    </style:style>
    <style:style style:name="P120" style:family="paragraph" style:parent-style-name="Standard">
      <style:paragraph-properties fo:text-align="center" style:justify-single-word="false" fo:break-before="page"/>
      <style:text-properties fo:font-weight="bold" style:font-weight-asian="bold" style:font-weight-complex="bold"/>
    </style:style>
    <style:style style:name="P121" style:family="paragraph" style:parent-style-name="Standard">
      <style:paragraph-properties fo:margin-top="0.0398in" fo:margin-bottom="0.0398in" loext:contextual-spacing="false" fo:line-height="115%"/>
      <style:text-properties officeooo:paragraph-rsid="029009bf"/>
    </style:style>
    <style:style style:name="P122" style:family="paragraph" style:parent-style-name="Bibliography_20_1">
      <style:paragraph-properties>
        <style:tab-stops/>
      </style:paragraph-properties>
    </style:style>
    <style:style style:name="P123" style:family="paragraph" style:parent-style-name="Contents_20_Heading">
      <style:paragraph-properties fo:break-before="page"/>
    </style:style>
    <style:style style:name="P124" style:family="paragraph" style:parent-style-name="Heading_20_1" style:list-style-name="">
      <style:text-properties officeooo:paragraph-rsid="001ece72"/>
    </style:style>
    <style:style style:name="P125" style:family="paragraph" style:parent-style-name="Heading_20_1">
      <style:text-properties officeooo:rsid="0023aa7c" officeooo:paragraph-rsid="0023aa7c"/>
    </style:style>
    <style:style style:name="P126" style:family="paragraph" style:parent-style-name="Heading_20_1" style:list-style-name="">
      <style:text-properties officeooo:rsid="00348ec2" officeooo:paragraph-rsid="00348ec2"/>
    </style:style>
    <style:style style:name="P127" style:family="paragraph" style:parent-style-name="Heading_20_1" style:master-page-name="Standard">
      <style:paragraph-properties style:page-number="auto"/>
      <style:text-properties officeooo:rsid="001ece72" officeooo:paragraph-rsid="001ece72"/>
    </style:style>
    <style:style style:name="P128" style:family="paragraph" style:parent-style-name="Heading_20_1">
      <style:paragraph-properties fo:break-before="page"/>
      <style:text-properties officeooo:rsid="00348ec2" officeooo:paragraph-rsid="00348ec2"/>
    </style:style>
    <style:style style:name="P129" style:family="paragraph" style:parent-style-name="Heading_20_1">
      <style:paragraph-properties fo:break-before="page"/>
      <style:text-properties officeooo:rsid="02480d65" officeooo:paragraph-rsid="03a69a99"/>
    </style:style>
    <style:style style:name="P130" style:family="paragraph" style:parent-style-name="Heading_20_1">
      <style:paragraph-properties fo:break-before="page"/>
      <style:text-properties officeooo:rsid="0285b22e" officeooo:paragraph-rsid="0285b22e"/>
    </style:style>
    <style:style style:name="P131" style:family="paragraph" style:parent-style-name="Heading_20_1">
      <style:paragraph-properties fo:break-before="page"/>
      <style:text-properties officeooo:rsid="006d3350" officeooo:paragraph-rsid="006d3350"/>
    </style:style>
    <style:style style:name="P132" style:family="paragraph" style:parent-style-name="Heading_20_1">
      <style:paragraph-properties fo:break-before="page"/>
      <style:text-properties officeooo:paragraph-rsid="02480d65"/>
    </style:style>
    <style:style style:name="P133" style:family="paragraph" style:parent-style-name="Heading_20_1">
      <style:paragraph-properties fo:break-before="page"/>
      <style:text-properties officeooo:paragraph-rsid="00348ec2"/>
    </style:style>
    <style:style style:name="P134"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35" style:family="paragraph" style:parent-style-name="Standard" style:list-style-name="L12">
      <style:text-properties officeooo:rsid="00b83fd5" officeooo:paragraph-rsid="00b83fd5"/>
    </style:style>
    <style:style style:name="P136" style:family="paragraph" style:parent-style-name="Standard" style:list-style-name="L12">
      <style:text-properties officeooo:rsid="00b951e6" officeooo:paragraph-rsid="00b951e6"/>
    </style:style>
    <style:style style:name="P137" style:family="paragraph" style:parent-style-name="Standard" style:list-style-name="L12">
      <style:text-properties officeooo:rsid="00ba3cbf" officeooo:paragraph-rsid="00ba3cbf"/>
    </style:style>
    <style:style style:name="P138" style:family="paragraph" style:parent-style-name="Standard" style:list-style-name="L12">
      <style:text-properties officeooo:rsid="00bdf856" officeooo:paragraph-rsid="00bdf856"/>
    </style:style>
    <style:style style:name="P139" style:family="paragraph" style:parent-style-name="Standard" style:list-style-name="L12">
      <style:text-properties officeooo:rsid="00bf9a93" officeooo:paragraph-rsid="00bf9a93"/>
    </style:style>
    <style:style style:name="P140" style:family="paragraph" style:parent-style-name="Standard" style:list-style-name="L14">
      <style:text-properties fo:color="#8d281e"/>
    </style:style>
    <style:style style:name="P141" style:family="paragraph" style:parent-style-name="Standard">
      <style:text-properties officeooo:paragraph-rsid="03a0e41b"/>
    </style:style>
    <style:style style:name="P142" style:family="paragraph" style:parent-style-name="Contents_20_3">
      <style:paragraph-properties>
        <style:tab-stops>
          <style:tab-stop style:position="6.9252in" style:type="right" style:leader-style="dotted" style:leader-text="."/>
        </style:tab-stops>
      </style:paragraph-properties>
    </style:style>
    <style:style style:name="P143" style:family="paragraph" style:parent-style-name="Heading_20_2">
      <style:text-properties officeooo:rsid="001ece72" officeooo:paragraph-rsid="001ece72"/>
    </style:style>
    <style:style style:name="P144" style:family="paragraph" style:parent-style-name="Heading_20_2">
      <style:text-properties officeooo:rsid="00245c22" officeooo:paragraph-rsid="00245c22"/>
    </style:style>
    <style:style style:name="P145" style:family="paragraph" style:parent-style-name="Heading_20_2">
      <style:text-properties officeooo:rsid="002b6558" officeooo:paragraph-rsid="002b6558"/>
    </style:style>
    <style:style style:name="P146" style:family="paragraph" style:parent-style-name="Heading_20_2">
      <style:text-properties officeooo:rsid="00c5a561" officeooo:paragraph-rsid="00c5a561"/>
    </style:style>
    <style:style style:name="P147" style:family="paragraph" style:parent-style-name="Heading_20_2">
      <style:text-properties officeooo:rsid="00332a6a" officeooo:paragraph-rsid="00332a6a"/>
    </style:style>
    <style:style style:name="P148" style:family="paragraph" style:parent-style-name="Heading_20_2">
      <style:text-properties officeooo:rsid="00374663" officeooo:paragraph-rsid="00374663"/>
    </style:style>
    <style:style style:name="P149" style:family="paragraph" style:parent-style-name="Heading_20_2">
      <style:text-properties officeooo:rsid="00447a58" officeooo:paragraph-rsid="00447a58"/>
    </style:style>
    <style:style style:name="P150" style:family="paragraph" style:parent-style-name="Heading_20_2">
      <style:text-properties officeooo:rsid="004fc806" officeooo:paragraph-rsid="004fc806"/>
    </style:style>
    <style:style style:name="P151" style:family="paragraph" style:parent-style-name="Heading_20_2">
      <style:text-properties officeooo:rsid="005cc43e" officeooo:paragraph-rsid="005cc43e"/>
    </style:style>
    <style:style style:name="P152" style:family="paragraph" style:parent-style-name="Heading_20_2">
      <style:text-properties officeooo:rsid="006633a3" officeooo:paragraph-rsid="006633a3"/>
    </style:style>
    <style:style style:name="P153" style:family="paragraph" style:parent-style-name="Heading_20_2">
      <style:text-properties officeooo:rsid="006c776d" officeooo:paragraph-rsid="006c776d"/>
    </style:style>
    <style:style style:name="P154" style:family="paragraph" style:parent-style-name="Heading_20_2">
      <style:text-properties officeooo:rsid="007d7b27" officeooo:paragraph-rsid="007d7b27"/>
    </style:style>
    <style:style style:name="P155" style:family="paragraph" style:parent-style-name="Heading_20_2">
      <style:text-properties officeooo:rsid="0249d950" officeooo:paragraph-rsid="03a69a99"/>
    </style:style>
    <style:style style:name="P156" style:family="paragraph" style:parent-style-name="Heading_20_2">
      <style:text-properties officeooo:rsid="032e43df" officeooo:paragraph-rsid="03a69a99"/>
    </style:style>
    <style:style style:name="P157" style:family="paragraph" style:parent-style-name="Heading_20_2">
      <style:text-properties officeooo:rsid="03539f4a" officeooo:paragraph-rsid="03a69a99"/>
    </style:style>
    <style:style style:name="P158" style:family="paragraph" style:parent-style-name="Heading_20_2">
      <style:text-properties officeooo:rsid="0107f6f7" officeooo:paragraph-rsid="0107f6f7"/>
    </style:style>
    <style:style style:name="P159" style:family="paragraph" style:parent-style-name="Heading_20_2">
      <style:text-properties officeooo:rsid="007c0a4a" officeooo:paragraph-rsid="007c0a4a"/>
    </style:style>
    <style:style style:name="P160" style:family="paragraph" style:parent-style-name="Heading_20_2">
      <style:text-properties officeooo:rsid="010b35f7" officeooo:paragraph-rsid="010b35f7"/>
    </style:style>
    <style:style style:name="P161" style:family="paragraph" style:parent-style-name="Heading_20_2">
      <style:text-properties officeooo:rsid="010b35f7" officeooo:paragraph-rsid="013000c8"/>
    </style:style>
    <style:style style:name="P162" style:family="paragraph" style:parent-style-name="Heading_20_2">
      <style:text-properties officeooo:paragraph-rsid="016cbd2e"/>
    </style:style>
    <style:style style:name="P163" style:family="paragraph" style:parent-style-name="Heading_20_2">
      <style:text-properties officeooo:rsid="0185002f" officeooo:paragraph-rsid="0185002f"/>
    </style:style>
    <style:style style:name="P164" style:family="paragraph" style:parent-style-name="Heading_20_2">
      <style:text-properties officeooo:rsid="01bc44ba" officeooo:paragraph-rsid="01bc44ba"/>
    </style:style>
    <style:style style:name="P165" style:family="paragraph" style:parent-style-name="Heading_20_2">
      <style:text-properties officeooo:rsid="01e0ca43" officeooo:paragraph-rsid="01e0ca43"/>
    </style:style>
    <style:style style:name="P166" style:family="paragraph" style:parent-style-name="Heading_20_2">
      <style:text-properties officeooo:rsid="01fcb778" officeooo:paragraph-rsid="01fcb778"/>
    </style:style>
    <style:style style:name="P167" style:family="paragraph" style:parent-style-name="Heading_20_2">
      <style:text-properties officeooo:rsid="0205071b" officeooo:paragraph-rsid="0205071b"/>
    </style:style>
    <style:style style:name="P168" style:family="paragraph" style:parent-style-name="Heading_20_2">
      <style:text-properties officeooo:rsid="022ceef3" officeooo:paragraph-rsid="022ceef3"/>
    </style:style>
    <style:style style:name="P169" style:family="paragraph" style:parent-style-name="Heading_20_2">
      <style:text-properties officeooo:rsid="037556e5" officeooo:paragraph-rsid="037556e5"/>
    </style:style>
    <style:style style:name="P170" style:family="paragraph" style:parent-style-name="Heading_20_2">
      <style:text-properties officeooo:rsid="028606c7" officeooo:paragraph-rsid="028606c7"/>
    </style:style>
    <style:style style:name="P171" style:family="paragraph" style:parent-style-name="Heading_20_2" style:list-style-name="">
      <style:text-properties officeooo:rsid="031dabfa" officeooo:paragraph-rsid="031dabfa"/>
    </style:style>
    <style:style style:name="P172" style:family="paragraph" style:parent-style-name="Heading_20_2" style:list-style-name="">
      <style:text-properties officeooo:rsid="0324e223" officeooo:paragraph-rsid="0324e223"/>
    </style:style>
    <style:style style:name="P173" style:family="paragraph" style:parent-style-name="Heading_20_2">
      <style:text-properties officeooo:paragraph-rsid="03a69a99"/>
    </style:style>
    <style:style style:name="P174" style:family="paragraph" style:parent-style-name="Heading_20_2">
      <style:paragraph-properties fo:break-before="page"/>
      <style:text-properties officeooo:rsid="031dabfa" officeooo:paragraph-rsid="031dabfa"/>
    </style:style>
    <style:style style:name="P175" style:family="paragraph" style:parent-style-name="Heading_20_2">
      <style:paragraph-properties fo:break-before="page"/>
      <style:text-properties officeooo:rsid="0324e223" officeooo:paragraph-rsid="0324e223"/>
    </style:style>
    <style:style style:name="P176" style:family="paragraph" style:parent-style-name="Contents_20_2">
      <style:paragraph-properties>
        <style:tab-stops>
          <style:tab-stop style:position="6.9252in" style:type="right" style:leader-style="dotted" style:leader-text="."/>
        </style:tab-stops>
      </style:paragraph-properties>
    </style:style>
    <style:style style:name="P177" style:family="paragraph" style:parent-style-name="Contents_20_1">
      <style:paragraph-properties>
        <style:tab-stops>
          <style:tab-stop style:position="6.9252in" style:type="right" style:leader-style="dotted" style:leader-text="."/>
        </style:tab-stops>
      </style:paragraph-properties>
    </style:style>
    <style:style style:name="P178" style:family="paragraph" style:parent-style-name="Heading_20_3">
      <style:text-properties officeooo:rsid="00c3b4d1" officeooo:paragraph-rsid="0127e513"/>
    </style:style>
    <style:style style:name="P179" style:family="paragraph" style:parent-style-name="Heading_20_3">
      <style:text-properties officeooo:rsid="013e842e"/>
    </style:style>
    <style:style style:name="P180" style:family="paragraph" style:parent-style-name="Heading_20_3">
      <style:text-properties officeooo:rsid="019d233a" officeooo:paragraph-rsid="019d233a"/>
    </style:style>
    <style:style style:name="P181" style:family="paragraph" style:parent-style-name="Heading_20_3">
      <style:text-properties officeooo:rsid="01a17bba" officeooo:paragraph-rsid="01a17bba"/>
    </style:style>
    <style:style style:name="P182" style:family="paragraph" style:parent-style-name="Heading_20_3">
      <style:text-properties officeooo:rsid="01b1f7c3" officeooo:paragraph-rsid="01b1f7c3"/>
    </style:style>
    <style:style style:name="P183" style:family="paragraph" style:parent-style-name="Heading_20_3">
      <style:text-properties officeooo:rsid="022bd184"/>
    </style:style>
    <style:style style:name="P184" style:family="paragraph" style:parent-style-name="Heading_20_3">
      <style:text-properties officeooo:rsid="01f89c13" officeooo:paragraph-rsid="01f89c13"/>
    </style:style>
    <style:style style:name="P185" style:family="paragraph" style:parent-style-name="Heading_20_3">
      <style:text-properties officeooo:rsid="0223eb8c" officeooo:paragraph-rsid="0223eb8c"/>
    </style:style>
    <style:style style:name="P186" style:family="paragraph" style:parent-style-name="Heading_20_3">
      <style:text-properties officeooo:rsid="0223eb8c" officeooo:paragraph-rsid="03a0e41b"/>
    </style:style>
    <style:style style:name="P187" style:family="paragraph" style:parent-style-name="Heading_20_3">
      <style:text-properties officeooo:rsid="02b0561e" officeooo:paragraph-rsid="02b0561e"/>
    </style:style>
    <style:style style:name="P188" style:family="paragraph" style:parent-style-name="Heading_20_3">
      <style:paragraph-properties fo:line-height="115%"/>
      <style:text-properties officeooo:rsid="02b44a26" officeooo:paragraph-rsid="02b44a26"/>
    </style:style>
    <style:style style:name="P189" style:family="paragraph" style:parent-style-name="Heading_20_3">
      <style:text-properties officeooo:rsid="02f99691" officeooo:paragraph-rsid="02f99691"/>
    </style:style>
    <style:style style:name="P190" style:family="paragraph" style:parent-style-name="Text_20_body" style:list-style-name="L1">
      <style:text-properties officeooo:paragraph-rsid="00dd3fb1"/>
    </style:style>
    <style:style style:name="P191" style:family="paragraph" style:parent-style-name="Text_20_body" style:list-style-name="L1">
      <style:text-properties officeooo:paragraph-rsid="00e1de35"/>
    </style:style>
    <style:style style:name="P192" style:family="paragraph" style:parent-style-name="Text_20_body" style:list-style-name="L1">
      <style:text-properties officeooo:paragraph-rsid="00e97169"/>
    </style:style>
    <style:style style:name="P193" style:family="paragraph" style:parent-style-name="Text_20_body" style:list-style-name="L2">
      <style:text-properties officeooo:paragraph-rsid="002b6558"/>
    </style:style>
    <style:style style:name="P194" style:family="paragraph" style:parent-style-name="Text_20_body" style:list-style-name="L3">
      <style:text-properties officeooo:paragraph-rsid="00332a6a"/>
    </style:style>
    <style:style style:name="P195" style:family="paragraph" style:parent-style-name="Text_20_body" style:list-style-name="L4">
      <style:text-properties officeooo:paragraph-rsid="00332a6a"/>
    </style:style>
    <style:style style:name="P196" style:family="paragraph" style:parent-style-name="Text_20_body" style:list-style-name="L5">
      <style:text-properties officeooo:rsid="00556795" officeooo:paragraph-rsid="00556795"/>
    </style:style>
    <style:style style:name="P197" style:family="paragraph" style:parent-style-name="Text_20_body" style:list-style-name="L5">
      <style:text-properties officeooo:rsid="00556795" officeooo:paragraph-rsid="0056bb29"/>
    </style:style>
    <style:style style:name="P198" style:family="paragraph" style:parent-style-name="Text_20_body" style:list-style-name="L6">
      <style:text-properties officeooo:rsid="00690e08" officeooo:paragraph-rsid="00690e08"/>
    </style:style>
    <style:style style:name="P199" style:family="paragraph" style:parent-style-name="Text_20_body" style:list-style-name="L6">
      <style:text-properties officeooo:rsid="00690e08" officeooo:paragraph-rsid="006a23ff"/>
    </style:style>
    <style:style style:name="P200" style:family="paragraph" style:parent-style-name="Text_20_body" style:list-style-name="L7">
      <style:text-properties officeooo:rsid="006ab9e3" officeooo:paragraph-rsid="006ab9e3"/>
    </style:style>
    <style:style style:name="P201" style:family="paragraph" style:parent-style-name="Text_20_body" style:list-style-name="L8">
      <style:text-properties officeooo:rsid="007dd631" officeooo:paragraph-rsid="007dd631"/>
    </style:style>
    <style:style style:name="P202" style:family="paragraph" style:parent-style-name="Text_20_body" style:list-style-name="L8">
      <style:text-properties officeooo:rsid="00815111" officeooo:paragraph-rsid="00815111"/>
    </style:style>
    <style:style style:name="P203" style:family="paragraph" style:parent-style-name="Text_20_body" style:list-style-name="L9">
      <style:text-properties officeooo:rsid="026bee69" officeooo:paragraph-rsid="03a69a99"/>
    </style:style>
    <style:style style:name="P204" style:family="paragraph" style:parent-style-name="Text_20_body" style:list-style-name="L9">
      <style:text-properties officeooo:rsid="026813bc" officeooo:paragraph-rsid="03a69a99"/>
    </style:style>
    <style:style style:name="P205" style:family="paragraph" style:parent-style-name="Text_20_body" style:list-style-name="L9">
      <style:text-properties style:text-position="0% 100%" style:font-name="Liberation Serif1" officeooo:rsid="026bee69" officeooo:paragraph-rsid="03a69a99" style:font-name-asian="Liberation Serif1" style:font-name-complex="Liberation Serif1"/>
    </style:style>
    <style:style style:name="P206" style:family="paragraph" style:parent-style-name="Text_20_body" style:list-style-name="L18">
      <style:text-properties officeooo:rsid="036466b7" officeooo:paragraph-rsid="03a69a99"/>
    </style:style>
    <style:style style:name="P207" style:family="paragraph" style:parent-style-name="Text_20_body" style:list-style-name="L19">
      <style:text-properties officeooo:rsid="036466b7" officeooo:paragraph-rsid="03a69a99"/>
    </style:style>
    <style:style style:name="P208" style:family="paragraph" style:parent-style-name="Text_20_body">
      <style:text-properties officeooo:rsid="036466b7" officeooo:paragraph-rsid="03a69a99"/>
    </style:style>
    <style:style style:name="P209" style:family="paragraph" style:parent-style-name="Text_20_body" style:list-style-name="L13">
      <style:text-properties officeooo:rsid="00ab0aa3" officeooo:paragraph-rsid="00ab0aa3"/>
    </style:style>
    <style:style style:name="P210" style:family="paragraph" style:parent-style-name="Text_20_body" style:list-style-name="L13">
      <style:text-properties officeooo:rsid="00ab0aa3" officeooo:paragraph-rsid="016dbdac"/>
    </style:style>
    <style:style style:name="P211" style:family="paragraph" style:parent-style-name="Text_20_body" style:list-style-name="L13">
      <style:text-properties officeooo:rsid="00afe3c0" officeooo:paragraph-rsid="00afe3c0"/>
    </style:style>
    <style:style style:name="P212" style:family="paragraph" style:parent-style-name="Text_20_body" style:list-style-name="L13">
      <style:text-properties officeooo:rsid="00b29342" officeooo:paragraph-rsid="00b29342"/>
    </style:style>
    <style:style style:name="P213" style:family="paragraph" style:parent-style-name="Text_20_body" style:list-style-name="L14">
      <style:text-properties fo:color="#224b12" officeooo:rsid="00c3b4d1" officeooo:paragraph-rsid="00c3b4d1"/>
    </style:style>
    <style:style style:name="P214" style:family="paragraph" style:parent-style-name="Text_20_body" style:list-style-name="L14">
      <style:text-properties fo:color="#224b12" officeooo:rsid="00c3b4d1" officeooo:paragraph-rsid="010ad6e2"/>
    </style:style>
    <style:style style:name="P215" style:family="paragraph" style:parent-style-name="Text_20_body" style:list-style-name="L15">
      <style:text-properties fo:color="#224b12" fo:font-weight="normal" officeooo:rsid="012ab5e2" officeooo:paragraph-rsid="012ab5e2" style:font-weight-asian="normal" style:font-weight-complex="normal"/>
    </style:style>
    <style:style style:name="P216" style:family="paragraph" style:parent-style-name="Text_20_body" style:list-style-name="L15">
      <style:text-properties fo:color="#224b12" fo:font-weight="normal" officeooo:rsid="012ab5e2" officeooo:paragraph-rsid="013eec16" style:font-weight-asian="normal" style:font-weight-complex="normal"/>
    </style:style>
    <style:style style:name="P217" style:family="paragraph" style:parent-style-name="Text_20_body" style:list-style-name="L15">
      <style:text-properties fo:color="#224b12" fo:font-weight="normal" officeooo:rsid="012ab5e2" officeooo:paragraph-rsid="0161b1f0" style:font-weight-asian="normal" style:font-weight-complex="normal"/>
    </style:style>
    <style:style style:name="P218" style:family="paragraph" style:parent-style-name="Text_20_body" style:list-style-name="L15">
      <style:text-properties fo:color="#224b12" fo:font-weight="normal" officeooo:rsid="012ab5e2" officeooo:paragraph-rsid="0180cf85" style:font-weight-asian="normal" style:font-weight-complex="normal"/>
    </style:style>
    <style:style style:name="P219" style:family="paragraph" style:parent-style-name="Text_20_body" style:list-style-name="L15">
      <style:text-properties fo:color="#224b12" fo:font-weight="normal" officeooo:rsid="012ab5e2" officeooo:paragraph-rsid="01b4cec1" style:font-weight-asian="normal" style:font-weight-complex="normal"/>
    </style:style>
    <style:style style:name="P220" style:family="paragraph" style:parent-style-name="Text_20_body" style:list-style-name="L15">
      <style:text-properties fo:color="#224b12" fo:font-weight="normal" officeooo:rsid="012ab5e2" officeooo:paragraph-rsid="01dadb95" style:font-weight-asian="normal" style:font-weight-complex="normal"/>
    </style:style>
    <style:style style:name="P221" style:family="paragraph" style:parent-style-name="Text_20_body" style:list-style-name="L15">
      <style:text-properties fo:color="#224b12" fo:font-weight="normal" officeooo:rsid="012ab5e2" officeooo:paragraph-rsid="01f89c13" style:font-weight-asian="normal" style:font-weight-complex="normal"/>
    </style:style>
    <style:style style:name="P222" style:family="paragraph" style:parent-style-name="Text_20_body" style:list-style-name="L15">
      <style:text-properties fo:color="#224b12" fo:font-weight="normal" officeooo:rsid="012ab5e2" officeooo:paragraph-rsid="02254016" style:font-weight-asian="normal" style:font-weight-complex="normal"/>
    </style:style>
    <style:style style:name="P223" style:family="paragraph" style:parent-style-name="Text_20_body" style:list-style-name="L15">
      <style:text-properties fo:color="#224b12" fo:font-weight="normal" officeooo:rsid="012ab5e2" officeooo:paragraph-rsid="03a28a14" style:font-weight-asian="normal" style:font-weight-complex="normal"/>
    </style:style>
    <style:style style:name="P224" style:family="paragraph" style:parent-style-name="Text_20_body" style:list-style-name="L15">
      <style:text-properties fo:color="#224b12" fo:font-weight="normal" officeooo:rsid="012c5cb2" officeooo:paragraph-rsid="012c5cb2" style:font-weight-asian="normal" style:font-weight-complex="normal"/>
    </style:style>
    <style:style style:name="P225" style:family="paragraph" style:parent-style-name="Text_20_body" style:list-style-name="L15">
      <style:text-properties fo:color="#224b12" fo:font-weight="normal" officeooo:rsid="0140d2ab" officeooo:paragraph-rsid="0140d2ab" style:font-weight-asian="normal" style:font-weight-complex="normal"/>
    </style:style>
    <style:style style:name="P226" style:family="paragraph" style:parent-style-name="Text_20_body" style:list-style-name="L15">
      <style:text-properties fo:color="#224b12" fo:font-weight="normal" officeooo:rsid="0140d2ab" officeooo:paragraph-rsid="0161b1f0" style:font-weight-asian="normal" style:font-weight-complex="normal"/>
    </style:style>
    <style:style style:name="P227" style:family="paragraph" style:parent-style-name="Text_20_body" style:list-style-name="L15">
      <style:text-properties fo:color="#224b12" fo:font-weight="normal" officeooo:rsid="0140d2ab" officeooo:paragraph-rsid="0180cf85" style:font-weight-asian="normal" style:font-weight-complex="normal"/>
    </style:style>
    <style:style style:name="P228" style:family="paragraph" style:parent-style-name="Text_20_body" style:list-style-name="L15">
      <style:text-properties fo:color="#224b12" fo:font-weight="normal" officeooo:rsid="0140d2ab" officeooo:paragraph-rsid="01b1f7c3" style:font-weight-asian="normal" style:font-weight-complex="normal"/>
    </style:style>
    <style:style style:name="P229" style:family="paragraph" style:parent-style-name="Text_20_body" style:list-style-name="L15">
      <style:text-properties fo:color="#224b12" fo:font-weight="normal" officeooo:rsid="0140d2ab" officeooo:paragraph-rsid="01dadb95" style:font-weight-asian="normal" style:font-weight-complex="normal"/>
    </style:style>
    <style:style style:name="P230" style:family="paragraph" style:parent-style-name="Text_20_body" style:list-style-name="L15">
      <style:text-properties fo:color="#224b12" fo:font-weight="normal" officeooo:rsid="0163f350" officeooo:paragraph-rsid="0163f350" style:font-weight-asian="normal" style:font-weight-complex="normal"/>
    </style:style>
    <style:style style:name="P231" style:family="paragraph" style:parent-style-name="Text_20_body" style:list-style-name="L15">
      <style:text-properties fo:color="#224b12" fo:font-weight="normal" officeooo:rsid="01815fff" officeooo:paragraph-rsid="01815fff" style:font-weight-asian="normal" style:font-weight-complex="normal"/>
    </style:style>
    <style:style style:name="P232" style:family="paragraph" style:parent-style-name="Text_20_body" style:list-style-name="L15">
      <style:text-properties fo:color="#224b12" fo:font-weight="normal" officeooo:rsid="0181afc1" officeooo:paragraph-rsid="0181afc1" style:font-weight-asian="normal" style:font-weight-complex="normal"/>
    </style:style>
    <style:style style:name="P233" style:family="paragraph" style:parent-style-name="Text_20_body" style:list-style-name="L15">
      <style:text-properties fo:color="#224b12" fo:font-weight="normal" officeooo:rsid="01a61cd7" officeooo:paragraph-rsid="01a61cd7" style:font-weight-asian="normal" style:font-weight-complex="normal"/>
    </style:style>
    <style:style style:name="P234" style:family="paragraph" style:parent-style-name="Text_20_body" style:list-style-name="L15">
      <style:text-properties fo:color="#224b12" fo:font-weight="normal" officeooo:rsid="01a638ea" officeooo:paragraph-rsid="01a638ea" style:font-weight-asian="normal" style:font-weight-complex="normal"/>
    </style:style>
    <style:style style:name="P235" style:family="paragraph" style:parent-style-name="Text_20_body" style:list-style-name="L15">
      <style:text-properties fo:color="#224b12" fo:font-weight="normal" officeooo:rsid="01a7d7e5" officeooo:paragraph-rsid="01a7d7e5" style:font-weight-asian="normal" style:font-weight-complex="normal"/>
    </style:style>
    <style:style style:name="P236" style:family="paragraph" style:parent-style-name="Text_20_body" style:list-style-name="L15">
      <style:text-properties fo:color="#224b12" fo:font-weight="normal" officeooo:rsid="01a9fa0c" officeooo:paragraph-rsid="01a9fa0c" style:font-weight-asian="normal" style:font-weight-complex="normal"/>
    </style:style>
    <style:style style:name="P237" style:family="paragraph" style:parent-style-name="Text_20_body" style:list-style-name="L15">
      <style:text-properties fo:color="#224b12" fo:font-weight="normal" officeooo:rsid="01b2ce32" officeooo:paragraph-rsid="01b2ce32" style:font-weight-asian="normal" style:font-weight-complex="normal"/>
    </style:style>
    <style:style style:name="P238" style:family="paragraph" style:parent-style-name="Text_20_body" style:list-style-name="L15">
      <style:text-properties fo:color="#224b12" fo:font-weight="normal" officeooo:rsid="01b2ce32" officeooo:paragraph-rsid="01dadb95" style:font-weight-asian="normal" style:font-weight-complex="normal"/>
    </style:style>
    <style:style style:name="P239" style:family="paragraph" style:parent-style-name="Text_20_body" style:list-style-name="L15">
      <style:text-properties fo:color="#224b12" fo:font-weight="normal" officeooo:rsid="01b59ee1" officeooo:paragraph-rsid="01b59ee1" style:font-weight-asian="normal" style:font-weight-complex="normal"/>
    </style:style>
    <style:style style:name="P240" style:family="paragraph" style:parent-style-name="Text_20_body" style:list-style-name="L15">
      <style:text-properties fo:color="#224b12" fo:font-weight="normal" officeooo:rsid="01b59ee1" officeooo:paragraph-rsid="01dadb95" style:font-weight-asian="normal" style:font-weight-complex="normal"/>
    </style:style>
    <style:style style:name="P241" style:family="paragraph" style:parent-style-name="Text_20_body" style:list-style-name="L15">
      <style:text-properties fo:color="#224b12" fo:font-weight="normal" officeooo:rsid="01b77ec8" officeooo:paragraph-rsid="01b77ec8" style:font-weight-asian="normal" style:font-weight-complex="normal"/>
    </style:style>
    <style:style style:name="P242" style:family="paragraph" style:parent-style-name="Text_20_body" style:list-style-name="L15">
      <style:text-properties fo:color="#224b12" fo:font-weight="normal" officeooo:rsid="01fa259f" officeooo:paragraph-rsid="01fa259f" style:font-weight-asian="normal" style:font-weight-complex="normal"/>
    </style:style>
    <style:style style:name="P243" style:family="paragraph" style:parent-style-name="Text_20_body" style:list-style-name="L15">
      <style:text-properties fo:color="#224b12" fo:font-weight="normal" officeooo:rsid="01fa259f" officeooo:paragraph-rsid="02254016" style:font-weight-asian="normal" style:font-weight-complex="normal"/>
    </style:style>
    <style:style style:name="P244" style:family="paragraph" style:parent-style-name="Text_20_body" style:list-style-name="L15">
      <style:text-properties fo:color="#224b12" fo:font-weight="normal" officeooo:rsid="02254016" officeooo:paragraph-rsid="02254016" style:font-weight-asian="normal" style:font-weight-complex="normal"/>
    </style:style>
    <style:style style:name="P245" style:family="paragraph" style:parent-style-name="Text_20_body" style:list-style-name="L15">
      <style:text-properties fo:color="#224b12" fo:font-weight="normal" officeooo:rsid="02254016" officeooo:paragraph-rsid="03a28a14" style:font-weight-asian="normal" style:font-weight-complex="normal"/>
    </style:style>
    <style:style style:name="P246" style:family="paragraph" style:parent-style-name="Text_20_body" style:list-style-name="L15">
      <style:text-properties fo:color="#224b12" fo:font-weight="normal" officeooo:rsid="0226fc14" officeooo:paragraph-rsid="0226fc14" style:font-weight-asian="normal" style:font-weight-complex="normal"/>
    </style:style>
    <style:style style:name="P247" style:family="paragraph" style:parent-style-name="Text_20_body" style:list-style-name="L15">
      <style:text-properties fo:color="#224b12" fo:font-weight="normal" officeooo:rsid="0227b454" officeooo:paragraph-rsid="0227b454" style:font-weight-asian="normal" style:font-weight-complex="normal"/>
    </style:style>
    <style:style style:name="P248" style:family="paragraph" style:parent-style-name="Text_20_body" style:list-style-name="L15">
      <style:text-properties fo:color="#224b12" fo:font-weight="normal" officeooo:rsid="02286f66" officeooo:paragraph-rsid="02286f66" style:font-weight-asian="normal" style:font-weight-complex="normal"/>
    </style:style>
    <style:style style:name="P249" style:family="paragraph" style:parent-style-name="Text_20_body" style:list-style-name="L15">
      <style:text-properties fo:color="#224b12" fo:font-weight="normal" officeooo:rsid="03a18b78" officeooo:paragraph-rsid="03a18b78" style:font-weight-asian="normal" style:font-weight-complex="normal"/>
    </style:style>
    <style:style style:name="P250" style:family="paragraph" style:parent-style-name="Text_20_body" style:list-style-name="L15">
      <style:text-properties fo:color="#224b12" fo:font-weight="normal" officeooo:rsid="03a34af0" officeooo:paragraph-rsid="03a34af0" style:font-weight-asian="normal" style:font-weight-complex="normal"/>
    </style:style>
    <style:style style:name="P251" style:family="paragraph" style:parent-style-name="Text_20_body" style:list-style-name="L15">
      <style:text-properties fo:color="#224b12" fo:font-weight="normal" officeooo:rsid="03a40da4" officeooo:paragraph-rsid="03a40da4" style:font-weight-asian="normal" style:font-weight-complex="normal"/>
    </style:style>
    <style:style style:name="P252" style:family="paragraph" style:parent-style-name="Text_20_body" style:list-style-name="L14">
      <style:text-properties fo:font-weight="bold" officeooo:rsid="00c3b4d1" officeooo:paragraph-rsid="00c3b4d1" style:font-weight-asian="bold" style:font-weight-complex="bold"/>
    </style:style>
    <style:style style:name="P253" style:family="paragraph" style:parent-style-name="Text_20_body" style:list-style-name="L15">
      <style:text-properties fo:font-weight="bold" officeooo:rsid="012ab5e2" officeooo:paragraph-rsid="012ab5e2" style:font-weight-asian="bold" style:font-weight-complex="bold"/>
    </style:style>
    <style:style style:name="P254" style:family="paragraph" style:parent-style-name="Text_20_body" style:list-style-name="L15">
      <style:text-properties fo:font-weight="bold" officeooo:rsid="012ab5e2" officeooo:paragraph-rsid="013eec16" style:font-weight-asian="bold" style:font-weight-complex="bold"/>
    </style:style>
    <style:style style:name="P255" style:family="paragraph" style:parent-style-name="Text_20_body" style:list-style-name="L15">
      <style:text-properties fo:font-weight="bold" officeooo:rsid="012ab5e2" officeooo:paragraph-rsid="01620cd7" style:font-weight-asian="bold" style:font-weight-complex="bold"/>
    </style:style>
    <style:style style:name="P256" style:family="paragraph" style:parent-style-name="Text_20_body" style:list-style-name="L15">
      <style:text-properties fo:font-weight="bold" officeooo:rsid="012ab5e2" officeooo:paragraph-rsid="0180cf85" style:font-weight-asian="bold" style:font-weight-complex="bold"/>
    </style:style>
    <style:style style:name="P257" style:family="paragraph" style:parent-style-name="Text_20_body" style:list-style-name="L15">
      <style:text-properties fo:font-weight="bold" officeooo:rsid="012ab5e2" officeooo:paragraph-rsid="01a365a8" style:font-weight-asian="bold" style:font-weight-complex="bold"/>
    </style:style>
    <style:style style:name="P258" style:family="paragraph" style:parent-style-name="Text_20_body" style:list-style-name="L15">
      <style:text-properties fo:font-weight="bold" officeooo:rsid="012ab5e2" officeooo:paragraph-rsid="01b1f7c3" style:font-weight-asian="bold" style:font-weight-complex="bold"/>
    </style:style>
    <style:style style:name="P259" style:family="paragraph" style:parent-style-name="Text_20_body" style:list-style-name="L15">
      <style:text-properties fo:font-weight="bold" officeooo:rsid="012ab5e2" officeooo:paragraph-rsid="01dadb95" style:font-weight-asian="bold" style:font-weight-complex="bold"/>
    </style:style>
    <style:style style:name="P260" style:family="paragraph" style:parent-style-name="Text_20_body" style:list-style-name="L15">
      <style:text-properties fo:font-weight="bold" officeooo:rsid="012ab5e2" officeooo:paragraph-rsid="01f89c13" style:font-weight-asian="bold" style:font-weight-complex="bold"/>
    </style:style>
    <style:style style:name="P261" style:family="paragraph" style:parent-style-name="Text_20_body" style:list-style-name="L15">
      <style:text-properties fo:font-weight="bold" officeooo:rsid="012ab5e2" officeooo:paragraph-rsid="02254016" style:font-weight-asian="bold" style:font-weight-complex="bold"/>
    </style:style>
    <style:style style:name="P262" style:family="paragraph" style:parent-style-name="Text_20_body" style:list-style-name="L15">
      <style:text-properties fo:font-weight="bold" officeooo:rsid="012ab5e2" officeooo:paragraph-rsid="03a0e41b" style:font-weight-asian="bold" style:font-weight-complex="bold"/>
    </style:style>
    <style:style style:name="P263" style:family="paragraph" style:parent-style-name="Text_20_body" style:list-style-name="L15">
      <style:text-properties fo:font-weight="bold" officeooo:rsid="012ab5e2" officeooo:paragraph-rsid="03a28a14" style:font-weight-asian="bold" style:font-weight-complex="bold"/>
    </style:style>
    <style:style style:name="P264" style:family="paragraph" style:parent-style-name="Text_20_body" style:list-style-name="L15">
      <style:text-properties fo:color="#8d281e" fo:font-weight="normal" officeooo:rsid="012c5cb2" officeooo:paragraph-rsid="012c5cb2" style:font-weight-asian="normal" style:font-weight-complex="normal"/>
    </style:style>
    <style:style style:name="P265" style:family="paragraph" style:parent-style-name="Text_20_body" style:list-style-name="L15">
      <style:text-properties fo:color="#8d281e" fo:font-weight="normal" officeooo:rsid="012c5cb2" officeooo:paragraph-rsid="013eec16" style:font-weight-asian="normal" style:font-weight-complex="normal"/>
    </style:style>
    <style:style style:name="P266" style:family="paragraph" style:parent-style-name="Text_20_body" style:list-style-name="L15">
      <style:text-properties fo:color="#8d281e" fo:font-weight="normal" officeooo:rsid="012c5cb2" officeooo:paragraph-rsid="0161b1f0" style:font-weight-asian="normal" style:font-weight-complex="normal"/>
    </style:style>
    <style:style style:name="P267" style:family="paragraph" style:parent-style-name="Text_20_body" style:list-style-name="L15">
      <style:text-properties fo:color="#8d281e" fo:font-weight="normal" officeooo:rsid="0141da74" officeooo:paragraph-rsid="0141da74" style:font-weight-asian="normal" style:font-weight-complex="normal"/>
    </style:style>
    <style:style style:name="P268" style:family="paragraph" style:parent-style-name="Text_20_body" style:list-style-name="L15">
      <style:text-properties fo:color="#8d281e" fo:font-weight="normal" officeooo:rsid="0142f23b" officeooo:paragraph-rsid="0142f23b" style:font-weight-asian="normal" style:font-weight-complex="normal"/>
    </style:style>
    <style:style style:name="P269" style:family="paragraph" style:parent-style-name="Text_20_body" style:list-style-name="L15">
      <style:text-properties fo:color="#8d281e" fo:font-weight="normal" officeooo:rsid="0144abb9" officeooo:paragraph-rsid="0144abb9" style:font-weight-asian="normal" style:font-weight-complex="normal"/>
    </style:style>
    <style:style style:name="P270" style:family="paragraph" style:parent-style-name="Text_20_body" style:list-style-name="L15">
      <style:text-properties fo:color="#8d281e" fo:font-weight="normal" officeooo:rsid="0163f350" officeooo:paragraph-rsid="0163f350" style:font-weight-asian="normal" style:font-weight-complex="normal"/>
    </style:style>
    <style:style style:name="P271" style:family="paragraph" style:parent-style-name="Text_20_body" style:list-style-name="L15">
      <style:text-properties fo:color="#8d281e" fo:font-weight="normal" officeooo:rsid="0163f350" officeooo:paragraph-rsid="0180cf85" style:font-weight-asian="normal" style:font-weight-complex="normal"/>
    </style:style>
    <style:style style:name="P272" style:family="paragraph" style:parent-style-name="Text_20_body" style:list-style-name="L15">
      <style:text-properties fo:color="#8d281e" fo:font-weight="normal" officeooo:rsid="0163f350" officeooo:paragraph-rsid="0184d115" style:font-weight-asian="normal" style:font-weight-complex="normal"/>
    </style:style>
    <style:style style:name="P273" style:family="paragraph" style:parent-style-name="Text_20_body" style:list-style-name="L15">
      <style:text-properties fo:color="#8d281e" fo:font-weight="normal" officeooo:rsid="01651d3a" officeooo:paragraph-rsid="01651d3a" style:font-weight-asian="normal" style:font-weight-complex="normal"/>
    </style:style>
    <style:style style:name="P274" style:family="paragraph" style:parent-style-name="Text_20_body" style:list-style-name="L15">
      <style:text-properties fo:color="#8d281e" fo:font-weight="normal" officeooo:rsid="01651d3a" officeooo:paragraph-rsid="0184d115" style:font-weight-asian="normal" style:font-weight-complex="normal"/>
    </style:style>
    <style:style style:name="P275" style:family="paragraph" style:parent-style-name="Text_20_body" style:list-style-name="L15">
      <style:text-properties fo:color="#8d281e" fo:font-weight="normal" officeooo:rsid="0182391d" officeooo:paragraph-rsid="0182391d" style:font-weight-asian="normal" style:font-weight-complex="normal"/>
    </style:style>
    <style:style style:name="P276" style:family="paragraph" style:parent-style-name="Text_20_body" style:list-style-name="L15">
      <style:text-properties fo:color="#8d281e" fo:font-weight="normal" officeooo:rsid="0182391d" officeooo:paragraph-rsid="01a365a8" style:font-weight-asian="normal" style:font-weight-complex="normal"/>
    </style:style>
    <style:style style:name="P277" style:family="paragraph" style:parent-style-name="Text_20_body" style:list-style-name="L15">
      <style:text-properties fo:color="#8d281e" fo:font-weight="normal" officeooo:rsid="01a7d7e5" officeooo:paragraph-rsid="01a7d7e5" style:font-weight-asian="normal" style:font-weight-complex="normal"/>
    </style:style>
    <style:style style:name="P278" style:family="paragraph" style:parent-style-name="Text_20_body" style:list-style-name="L15">
      <style:text-properties fo:color="#8d281e" fo:font-weight="normal" officeooo:rsid="01abcbf7" officeooo:paragraph-rsid="01abcbf7" style:font-weight-asian="normal" style:font-weight-complex="normal"/>
    </style:style>
    <style:style style:name="P279" style:family="paragraph" style:parent-style-name="Text_20_body" style:list-style-name="L15">
      <style:text-properties fo:color="#8d281e" fo:font-weight="normal" officeooo:rsid="01ae9f80" officeooo:paragraph-rsid="01ae9f80" style:font-weight-asian="normal" style:font-weight-complex="normal"/>
    </style:style>
    <style:style style:name="P280" style:family="paragraph" style:parent-style-name="Text_20_body" style:list-style-name="L15">
      <style:text-properties fo:color="#8d281e" fo:font-weight="normal" officeooo:rsid="01b48ce6" officeooo:paragraph-rsid="01b48ce6" style:font-weight-asian="normal" style:font-weight-complex="normal"/>
    </style:style>
    <style:style style:name="P281" style:family="paragraph" style:parent-style-name="Text_20_body" style:list-style-name="L15">
      <style:text-properties fo:color="#8d281e" fo:font-weight="normal" officeooo:rsid="01b4dbcf" officeooo:paragraph-rsid="01b4dbcf" style:font-weight-asian="normal" style:font-weight-complex="normal"/>
    </style:style>
    <style:style style:name="P282" style:family="paragraph" style:parent-style-name="Text_20_body" style:list-style-name="L15">
      <style:text-properties fo:color="#8d281e" fo:font-weight="normal" officeooo:rsid="01b66120" officeooo:paragraph-rsid="01b66120" style:font-weight-asian="normal" style:font-weight-complex="normal"/>
    </style:style>
    <style:style style:name="P283" style:family="paragraph" style:parent-style-name="Text_20_body" style:list-style-name="L15">
      <style:text-properties fo:color="#8d281e" fo:font-weight="normal" officeooo:rsid="01dc4f79" officeooo:paragraph-rsid="01dc4f79" style:font-weight-asian="normal" style:font-weight-complex="normal"/>
    </style:style>
    <style:style style:name="P284" style:family="paragraph" style:parent-style-name="Text_20_body" style:list-style-name="L15">
      <style:text-properties fo:color="#8d281e" fo:font-weight="normal" officeooo:rsid="01df5447" officeooo:paragraph-rsid="01df5447" style:font-weight-asian="normal" style:font-weight-complex="normal"/>
    </style:style>
    <style:style style:name="P285" style:family="paragraph" style:parent-style-name="Text_20_body" style:list-style-name="L15">
      <style:text-properties fo:color="#8d281e" fo:font-weight="normal" officeooo:rsid="01fa259f" officeooo:paragraph-rsid="01fa259f" style:font-weight-asian="normal" style:font-weight-complex="normal"/>
    </style:style>
    <style:style style:name="P286" style:family="paragraph" style:parent-style-name="Text_20_body" style:list-style-name="L15">
      <style:text-properties fo:color="#8d281e" fo:font-weight="normal" officeooo:rsid="0226fc14" officeooo:paragraph-rsid="0226fc14" style:font-weight-asian="normal" style:font-weight-complex="normal"/>
    </style:style>
    <style:style style:name="P287" style:family="paragraph" style:parent-style-name="Text_20_body" style:list-style-name="L15">
      <style:text-properties fo:color="#8d281e" fo:font-weight="normal" officeooo:rsid="022915af" officeooo:paragraph-rsid="022915af" style:font-weight-asian="normal" style:font-weight-complex="normal"/>
    </style:style>
    <style:style style:name="P288" style:family="paragraph" style:parent-style-name="Text_20_body" style:list-style-name="L15">
      <style:text-properties fo:color="#8d281e" fo:font-weight="normal" officeooo:rsid="03a18b78" officeooo:paragraph-rsid="03a18b78" style:font-weight-asian="normal" style:font-weight-complex="normal"/>
    </style:style>
    <style:style style:name="P289" style:family="paragraph" style:parent-style-name="Text_20_body" style:list-style-name="L15">
      <style:text-properties fo:color="#8d281e" fo:font-weight="normal" officeooo:rsid="03a40da4" officeooo:paragraph-rsid="03a40da4" style:font-weight-asian="normal" style:font-weight-complex="normal"/>
    </style:style>
    <style:style style:name="P290" style:family="paragraph" style:parent-style-name="Text_20_body" style:list-style-name="L13">
      <style:text-properties officeooo:rsid="017731a4" officeooo:paragraph-rsid="017731a4"/>
    </style:style>
    <style:style style:name="P291" style:family="paragraph" style:parent-style-name="Text_20_body" style:list-style-name="L13">
      <style:text-properties officeooo:rsid="0179f19d" officeooo:paragraph-rsid="017d866c"/>
    </style:style>
    <style:style style:name="P292" style:family="paragraph" style:parent-style-name="Text_20_body" style:list-style-name="L13">
      <style:text-properties officeooo:rsid="017e6b4e" officeooo:paragraph-rsid="017e6b4e"/>
    </style:style>
    <style:style style:name="P293" style:family="paragraph" style:parent-style-name="Text_20_body" style:list-style-name="L16">
      <style:text-properties officeooo:paragraph-rsid="018afa52"/>
    </style:style>
    <style:style style:name="P294" style:family="paragraph" style:parent-style-name="Text_20_body" style:list-style-name="L17">
      <style:text-properties officeooo:paragraph-rsid="01e1b2ca"/>
    </style:style>
    <style:style style:name="P295" style:family="paragraph" style:parent-style-name="Text_20_body" style:list-style-name="L17">
      <style:text-properties officeooo:paragraph-rsid="01f1b7d0"/>
    </style:style>
    <style:style style:name="P296" style:family="paragraph" style:parent-style-name="Text_20_body">
      <style:text-properties officeooo:rsid="03792988" officeooo:paragraph-rsid="03792988"/>
    </style:style>
    <style:style style:name="P297" style:family="paragraph" style:parent-style-name="Text_20_body">
      <style:text-properties fo:color="#000000" style:font-name="Consolas1" fo:font-size="8.39999961853027pt" fo:font-weight="normal" officeooo:paragraph-rsid="037556e5" fo:background-color="#ffffff"/>
    </style:style>
    <style:style style:name="P298" style:family="paragraph" style:parent-style-name="Text_20_body">
      <style:text-properties officeooo:paragraph-rsid="037556e5"/>
    </style:style>
    <style:style style:name="P299" style:family="paragraph" style:parent-style-name="Text_20_body">
      <style:text-properties officeooo:paragraph-rsid="0381940c"/>
    </style:style>
    <style:style style:name="P300" style:family="paragraph" style:parent-style-name="Text_20_body">
      <style:text-properties officeooo:paragraph-rsid="0389cb0a"/>
    </style:style>
    <style:style style:name="P301" style:family="paragraph" style:parent-style-name="Text_20_body">
      <style:text-properties officeooo:paragraph-rsid="01fcb778"/>
    </style:style>
    <style:style style:name="P302" style:family="paragraph" style:parent-style-name="Text_20_body">
      <style:text-properties officeooo:paragraph-rsid="03a28a14"/>
    </style:style>
    <style:style style:name="P303" style:family="paragraph" style:parent-style-name="Text_20_body">
      <style:text-properties officeooo:rsid="032e43df" officeooo:paragraph-rsid="03a69a99"/>
    </style:style>
    <style:style style:name="P304" style:family="paragraph" style:parent-style-name="Text_20_body">
      <style:text-properties officeooo:rsid="036d3c4e" officeooo:paragraph-rsid="03a69a99"/>
    </style:style>
    <style:style style:name="P305" style:family="paragraph" style:parent-style-name="Text_20_body">
      <style:text-properties officeooo:paragraph-rsid="03a69a99"/>
    </style:style>
    <style:style style:name="P306" style:family="paragraph">
      <style:paragraph-properties style:text-autospace="none"/>
    </style:style>
    <style:style style:name="P307"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08"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09" style:family="paragraph">
      <loext:graphic-properties draw:fill="none" draw:fill-color="#ffffff"/>
      <style:text-properties style:font-name="Consolas4" fo:font-size="10pt" style:font-size-asian="10pt" style:font-name-complex="Consolas4" style:font-size-complex="10pt"/>
    </style:style>
    <style:style style:name="P310" style:family="paragraph">
      <style:paragraph-properties fo:line-height="100%"/>
    </style:style>
    <style:style style:name="P311"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2"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13"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4"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15"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16" style:family="paragraph">
      <loext:graphic-properties draw:fill="none" draw:fill-color="#ffffff"/>
      <style:paragraph-properties fo:line-height="100%"/>
      <style:text-properties fo:font-size="9pt" style:font-size-asian="9pt" style:font-size-complex="9pt"/>
    </style:style>
    <style:style style:name="P317"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18"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19" style:family="paragraph">
      <loext:graphic-properties draw:fill="none" draw:fill-color="#ffffff"/>
      <style:text-properties style:font-name="Consolas4" fo:font-size="9pt" style:font-size-asian="9pt" style:font-size-complex="9pt"/>
    </style:style>
    <style:style style:name="P320"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1" style:family="paragraph">
      <style:paragraph-properties fo:margin-top="0in" fo:margin-bottom="0in" fo:line-height="100%"/>
    </style:style>
    <style:style style:name="P322"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23" style:family="paragraph">
      <loext:graphic-properties draw:fill="none" draw:fill-color="#ffffff"/>
      <style:paragraph-properties fo:line-height="100%"/>
      <style:text-properties fo:font-size="12pt"/>
    </style:style>
    <style:style style:name="P324" style:family="paragraph">
      <loext:graphic-properties draw:fill="none" draw:fill-color="#ffffff"/>
      <style:paragraph-properties fo:margin-top="0in" fo:margin-bottom="0in" fo:line-height="100%"/>
      <style:text-properties fo:font-size="12pt"/>
    </style:style>
    <style:style style:name="P3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6"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7" style:family="paragraph">
      <style:paragraph-properties style:line-height-at-least="0.1583in"/>
    </style:style>
    <style:style style:name="P328" style:family="paragraph">
      <loext:graphic-properties draw:fill="none" draw:fill-color="#ffffff"/>
      <style:text-properties fo:font-size="12pt"/>
    </style:style>
    <style:style style:name="P329"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61a5a6"/>
    </style:style>
    <style:style style:name="T330" style:family="text">
      <style:text-properties officeooo:rsid="0363dfb1"/>
    </style:style>
    <style:style style:name="T331" style:family="text">
      <style:text-properties officeooo:rsid="036466b7"/>
    </style:style>
    <style:style style:name="T332" style:family="text">
      <style:text-properties officeooo:rsid="03663667"/>
    </style:style>
    <style:style style:name="T333" style:family="text">
      <style:text-properties officeooo:rsid="0367681c"/>
    </style:style>
    <style:style style:name="T334" style:family="text">
      <style:text-properties officeooo:rsid="03681a03"/>
    </style:style>
    <style:style style:name="T335" style:family="text">
      <style:text-properties officeooo:rsid="0369ebbf"/>
    </style:style>
    <style:style style:name="T336" style:family="text">
      <style:text-properties officeooo:rsid="036b417e"/>
    </style:style>
    <style:style style:name="T337" style:family="text">
      <style:text-properties officeooo:rsid="036ce833"/>
    </style:style>
    <style:style style:name="T338" style:family="text">
      <style:text-properties officeooo:rsid="036d3c4e"/>
    </style:style>
    <style:style style:name="T339" style:family="text">
      <style:text-properties officeooo:rsid="036fc66d"/>
    </style:style>
    <style:style style:name="T340" style:family="text">
      <style:text-properties officeooo:rsid="0370aaf3"/>
    </style:style>
    <style:style style:name="T341" style:family="text">
      <style:text-properties officeooo:rsid="03768a11"/>
    </style:style>
    <style:style style:name="T342" style:family="text">
      <style:text-properties officeooo:rsid="0377881d"/>
    </style:style>
    <style:style style:name="T343" style:family="text">
      <style:text-properties officeooo:rsid="03792988"/>
    </style:style>
    <style:style style:name="T344" style:family="text">
      <style:text-properties officeooo:rsid="037ae76f"/>
    </style:style>
    <style:style style:name="T345" style:family="text">
      <style:text-properties officeooo:rsid="037c8897"/>
    </style:style>
    <style:style style:name="T346" style:family="text">
      <style:text-properties officeooo:rsid="037ea384"/>
    </style:style>
    <style:style style:name="T347" style:family="text">
      <style:text-properties officeooo:rsid="0380758b"/>
    </style:style>
    <style:style style:name="T348" style:family="text">
      <style:text-properties officeooo:rsid="0381940c"/>
    </style:style>
    <style:style style:name="T349" style:family="text">
      <style:text-properties officeooo:rsid="0381e53f"/>
    </style:style>
    <style:style style:name="T350" style:family="text">
      <style:text-properties officeooo:rsid="038331f0"/>
    </style:style>
    <style:style style:name="T351" style:family="text">
      <style:text-properties officeooo:rsid="038531ab"/>
    </style:style>
    <style:style style:name="T352" style:family="text">
      <style:text-properties officeooo:rsid="03866c52"/>
    </style:style>
    <style:style style:name="T353" style:family="text">
      <style:text-properties officeooo:rsid="0387e135"/>
    </style:style>
    <style:style style:name="T354" style:family="text">
      <style:text-properties officeooo:rsid="0389cb0a"/>
    </style:style>
    <style:style style:name="T355" style:family="text">
      <style:text-properties officeooo:rsid="038b6173"/>
    </style:style>
    <style:style style:name="T356" style:family="text">
      <style:text-properties officeooo:rsid="038cf9cc"/>
    </style:style>
    <style:style style:name="T357" style:family="text">
      <style:text-properties officeooo:rsid="038faed1"/>
    </style:style>
    <style:style style:name="T358" style:family="text">
      <style:text-properties officeooo:rsid="03919613"/>
    </style:style>
    <style:style style:name="T359" style:family="text">
      <style:text-properties officeooo:rsid="03938a2c"/>
    </style:style>
    <style:style style:name="T360" style:family="text">
      <style:text-properties officeooo:rsid="0394e1f7"/>
    </style:style>
    <style:style style:name="T361" style:family="text">
      <style:text-properties officeooo:rsid="03966c5b"/>
    </style:style>
    <style:style style:name="T362" style:family="text">
      <style:text-properties officeooo:rsid="03967721"/>
    </style:style>
    <style:style style:name="T363" style:family="text">
      <style:text-properties officeooo:rsid="039945fb"/>
    </style:style>
    <style:style style:name="T364" style:family="text">
      <style:text-properties officeooo:rsid="039b1945"/>
    </style:style>
    <style:style style:name="T365" style:family="text">
      <style:text-properties officeooo:rsid="039d7a62"/>
    </style:style>
    <style:style style:name="T366" style:family="text">
      <style:text-properties officeooo:rsid="039df8d9"/>
    </style:style>
    <style:style style:name="T367" style:family="text">
      <style:text-properties officeooo:rsid="03a1cdd5"/>
    </style:style>
    <style:style style:name="T368" style:family="text">
      <style:text-properties officeooo:rsid="03a21bbe"/>
    </style:style>
    <style:style style:name="T369" style:family="text">
      <style:text-properties officeooo:rsid="03a34af0"/>
    </style:style>
    <style:style style:name="T370" style:family="text">
      <style:text-properties officeooo:rsid="03a40da4"/>
    </style:style>
    <style:style style:name="T371" style:family="text">
      <style:text-properties officeooo:rsid="00348ec2"/>
    </style:style>
    <style:style style:name="T372" style:family="text">
      <style:text-properties fo:color="#000000" style:font-name="Consolas3" fo:font-size="9.5pt" style:font-name-asian="Consolas3" style:font-size-asian="9.5pt" style:font-name-complex="Consolas3" style:font-size-complex="9.5pt"/>
    </style:style>
    <style:style style:name="T373" style:family="text">
      <style:text-properties fo:color="#0000ff" style:font-name="Consolas3" fo:font-size="9.5pt" style:font-name-asian="Consolas3" style:font-size-asian="9.5pt" style:font-name-complex="Consolas3" style:font-size-complex="9.5pt"/>
    </style:style>
    <style:style style:name="T374" style:family="text">
      <style:text-properties style:font-name="Consolas4" fo:font-size="10pt" style:font-size-asian="10pt" style:font-name-complex="Consolas4" style:font-size-complex="10pt"/>
    </style:style>
    <style:style style:name="T375" style:family="text">
      <style:text-properties fo:color="#0000ff" style:font-name="Consolas2" fo:font-size="9pt" style:font-size-asian="9pt" style:font-name-complex="Consolas2" style:font-size-complex="9pt"/>
    </style:style>
    <style:style style:name="T376" style:family="text">
      <style:text-properties fo:color="#000000" style:font-name="Consolas2" fo:font-size="9pt" style:font-size-asian="9pt" style:font-name-complex="Consolas2" style:font-size-complex="9pt"/>
    </style:style>
    <style:style style:name="T377" style:family="text">
      <style:text-properties fo:color="#09885a" style:font-name="Consolas2" fo:font-size="9pt" style:font-size-asian="9pt" style:font-name-complex="Consolas2" style:font-size-complex="9pt"/>
    </style:style>
    <style:style style:name="T378" style:family="text">
      <style:text-properties style:font-name="Consolas2" fo:font-size="9pt" style:font-size-asian="9pt" style:font-name-complex="Consolas2" style:font-size-complex="9pt"/>
    </style:style>
    <style:style style:name="T379"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fo:color="#0000ff" style:font-name="Consolas4" fo:font-size="9pt" style:font-size-asian="9pt" style:font-name-complex="Consolas" style:font-size-complex="9pt"/>
    </style:style>
    <style:style style:name="T384" style:family="text">
      <style:text-properties fo:color="#000000" style:font-name="Consolas4" fo:font-size="9pt" style:font-size-asian="9pt" style:font-name-complex="Consolas" style:font-size-complex="9pt"/>
    </style:style>
    <style:style style:name="T385" style:family="text">
      <style:text-properties style:font-name="Consolas4" fo:font-size="9pt" style:font-size-asian="9pt" style:font-size-complex="9pt"/>
    </style:style>
    <style:style style:name="T386" style:family="text">
      <style:text-properties fo:color="#0000ff" style:font-name="Consolas2" fo:font-size="8pt" style:font-name-complex="Consolas2"/>
    </style:style>
    <style:style style:name="T387" style:family="text">
      <style:text-properties fo:color="#000000" style:font-name="Consolas2" fo:font-size="8pt" style:font-name-complex="Consolas2"/>
    </style:style>
    <style:style style:name="T388" style:family="text">
      <style:text-properties fo:color="#09885a" style:font-name="Consolas2" fo:font-size="8pt" style:font-name-complex="Consolas2"/>
    </style:style>
    <style:style style:name="T389" style:family="text">
      <style:text-properties fo:font-size="12pt"/>
    </style:style>
    <style:style style:name="T390" style:family="text">
      <style:text-properties fo:font-size="9pt" style:font-size-asian="9pt" style:font-size-complex="9pt"/>
    </style:style>
    <style:style style:name="T391" style:family="text">
      <style:text-properties style:font-name="Consolas2" fo:font-size="8pt" style:font-name-complex="Consolas2"/>
    </style:style>
    <style:style style:name="T392" style:family="text">
      <style:text-properties fo:color="#0451a5" style:font-name="Consolas2" fo:font-size="8pt" style:font-name-complex="Consolas2"/>
    </style:style>
    <style:style style:name="T393" style:family="text">
      <style:text-properties fo:color="#a31515" style:font-name="Consolas2" fo:font-size="8pt" style:font-name-complex="Consolas2"/>
    </style:style>
    <style:style style:name="T394"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UNIVERSITY OF BUCHAREST</text:p>
      <text:p text:style-name="P102">FACULTY OF MATHEMATICS AND INFORMATICS</text:p>
      <text:p text:style-name="P102">DISSERTATION DOMAIN: DISTRIBUTED SYSTEMS</text:p>
      <text:p text:style-name="P102"/>
      <text:p text:style-name="P102"/>
      <text:p text:style-name="P102"/>
      <text:p text:style-name="P102"/>
      <text:p text:style-name="P102"/>
      <text:p text:style-name="P102"/>
      <text:p text:style-name="P102"/>
      <text:p text:style-name="P102"/>
      <text:p text:style-name="P102"/>
      <text:p text:style-name="Title">DISSERTATION WORK</text:p>
      <text:p text:style-name="P100">A Study of Reinforcement Learning for 3D Games</text:p>
      <text:p text:style-name="Text_20_body"/>
      <text:p text:style-name="Text_20_body"/>
      <text:p text:style-name="Text_20_body"/>
      <text:p text:style-name="Text_20_body"/>
      <text:p text:style-name="P101">SCIENTIFIC COORDINATOR</text:p>
      <text:p text:style-name="P101">Păduraru Ionuț Ciprian</text:p>
      <text:p text:style-name="P101">STUDENT</text:p>
      <text:p text:style-name="P101">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
      <text:p text:style-name="P102">BUCHAREST</text:p>
      <text:p text:style-name="P102">June 2019</text:p>
      <text:p text:style-name="P102"/>
      <text:p text:style-name="P120"/>
      <text:p text:style-name="P1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77"><text:a xlink:type="simple" xlink:href="#__RefHeading___Toc2708_3374773253" text:style-name="Index_20_Link" text:visited-style-name="Index_20_Link">Introduction<text:tab/>5</text:a></text:p>
          <text:p text:style-name="P176"><text:a xlink:type="simple" xlink:href="#__RefHeading___Toc2710_3374773253" text:style-name="Index_20_Link" text:visited-style-name="Index_20_Link">Motivation<text:tab/>5</text:a></text:p>
          <text:p text:style-name="P176"><text:a xlink:type="simple" xlink:href="#__RefHeading___Toc2712_3374773253" text:style-name="Index_20_Link" text:visited-style-name="Index_20_Link">Definitions and short history<text:tab/>7</text:a></text:p>
          <text:p text:style-name="P177"><text:a xlink:type="simple" xlink:href="#__RefHeading___Toc2715_3374773253" text:style-name="Index_20_Link" text:visited-style-name="Index_20_Link">Used tools<text:tab/>8</text:a></text:p>
          <text:p text:style-name="P176"><text:a xlink:type="simple" xlink:href="#__RefHeading___Toc2717_3374773253" text:style-name="Index_20_Link" text:visited-style-name="Index_20_Link">About Unity<text:tab/>8</text:a></text:p>
          <text:p text:style-name="P176"><text:a xlink:type="simple" xlink:href="#__RefHeading___Toc2751_3374773253" text:style-name="Index_20_Link" text:visited-style-name="Index_20_Link">About machine learning<text:tab/>9</text:a></text:p>
          <text:p text:style-name="P176"><text:a xlink:type="simple" xlink:href="#__RefHeading___Toc2753_3374773253" text:style-name="Index_20_Link" text:visited-style-name="Index_20_Link">About ML-Agents<text:tab/>9</text:a></text:p>
          <text:p text:style-name="P176"><text:a xlink:type="simple" xlink:href="#__RefHeading___Toc1069_2406088243" text:style-name="Index_20_Link" text:visited-style-name="Index_20_Link">About TensorFlow<text:tab/>10</text:a></text:p>
          <text:p text:style-name="P176"><text:a xlink:type="simple" xlink:href="#__RefHeading___Toc2806_3374773253" text:style-name="Index_20_Link" text:visited-style-name="Index_20_Link">About GitHub and Git<text:tab/>10</text:a></text:p>
          <text:p text:style-name="P176"><text:a xlink:type="simple" xlink:href="#__RefHeading___Toc2808_3374773253" text:style-name="Index_20_Link" text:visited-style-name="Index_20_Link">Used hardware<text:tab/>11</text:a></text:p>
          <text:p text:style-name="P177"><text:a xlink:type="simple" xlink:href="#__RefHeading___Toc10133_893676048" text:style-name="Index_20_Link" text:visited-style-name="Index_20_Link">State of the art<text:tab/>12</text:a></text:p>
          <text:p text:style-name="P176"><text:a xlink:type="simple" xlink:href="#__RefHeading___Toc2991_556649589" text:style-name="Index_20_Link" text:visited-style-name="Index_20_Link">What is Proximal Policy Optimization?<text:tab/>12</text:a></text:p>
          <text:p text:style-name="P176"><text:a xlink:type="simple" xlink:href="#__RefHeading___Toc5863_3132124119" text:style-name="Index_20_Link" text:visited-style-name="Index_20_Link">What is Curriculum Learning?<text:tab/>13</text:a></text:p>
          <text:p text:style-name="P176"><text:a xlink:type="simple" xlink:href="#__RefHeading___Toc4769_2312976732" text:style-name="Index_20_Link" text:visited-style-name="Index_20_Link">What is Deep Reinforcement Learning?<text:tab/>14</text:a></text:p>
          <text:p text:style-name="P176"><text:a xlink:type="simple" xlink:href="#__RefHeading___Toc3467_2768491446" text:style-name="Index_20_Link" text:visited-style-name="Index_20_Link">What is Inverse Reinforcement Learning?<text:tab/>14</text:a></text:p>
          <text:p text:style-name="P177"><text:a xlink:type="simple" xlink:href="#__RefHeading___Toc1068_3724124105" text:style-name="Index_20_Link" text:visited-style-name="Index_20_Link">Implementation<text:tab/>17</text:a></text:p>
          <text:p text:style-name="P176"><text:a xlink:type="simple" xlink:href="#__RefHeading___Toc1070_3724124105" text:style-name="Index_20_Link" text:visited-style-name="Index_20_Link">How does the training environment look like?<text:tab/>17</text:a></text:p>
          <text:p text:style-name="P176"><text:a xlink:type="simple" xlink:href="#__RefHeading___Toc1072_3724124105" text:style-name="Index_20_Link" text:visited-style-name="Index_20_Link">How is the main sphere agent controlled?<text:tab/>17</text:a></text:p>
          <text:p text:style-name="P176"><text:a xlink:type="simple" xlink:href="#__RefHeading___Toc1178_3724124105" text:style-name="Index_20_Link" text:visited-style-name="Index_20_Link">What can the machine agent “see” in the environment?<text:tab/>18</text:a></text:p>
          <text:p text:style-name="P176"><text:a xlink:type="simple" xlink:href="#__RefHeading___Toc593_3571800575" text:style-name="Index_20_Link" text:visited-style-name="Index_20_Link">How is the game stage generated?<text:tab/>19</text:a></text:p>
          <text:p text:style-name="P176"><text:a xlink:type="simple" xlink:href="#__RefHeading___Toc595_3571800575" text:style-name="Index_20_Link" text:visited-style-name="Index_20_Link">What rewards are given to the machine agent?<text:tab/>20</text:a></text:p>
          <text:p text:style-name="P176"><text:a xlink:type="simple" xlink:href="#__RefHeading___Toc746_3571800575" text:style-name="Index_20_Link" text:visited-style-name="Index_20_Link">Speeding up the training process<text:tab/>20</text:a></text:p>
          <text:p text:style-name="P176"><text:a xlink:type="simple" xlink:href="#__RefHeading___Toc2709_3571800575" text:style-name="Index_20_Link" text:visited-style-name="Index_20_Link">What are the used training parameters?<text:tab/>21</text:a></text:p>
          <text:p text:style-name="P177"><text:a xlink:type="simple" xlink:href="#__RefHeading___Toc1074_3724124105" text:style-name="Index_20_Link" text:visited-style-name="Index_20_Link">Discovered observations<text:tab/>24</text:a></text:p>
          <text:p text:style-name="P176"><text:a xlink:type="simple" xlink:href="#__RefHeading___Toc1251_4286736385" text:style-name="Index_20_Link" text:visited-style-name="Index_20_Link">Default setting used for training<text:tab/>24</text:a></text:p>
          <text:p text:style-name="P176"><text:a xlink:type="simple" xlink:href="#__RefHeading___Toc2711_3571800575" text:style-name="Index_20_Link" text:visited-style-name="Index_20_Link">Training when using the default settings<text:tab/>25</text:a></text:p>
          <text:p text:style-name="P142"><text:a xlink:type="simple" xlink:href="#__RefHeading___Toc1071_2406088243" text:style-name="Index_20_Link" text:visited-style-name="Index_20_Link"><text:s/>Behavior<text:tab/>25</text:a></text:p>
          <text:p text:style-name="P176"><text:a xlink:type="simple" xlink:href="#__RefHeading___Toc1253_4286736385" text:style-name="Index_20_Link" text:visited-style-name="Index_20_Link">Training when the reward is given only at the end<text:tab/>26</text:a></text:p>
          <text:p text:style-name="P142"><text:a xlink:type="simple" xlink:href="#__RefHeading___Toc1255_4286736385" text:style-name="Index_20_Link" text:visited-style-name="Index_20_Link">Behavior<text:tab/>27</text:a></text:p>
          <text:p text:style-name="P176"><text:a xlink:type="simple" xlink:href="#__RefHeading___Toc1380_426302360" text:style-name="Index_20_Link" text:visited-style-name="Index_20_Link">Training when using 4 hidden layers with 32 units each<text:tab/>27</text:a></text:p>
          <text:p text:style-name="P142"><text:a xlink:type="simple" xlink:href="#__RefHeading___Toc1382_426302360" text:style-name="Index_20_Link" text:visited-style-name="Index_20_Link"><text:s/>Behavior<text:tab/>29</text:a></text:p>
          <text:p text:style-name="P176"><text:a xlink:type="simple" xlink:href="#__RefHeading___Toc1384_426302360" text:style-name="Index_20_Link" text:visited-style-name="Index_20_Link">Training when using 4 hidden layers and more steps<text:tab/>29</text:a></text:p>
          <text:p text:style-name="P142"><text:a xlink:type="simple" xlink:href="#__RefHeading___Toc2280_426302360" text:style-name="Index_20_Link" text:visited-style-name="Index_20_Link"><text:s/>Behavior<text:tab/>31</text:a></text:p>
          <text:p text:style-name="P176"><text:a xlink:type="simple" xlink:href="#__RefHeading___Toc3402_426302360" text:style-name="Index_20_Link" text:visited-style-name="Index_20_Link">Training when separating the mission observation into three values<text:tab/>31</text:a></text:p>
          <text:p text:style-name="P142"><text:a xlink:type="simple" xlink:href="#__RefHeading___Toc3404_426302360" text:style-name="Index_20_Link" text:visited-style-name="Index_20_Link">Behavior<text:tab/>32</text:a></text:p>
          <text:p text:style-name="P142"><text:a xlink:type="simple" xlink:href="#__RefHeading___Toc2963_79113747" text:style-name="Index_20_Link" text:visited-style-name="Index_20_Link">Extending the training time<text:tab/>33</text:a></text:p>
          <text:p text:style-name="P142"><text:a xlink:type="simple" xlink:href="#__RefHeading___Toc2965_79113747" text:style-name="Index_20_Link" text:visited-style-name="Index_20_Link">Behavior after extending training time<text:tab/>34</text:a></text:p>
          <text:p text:style-name="P176"><text:a xlink:type="simple" xlink:href="#__RefHeading___Toc4274_426302360" text:style-name="Index_20_Link" text:visited-style-name="Index_20_Link">Training when using no curiosity and smaller batch_size and buffer_size values<text:tab/>34</text:a></text:p>
          <text:p text:style-name="P142"><text:a xlink:type="simple" xlink:href="#__RefHeading___Toc2967_79113747" text:style-name="Index_20_Link" text:visited-style-name="Index_20_Link">Behavior<text:tab/>35</text:a></text:p>
          <text:p text:style-name="P176"><text:a xlink:type="simple" xlink:href="#__RefHeading___Toc2730_959539418" text:style-name="Index_20_Link" text:visited-style-name="Index_20_Link">Training when using normalization<text:tab/>36</text:a></text:p>
          <text:p text:style-name="P142"><text:a xlink:type="simple" xlink:href="#__RefHeading___Toc2732_959539418" text:style-name="Index_20_Link" text:visited-style-name="Index_20_Link">Behavior<text:tab/>37</text:a></text:p>
          <text:p text:style-name="P176"><text:a xlink:type="simple" xlink:href="#__RefHeading___Toc2734_959539418" text:style-name="Index_20_Link" text:visited-style-name="Index_20_Link">Training by rewarding only just touching the spheres<text:tab/>38</text:a></text:p>
          <text:p text:style-name="P142"><text:a xlink:type="simple" xlink:href="#__RefHeading___Toc2736_959539418" text:style-name="Index_20_Link" text:visited-style-name="Index_20_Link">Behavior<text:tab/>39</text:a></text:p>
          <text:p text:style-name="P176"><text:a xlink:type="simple" xlink:href="#__RefHeading___Toc3805_1447170999" text:style-name="Index_20_Link" text:visited-style-name="Index_20_Link">Training when only having to push two spheres<text:tab/>40</text:a></text:p>
          <text:p text:style-name="P142"><text:soft-page-break/><text:a xlink:type="simple" xlink:href="#__RefHeading___Toc9615_893676048" text:style-name="Index_20_Link" text:visited-style-name="Index_20_Link">Behavior<text:tab/>40</text:a></text:p>
          <text:p text:style-name="P176"><text:a xlink:type="simple" xlink:href="#__RefHeading___Toc3807_1447170999" text:style-name="Index_20_Link" text:visited-style-name="Index_20_Link">Training when using two stacked vectors<text:tab/>41</text:a></text:p>
          <text:p text:style-name="P142"><text:a xlink:type="simple" xlink:href="#__RefHeading___Toc3809_1447170999" text:style-name="Index_20_Link" text:visited-style-name="Index_20_Link">Behavior<text:tab/>43</text:a></text:p>
          <text:p text:style-name="P176"><text:a xlink:type="simple" xlink:href="#__RefHeading___Toc2545_556649589" text:style-name="Index_20_Link" text:visited-style-name="Index_20_Link">Training when using a visual input<text:tab/>44</text:a></text:p>
          <text:p text:style-name="P176"><text:a xlink:type="simple" xlink:href="#__RefHeading___Toc9617_893676048" text:style-name="Index_20_Link" text:visited-style-name="Index_20_Link">Training when using Curriculum Learning<text:tab/>46</text:a></text:p>
          <text:p text:style-name="P142"><text:a xlink:type="simple" xlink:href="#__RefHeading___Toc9619_893676048" text:style-name="Index_20_Link" text:visited-style-name="Index_20_Link">Behavior<text:tab/>49</text:a></text:p>
          <text:p text:style-name="P177"><text:a xlink:type="simple" xlink:href="#__RefHeading___Toc2896_2122279865" text:style-name="Index_20_Link" text:visited-style-name="Index_20_Link">Source code<text:tab/>51</text:a></text:p>
          <text:p text:style-name="P176"><text:a xlink:type="simple" xlink:href="#__RefHeading___Toc2898_2122279865" text:style-name="Index_20_Link" text:visited-style-name="Index_20_Link">RollerAgent.cs<text:tab/>51</text:a></text:p>
          <text:p text:style-name="P142"><text:a xlink:type="simple" xlink:href="#__RefHeading___Toc10930_2122279865" text:style-name="Index_20_Link" text:visited-style-name="Index_20_Link">Initialization and reset<text:tab/>51</text:a></text:p>
          <text:p text:style-name="P142"><text:a xlink:type="simple" xlink:href="#__RefHeading___Toc10932_2122279865" text:style-name="Index_20_Link" text:visited-style-name="Index_20_Link">Interacting with the environment<text:tab/>53</text:a></text:p>
          <text:p text:style-name="P142"><text:a xlink:type="simple" xlink:href="#__RefHeading___Toc10934_2122279865" text:style-name="Index_20_Link" text:visited-style-name="Index_20_Link">Obtaining observations<text:tab/>55</text:a></text:p>
          <text:p text:style-name="P176"><text:a xlink:type="simple" xlink:href="#__RefHeading___Toc7482_2262458615" text:style-name="Index_20_Link" text:visited-style-name="Index_20_Link">RollerArena.cs<text:tab/>57</text:a></text:p>
          <text:p text:style-name="P176"><text:a xlink:type="simple" xlink:href="#__RefHeading___Toc7484_2262458615" text:style-name="Index_20_Link" text:visited-style-name="Index_20_Link">RollerArenaAcademy.cs<text:tab/>58</text:a></text:p>
          <text:p text:style-name="P177"><text:a xlink:type="simple" xlink:href="#__RefHeading___Toc2713_3571800575" text:style-name="Index_20_Link" text:visited-style-name="Index_20_Link">Bibliography<text:tab/>59</text:a></text:p>
        </text:index-body>
      </text:table-of-content>
      <text:h text:style-name="P124" text:outline-level="1"/>
      <text:h text:style-name="P127" text:outline-level="1"><text:bookmark-start text:name="__RefHeading___Toc2708_3374773253"/>Introduction<text:bookmark-end text:name="__RefHeading___Toc2708_3374773253"/></text:h>
      <text:h text:style-name="P143"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1844224993" text:style-name="L1">
        <text:list-item>
          <text:p text:style-name="P190"><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91"><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92"><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58"><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4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25" text:outline-level="1"><text:bookmark-start text:name="__RefHeading___Toc2715_3374773253"/>Used tools<text:bookmark-end text:name="__RefHeading___Toc2715_3374773253"/></text:h>
      <text:h text:style-name="P14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45"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4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639885796" text:style-name="L2">
        <text:list-item>
          <text:p text:style-name="P193">Unity environment control from Python</text:p>
        </text:list-item>
        <text:list-item>
          <text:p text:style-name="P193">10+ sample Unity environments</text:p>
        </text:list-item>
        <text:list-item>
          <text:p text:style-name="P193">Support for multiple environment configurations and training scenarios</text:p>
        </text:list-item>
        <text:list-item>
          <text:p text:style-name="P193">Train memory-enhanced agents using deep reinforcement learning</text:p>
        </text:list-item>
        <text:list-item>
          <text:p text:style-name="P193">Easily definable Curriculum Learning scenarios</text:p>
        </text:list-item>
        <text:list-item>
          <text:p text:style-name="P193">Broadcasting of agent behavior for supervised learning</text:p>
        </text:list-item>
        <text:list-item>
          <text:p text:style-name="P193">Built-in support for Imitation Learning</text:p>
        </text:list-item>
        <text:list-item>
          <text:p text:style-name="P193">Flexible agent control with On Demand Decision Making</text:p>
        </text:list-item>
        <text:list-item>
          <text:p text:style-name="P193">Visualizing network outputs within the environment</text:p>
        </text:list-item>
        <text:list-item>
          <text:p text:style-name="P193">Simplified set-up with Docker</text:p>
        </text:list-item>
        <text:list-item>
          <text:p text:style-name="P193"><text:soft-page-break/>Wrap learning environments as a gym</text:p>
        </text:list-item>
      </text:list>
      <text:h text:style-name="P146"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4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678610315" text:style-name="L3">
        <text:list-item>
          <text:p text:style-name="P194"><text:span text:style-name="T5">CPU</text:span> : AMD Ryzen 7 2700X Eight-Core Processor</text:p>
          <text:p text:style-name="P194">8 physical cores, 16 logical cores, no overclocking, base speed 3.70 GHz</text:p>
        </text:list-item>
        <text:list-item>
          <text:p text:style-name="P194"><text:span text:style-name="T5">RAM</text:span> : 16 GB, 2400 MHz</text:p>
        </text:list-item>
        <text:list-item>
          <text:p text:style-name="P194"><text:span text:style-name="T5">GPU</text:span> : NVIDIA Geforce GTX 1080, 8GB</text:p>
        </text:list-item>
        <text:list-item>
          <text:p text:style-name="P194"><text:span text:style-name="T5">SSD #1</text:span> : KINGSTON SV300S37A120G</text:p>
        </text:list-item>
        <text:list-item>
          <text:p text:style-name="P194"><text:span text:style-name="T5">SSD #2</text:span> : Samsung SSD 850 EVO 250GB</text:p>
        </text:list-item>
        <text:list-item>
          <text:p text:style-name="P194"><text:span text:style-name="T5">OS</text:span> : Windows 10 Pro, 64-bit version</text:p>
          <text:p text:style-name="P194"/>
        </text:list-item>
      </text:list>
      <text:p text:style-name="P6"><text:tab/>Second, a Lenovo ideapad 330S laptop:</text:p>
      <text:list xml:id="list2525634451" text:style-name="L4">
        <text:list-item>
          <text:p text:style-name="P195"><text:span text:style-name="T5">CPU</text:span> : Intel® Core(TM) i5-8250U CPU</text:p>
          <text:p text:style-name="P195">4 physical cores, 8 logical cores, no overclocking, base speed 1.80 GHz</text:p>
        </text:list-item>
        <text:list-item>
          <text:p text:style-name="P195"><text:span text:style-name="T5">RAM</text:span> : 8 GB, 2400 MHz</text:p>
        </text:list-item>
        <text:list-item>
          <text:p text:style-name="P195"><text:span text:style-name="T6">SSD</text:span> : SanDisk SD9SB8W512G1101</text:p>
        </text:list-item>
        <text:list-item>
          <text:p text:style-name="P195"><text:span text:style-name="T5">OS</text:span> : Windows 10 Home, 32-bit version<text:tab/></text:p>
        </text:list-item>
      </text:list>
      <text:p text:style-name="P6"/>
      <text:h text:style-name="P126" text:outline-level="1"/>
      <text:h text:style-name="P129" text:outline-level="1"><text:bookmark-start text:name="__RefHeading___Toc10133_893676048"/>State of the art<text:bookmark-end text:name="__RefHeading___Toc10133_893676048"/></text:h>
      <text:h text:style-name="P155" text:outline-level="2"><text:bookmark-start text:name="__RefHeading___Toc2991_556649589"/>What is Proximal Policy Optimization?<text:bookmark-end text:name="__RefHeading___Toc2991_556649589"/></text:h>
      <text:p text:style-name="P305"><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305"><text:tab/><text:span text:style-name="T271">This algorithm is currently used by the ML-Agents plugin, which is implemented in TensorFlow.</text:span></text:p>
      <text:p text:style-name="P305"><text:tab/><text:span text:style-name="T272">Due to the fact that it is performing as good as or better than other state-of-the-art algorithms, it was also chosen by the OpenAI team as the default reinforcement learning algorithm.</text:span></text:p>
      <text:p text:style-name="P305"><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305"><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30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305"><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305"><text:span text:style-name="T53"><text:tab/></text:span><text:span text:style-name="T53"><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2667975092" text:style-name="L9">
        <text:list-item>
          <text:p text:style-name="P203">θ is<text:span text:style-name="T56"> the policy parameter</text:span></text:p>
        </text:list-item>
        <text:list-item>
          <text:p text:style-name="P204"><text:span text:style-name="T266">Ê</text:span><text:span text:style-name="T267">t</text:span><text:span text:style-name="T268"> denotes the empirical expectation over </text:span><text:span text:style-name="T269">time steps</text:span></text:p>
        </text:list-item>
        <text:list-item>
          <text:p text:style-name="P204"><text:span text:style-name="T268">r</text:span><text:span text:style-name="T267">t</text:span><text:span text:style-name="T268"> <text:s/>is the ratio of the probability under the new and old policies, respectively</text:span></text:p>
        </text:list-item>
        <text:list-item>
          <text:p text:style-name="P203"><text:span text:style-name="T268">Â</text:span><text:span text:style-name="T267">t <text:s/></text:span><text:span text:style-name="T268">is the estimated advantage at time t</text:span></text:p>
        </text:list-item>
        <text:list-item>
          <text:p text:style-name="P205">ε is a hyperparameter, usually 0.1 or 0.2</text:p>
        </text:list-item>
      </text:list>
      <text:p text:style-name="P305"><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P305"><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56" text:outline-level="2"><text:bookmark-start text:name="__RefHeading___Toc5863_3132124119"/>What is Curriculum Learning?<text:bookmark-end text:name="__RefHeading___Toc5863_3132124119"/></text:h>
      <text:p text:style-name="P305"><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303"><text:tab/>This idea is based on how human children learn, they are given at the very beginning simple lessons, and once they understand the basics, they are introduced to more complex lessons.</text:p>
      <text:p text:style-name="P305"><text:tab/><text:span text:style-name="T317">Easing up the children to more and more complicated problem gradually helps them understand the intricacies. Seeing how well this can work in the real world, an attempt was made to simulate this for machines.</text:span></text:p>
      <text:p text:style-name="P305"><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305"><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305"><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305"><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305"><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305"><draw:frame draw:style-name="fr4" draw:name="Frame30" text:anchor-type="paragraph" svg:x="3.8819in" svg:y="0.0618in" svg:width="3.0146in" draw:z-index="64"><draw:text-box fo:min-height="1.5043in"><text:p text:style-name="Text"><draw:frame text:anchor-type="paragraph" draw:z-index="65" draw:name="Shape26" draw:style-name="gr27" draw:text-style-name="P329" svg:width="3.0142in" svg:height="1.5039in" svg:x="0in" svg:y="0in"><draw:text-box><text:p><text:span text:style-name="T394">{</text:span></text:p><text:p><text:span text:style-name="T394"><text:s text:c="2"/></text:span><text:span text:style-name="T394">"measure" : "progress",</text:span></text:p><text:p><text:span text:style-name="T394"><text:s text:c="2"/></text:span><text:span text:style-name="T394">"thresholds" : [0.1, 0.3, 0.5],</text:span></text:p><text:p><text:span text:style-name="T394"><text:s text:c="2"/></text:span><text:span text:style-name="T394">"min_lesson_length" : 100,</text:span></text:p><text:p><text:span text:style-name="T394"><text:s text:c="2"/></text:span><text:span text:style-name="T394">"signal_smoothing" : true,</text:span></text:p><text:p><text:span text:style-name="T394"><text:s text:c="2"/></text:span><text:span text:style-name="T394">"parameters" :</text:span></text:p><text:p><text:span text:style-name="T394"><text:s text:c="2"/></text:span><text:span text:style-name="T394">{</text:span></text:p><text:p><text:span text:style-name="T394"><text:s text:c="4"/></text:span><text:span text:style-name="T394">"big_wall_min_height" : [0.0, 4.0, 6.0, 8.0],</text:span></text:p><text:p><text:span text:style-name="T394"><text:s text:c="4"/></text:span><text:span text:style-name="T394">"big_wall_max_height" : [4.0, 7.0, 8.0, 8.0]</text:span></text:p><text:p><text:span text:style-name="T394"><text:s text:c="2"/></text:span><text:span text:style-name="T394">}</text:span></text:p><text:p><text:span text:style-name="T394">}</text:span></text:p></draw:text-box></draw:frame>Text <text:sequence text:ref-name="refText2" text:name="Text" text:formula="ooow:Text+1" style:num-format="1">1</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305"><text:tab/><text:span text:style-name="T321">Parameters have to be defined in the respective file that enables the TensorFlow API to control them. </text:span></text:p>
      <text:p text:style-name="P305"><text:tab/><text:span text:style-name="T322">For example in the Wall Jump sample training scenario there are the big_wall_min_height and big_wall_max_height parameters which are used in the Unity code to decide how tall to generate the wall.</text:span></text:p>
      <text:h text:style-name="P157" text:outline-level="2"><text:bookmark-start text:name="__RefHeading___Toc4769_2312976732"/>What is Deep Reinforcement Learning?<text:bookmark-end text:name="__RefHeading___Toc4769_2312976732"/></text:h>
      <text:p text:style-name="P305"><text:tab/><text:span text:style-name="T324">In order to answer the question of “What is Deep Reinforcement Learning?”, first we have to understand what is Reinforcement Learning by itself.</text:span></text:p>
      <text:p text:style-name="P305"><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305"><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305"><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305"><text:tab/><text:span text:style-name="T327">The machine agents in the ML-Agents plugin for Unity use deep reinforcement learning.</text:span></text:p>
      <text:p text:style-name="P305"><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173" text:outline-level="2"/>
      <text:h text:style-name="P133" text:outline-level="1"><text:bookmark-start text:name="__RefHeading___Toc1068_3724124105"/><text:span text:style-name="T371">Implementation</text:span><text:bookmark-end text:name="__RefHeading___Toc1068_3724124105"/></text:h>
      <text:h text:style-name="P148"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49"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307" svg:width="2.8335in" svg:height="0.7224in" svg:x="0in" svg:y="0in"><draw:text-box><text:p text:style-name="P306"><text:span text:style-name="T372">Vector3 controlSignal = Vector3.zero;</text:span></text:p><text:p text:style-name="P306"><text:span text:style-name="T372">controlSignal.x = vectorAction[0];</text:span></text:p><text:p text:style-name="P306"><text:span text:style-name="T372">controlSignal.z = vectorAction[1];</text:span></text:p><text:p text:style-name="P306"><text:span text:style-name="T372">rBody.AddForce(controlSignal * speed);</text:span></text:p></draw:text-box></draw:frame>Text <text:sequence text:ref-name="refText0" text:name="Text" text:formula="ooow:Text+1" style:num-format="1">2</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2</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2</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50"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1929848589" text:style-name="L5">
        <text:list-item>
          <text:p text:style-name="P196">the agents current position on the X and Z axis</text:p>
        </text:list-item>
        <text:list-item>
          <text:p text:style-name="P196">the agents distance from the center of the stage</text:p>
        </text:list-item>
        <text:list-item>
          <text:p text:style-name="P196">the agents velocity on the X and Z axis</text:p>
        </text:list-item>
        <text:list-item>
          <text:p text:style-name="P196">the agents “mission” (a number that symbolizes which of the colored ball should it attempt to knock out)</text:p>
        </text:list-item>
        <text:list-item>
          <text:p text:style-name="P196">the position of the brown sphere relative to the agent on the X and Z axis</text:p>
        </text:list-item>
        <text:list-item>
          <text:p text:style-name="P196">the distance from the brown sphere to the agent</text:p>
        </text:list-item>
        <text:list-item>
          <text:p text:style-name="P196">the brown spheres distance from the center of the stage</text:p>
        </text:list-item>
        <text:list-item>
          <text:p text:style-name="P196">the brown spheres velocity on the X and Z axis</text:p>
        </text:list-item>
        <text:list-item>
          <text:p text:style-name="P196">the position of the <text:span text:style-name="T23">gray</text:span> sphere relative to the agent on the X and Z axis</text:p>
        </text:list-item>
        <text:list-item>
          <text:p text:style-name="P197">the distance from the <text:span text:style-name="T23">gray</text:span> sphere to the agent</text:p>
        </text:list-item>
        <text:list-item>
          <text:p text:style-name="P197">the <text:span text:style-name="T23">gray</text:span> spheres distance from the center of the stage</text:p>
        </text:list-item>
        <text:list-item>
          <text:p text:style-name="P197">the <text:span text:style-name="T23">gray</text:span> spheres velocity on the X and Z axis</text:p>
        </text:list-item>
        <text:list-item>
          <text:p text:style-name="P197"><text:soft-page-break/>the position of the <text:span text:style-name="T23">gold</text:span> sphere relative to the agent on the X and Z axis</text:p>
        </text:list-item>
        <text:list-item>
          <text:p text:style-name="P197">the distance from the <text:span text:style-name="T23">gold</text:span> sphere to the agent</text:p>
        </text:list-item>
        <text:list-item>
          <text:p text:style-name="P197">the <text:span text:style-name="T23">gold</text:span> spheres distance from the center of the stage</text:p>
        </text:list-item>
        <text:list-item>
          <text:p text:style-name="P197">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51"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308" svg:width="3.8961in" svg:height="1.3949in" svg:x="0in" svg:y="0in"><draw:text-box><text:p text:style-name="P306"><text:span text:style-name="T373">do</text:span></text:p><text:p text:style-name="P306"><text:span text:style-name="T372">{</text:span></text:p><text:p text:style-name="P306"><text:span text:style-name="T372"><text:s text:c="3"/></text:span><text:span text:style-name="T372">Vector2 r = Random.insideUnitCircle * arenaRadius;</text:span></text:p><text:p text:style-name="P306"><text:span text:style-name="T372"><text:s text:c="3"/></text:span><text:span text:style-name="T372">targetPosition = </text:span><text:span text:style-name="T373">new</text:span><text:span text:style-name="T372"> Vector3(r.x, spawnHeight,</text:span></text:p><text:p text:style-name="P306"><text:span text:style-name="T372"><text:s text:c="6"/></text:span><text:span text:style-name="T372">r.y);</text:span></text:p><text:p text:style-name="P306"><text:span text:style-name="T372"><text:s text:c="3"/></text:span><text:span text:style-name="T372">distanceToAgent = Vector3.Distance(transform.position, targetPosition);</text:span></text:p><text:p text:style-name="P306"><text:span text:style-name="T372">} </text:span><text:span text:style-name="T373">while</text:span><text:span text:style-name="T372"> (distanceToAgent &lt; 1.1f);</text:span></text:p><text:p text:style-name="P306"><text:span text:style-name="T372">target1.transform.position = targetPosition;</text:span></text:p></draw:text-box></draw:frame>Text <text:sequence text:ref-name="refText1"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3</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152"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3579822242" text:style-name="L6">
        <text:list-item>
          <text:p text:style-name="P198">knocking out the brown sphere: 1/7 reward</text:p>
        </text:list-item>
        <text:list-item>
          <text:p text:style-name="P198">knocking out the gray sphere: 2/7 reward</text:p>
        </text:list-item>
        <text:list-item>
          <text:p text:style-name="P199">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522491128" text:style-name="L7">
        <text:list-item>
          <text:p text:style-name="P200">knock out the brown, gray and golden spheres in order: 1 reward</text:p>
        </text:list-item>
      </text:list>
      <text:h text:style-name="P153"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54"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619734270" text:style-name="L8">
        <text:list-item>
          <text:p text:style-name="P201">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02">curiosity_strength: 0.01 <text:span text:style-name="T64">=&gt; magnitude of intrinsic reward generated by Intrinsic Curiosity Module</text:span></text:p>
        </text:list-item>
        <text:list-item>
          <text:p text:style-name="P202">curiosity_enc_size: 256 <text:span text:style-name="T64">=&gt; the size of the encoding to use in the forward and inverse models in the Curiosity module</text:span></text:p>
        </text:list-item>
        <text:list-item>
          <text:p text:style-name="P202">summary_freq: 2000 <text:span text:style-name="T62">=&gt; how often, in steps, to save training statistics</text:span></text:p>
        </text:list-item>
        <text:list-item>
          <text:p text:style-name="P202">time_horizon: 128 <text:span text:style-name="T65">=&gt; how many steps of experience to collect per-agent before adding it to the experience buffer</text:span></text:p>
        </text:list-item>
        <text:list-item>
          <text:p text:style-name="P202">batch_size: 128 <text:span text:style-name="T67">=&gt; the number of experiences in each iteration of gradient descent</text:span></text:p>
        </text:list-item>
        <text:list-item>
          <text:p text:style-name="P202"><text:soft-page-break/>buffer_size: 2048 <text:span text:style-name="T68">=&gt; the number of experiences to collect before updating the policy model</text:span></text:p>
        </text:list-item>
        <text:list-item>
          <text:p text:style-name="P202">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202">num_layers: 3 <text:span text:style-name="T69">=&gt; the number of hidden layers in the neural network<text:line-break/>Again, I have chosen this number in order to attempt to make the agents learn more complicated problems.</text:span></text:p>
        </text:list-item>
        <text:list-item>
          <text:p text:style-name="P202">beta: 1.0e-2 <text:span text:style-name="T70">=&gt; corresponds to the strength of the entropy regularization, which makes the policy "more random."</text:span></text:p>
        </text:list-item>
        <text:list-item>
          <text:p text:style-name="P202">max_steps: 5.0e5 <text:span text:style-name="T71">=&gt; how many steps of simulations are run in total</text:span></text:p>
        </text:list-item>
        <text:list-item>
          <text:p text:style-name="P202">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26" text:outline-level="1"/>
      <text:h text:style-name="P132" text:outline-level="1"/>
      <text:h text:style-name="P128" text:outline-level="1"><text:bookmark-start text:name="__RefHeading___Toc1074_3724124105"/>Discovered observations<text:bookmark-end text:name="__RefHeading___Toc1074_3724124105"/></text:h>
      <text:h text:style-name="P158"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4">batch_size: <text:s text:c="4"/>128</text:p>
      <text:p text:style-name="P105">beta: <text:s text:c="2"/>0.01</text:p>
      <text:p text:style-name="P105">buffer_size: <text:s text:c="3"/>2048</text:p>
      <text:p text:style-name="P105">epsilon: <text:s text:c="7"/>0.2</text:p>
      <text:p text:style-name="P105">gamma: <text:s/>0.99</text:p>
      <text:p text:style-name="P105">hidden_units: <text:s text:c="2"/>512</text:p>
      <text:p text:style-name="P105">lambd: <text:s/>0.95</text:p>
      <text:p text:style-name="P105">learning_rate: <text:s/>0.0003</text:p>
      <text:p text:style-name="P105">max_steps: <text:s text:c="5"/>5.0e5</text:p>
      <text:p text:style-name="P105">normalize: <text:s text:c="5"/>False</text:p>
      <text:p text:style-name="P105">num_epoch: <text:s text:c="5"/>3</text:p>
      <text:p text:style-name="P105">num_layers: <text:s text:c="4"/>3</text:p>
      <text:p text:style-name="P105">time_horizon: <text:s text:c="2"/>128</text:p>
      <text:p text:style-name="P105">sequence_length: <text:s text:c="7"/>64</text:p>
      <text:p text:style-name="P105">summary_freq: <text:s text:c="2"/>2000</text:p>
      <text:p text:style-name="P105">use_recurrent: <text:s/>False</text:p>
      <text:p text:style-name="P105">memory_size: <text:s text:c="3"/>256</text:p>
      <text:p text:style-name="P105">use_curiosity: <text:s/>True</text:p>
      <text:p text:style-name="P105">curiosity_strength: <text:s text:c="4"/>0.01</text:p>
      <text:p text:style-name="P105">curiosity_enc_size: <text:s text:c="4"/>256</text:p>
      <text:p text:style-name="P103"><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03"><text:tab/><text:span text:style-name="T77">Secondly is to describe the particularities of environment created in Unity</text:span></text:p>
      <text:list xml:id="list3419598220" text:style-name="L12">
        <text:list-item>
          <text:p text:style-name="P135">all of the spheres have the same mass</text:p>
        </text:list-item>
        <text:list-item>
          <text:p text:style-name="P135">the main agent sphere moves by applying a force of 10 multiplied with vector that indicates where it desires to move</text:p>
        </text:list-item>
        <text:list-item>
          <text:p text:style-name="P136">the main agent sphere is given the relative position of all the other target spheres as observation <text:span text:style-name="T78">(not the absolute position in the game world)</text:span></text:p>
        </text:list-item>
        <text:list-item>
          <text:p text:style-name="P137">the “current mission” of the main agent sphere is coded as</text:p>
          <text:list>
            <text:list-item>
              <text:p text:style-name="P137">1 =&gt; push off the brown sphere</text:p>
            </text:list-item>
            <text:list-item>
              <text:p text:style-name="P137">2 =&gt; push off the gray sphere</text:p>
            </text:list-item>
            <text:list-item>
              <text:p text:style-name="P137">3 =&gt; push off the golden sphere</text:p>
            </text:list-item>
          </text:list>
        </text:list-item>
        <text:list-item>
          <text:p text:style-name="P137">failing to push the correct sphere just sets the agent as done and does not impose a negative reward</text:p>
        </text:list-item>
        <text:list-item>
          <text:p text:style-name="P137">the main agent sphere falling of the arena sets the agent as done and does not impose a negative reward</text:p>
        </text:list-item>
        <text:list-item>
          <text:p text:style-name="P137"><text:soft-page-break/>going over the “Max Step” value because the too much time was taken trying to complete the task does not impose a negative reward</text:p>
        </text:list-item>
        <text:list-item>
          <text:p text:style-name="P137">the simple passage of time does not a negative reward</text:p>
        </text:list-item>
        <text:list-item>
          <text:p text:style-name="P138">in this version of the training scenario, there are in total three spheres that have to be pushed off</text:p>
        </text:list-item>
        <text:list-item>
          <text:p text:style-name="P139">rewards are given gradually and proportionally to the number of spheres that have been pushed off</text:p>
          <text:list>
            <text:list-item>
              <text:p text:style-name="P139">1/3 reward for each of the 3 spheres that have been pushed off</text:p>
            </text:list-item>
          </text:list>
          <text:p text:style-name="P139"/>
          <text:p text:style-name="P136"/>
        </text:list-item>
      </text:list>
      <text:h text:style-name="P159"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309" svg:width="2.1705in" svg:height="3.2921in" svg:x="0.052in" svg:y="0in"><draw:text-box><text:p><text:span text:style-name="T374">batch_size: <text:s text:c="4"/>128</text:span><text:span text:style-name="T374"><text:line-break/></text:span><text:span text:style-name="T374">beta: <text:s text:c="2"/>0.01</text:span><text:span text:style-name="T374"><text:line-break/></text:span><text:span text:style-name="T374">buffer_size: <text:s text:c="3"/>2048</text:span><text:span text:style-name="T374"><text:line-break/></text:span><text:span text:style-name="T374">epsilon: <text:s text:c="7"/>0.2</text:span><text:span text:style-name="T374"><text:line-break/></text:span><text:span text:style-name="T374">gamma: <text:s/>0.99</text:span><text:span text:style-name="T374"><text:line-break/></text:span><text:span text:style-name="T374">hidden_units: <text:s text:c="2"/>512</text:span><text:span text:style-name="T374"><text:line-break/></text:span><text:span text:style-name="T374">lambd: <text:s/>0.95</text:span><text:span text:style-name="T374"><text:line-break/></text:span><text:span text:style-name="T374">learning_rate: <text:s/>0.0003</text:span><text:span text:style-name="T374"><text:line-break/></text:span><text:span text:style-name="T374">max_steps: <text:s text:c="5"/>5.0e5</text:span><text:span text:style-name="T374"><text:line-break/></text:span><text:span text:style-name="T374">normalize: <text:s text:c="5"/>False</text:span><text:span text:style-name="T374"><text:line-break/></text:span><text:span text:style-name="T374">num_epoch: <text:s text:c="5"/>3</text:span><text:span text:style-name="T374"><text:line-break/></text:span><text:span text:style-name="T374">num_layers: <text:s text:c="4"/>3</text:span><text:span text:style-name="T374"><text:line-break/></text:span><text:span text:style-name="T374">time_horizon: <text:s text:c="2"/>128</text:span><text:span text:style-name="T374"><text:line-break/></text:span><text:span text:style-name="T374">sequence_length: <text:s text:c="7"/>64</text:span><text:span text:style-name="T374"><text:line-break/></text:span><text:span text:style-name="T374">summary_freq: <text:s text:c="2"/>2000</text:span><text:span text:style-name="T374"><text:line-break/></text:span><text:span text:style-name="T374">use_recurrent: <text:s/>False</text:span><text:span text:style-name="T374"><text:line-break/></text:span><text:span text:style-name="T374">memory_size: <text:s text:c="3"/>256</text:span><text:span text:style-name="T374"><text:line-break/></text:span><text:span text:style-name="T374">use_curiosity: <text:s/>True</text:span><text:span text:style-name="T374"><text:line-break/></text:span><text:span text:style-name="T374">curiosity_strength: <text:s text:c="4"/>0.01</text:span><text:span text:style-name="T374"><text:line-break/></text:span><text:span text:style-name="T374">curiosity_enc_size: <text:s text:c="4"/>256</text:span></text:p></draw:text-box></draw:frame>Default training parameters</text:p></draw:text-box></draw:frame><text:tab/><text:span text:style-name="T66">By using these training parameters, the mean reward slowly raised to these respective values:</text:span></text:p>
      <text:list xml:id="list3481676596" text:style-name="L13">
        <text:list-item>
          <text:p text:style-name="P209">0.124 at step 4000</text:p>
        </text:list-item>
        <text:list-item>
          <text:p text:style-name="P209">0.200 at step 10000</text:p>
        </text:list-item>
        <text:list-item>
          <text:p text:style-name="P211">0.322 at step 26000</text:p>
        </text:list-item>
        <text:list-item>
          <text:p text:style-name="P211">0.410 at step 112000</text:p>
        </text:list-item>
        <text:list-item>
          <text:p text:style-name="P211"><text:span text:style-name="T74">0.510 at step </text:span>258000</text:p>
        </text:list-item>
        <text:list-item>
          <text:p text:style-name="P212">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065685145" text:style-name="L14">
        <text:list-item>
          <text:p text:style-name="P213">it is proactively trying to always stay on the arena</text:p>
        </text:list-item>
        <text:list-item>
          <text:p text:style-name="P213">in the vast majority of times it will first chase after the brown sphere to knock it off</text:p>
        </text:list-item>
        <text:list-item>
          <text:p text:style-name="P213">after the first brown sphere is knocked off it will chase after the gray one to also knock it off</text:p>
        </text:list-item>
        <text:list-item>
          <text:p text:style-name="P214">sometimes when attempting to push the brown or gray sphere, it may avoid the gold sphere</text:p>
          <text:p text:style-name="P252">Negative behaviors:</text:p>
        </text:list-item>
        <text:list-item>
          <text:p text:style-name="P140">when chasing the brown sphere, it sometimes moves the gray sphere by accidentally</text:p>
        </text:list-item>
        <text:list-item>
          <text:p text:style-name="P140"><text:soft-page-break/>after successfully knocking off the gray sphere, it just moves around and around the stage, it does not actively search for the gold sphere to knock it off the arena</text:p>
        </text:list-item>
        <text:list-item>
          <text:p text:style-name="P140">sometimes when attempting to push the brown or gray sphere, it may push the gold sphere out the stage too early by mistake</text:p>
        </text:list-item>
      </text:list>
      <text:p text:style-name="P25"><text:tab/></text:p>
      <text:h text:style-name="P160"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78"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59154068" text:style-name="L15">
        <text:list-item>
          <text:p text:style-name="P215"><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215">it became incredibly good at not falling of the stage</text:p>
        </text:list-item>
        <text:list-item>
          <text:p text:style-name="P215">in comparison to the default case, once it pushed of the first two spheres, it is better at finding the last golden sphere to push it away</text:p>
        </text:list-item>
        <text:list-item>
          <text:p text:style-name="P224">sometimes is seen to avoid pushing other spheres thus avoiding a hard to mitigate billiard effect </text:p>
          <text:p text:style-name="P253">Negative behaviors:</text:p>
        </text:list-item>
        <text:list-item>
          <text:p text:style-name="P264">sometimes the machine agent slams into the golden sphere at the start of a round, thus knocking it out too early</text:p>
        </text:list-item>
        <text:list-item>
          <text:p text:style-name="P264">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64">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61"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07"><text:tab/>In comparison to the previous test case, where the result was given fully only at the end of a round, this machine agent is moving more chaotically. Most of the time its moving fast in circles, using it’s high velocity to smack out the other spheres.</text:p>
      <text:p text:style-name="P106"><text:tab/><text:span text:style-name="T9">Po</text:span><text:span text:style-name="T7">sitive behaviors:</text:span></text:p>
      <text:list xml:id="list221052295369692" text:continue-numbering="true" text:style-name="L15">
        <text:list-item>
          <text:p text:style-name="P225">actively chasing the first brown sphere to push it out</text:p>
        </text:list-item>
        <text:list-item>
          <text:p text:style-name="P216">it became incredibly good at not falling of the stage</text:p>
        </text:list-item>
        <text:list-item>
          <text:p text:style-name="P225">after taking out the brown sphere, it starts it’s chaotic spinning pattern, sometimes kicking out the metallic sphere</text:p>
        </text:list-item>
        <text:list-item>
          <text:p text:style-name="P225">the fact that it’s moving fast helps it finish the task faster in some cases</text:p>
          <text:p text:style-name="P254">Negative behaviors:</text:p>
        </text:list-item>
        <text:list-item>
          <text:p text:style-name="P265">sometimes the machine agent slams into the golden sphere at the start of a round, thus knocking it out too early</text:p>
        </text:list-item>
        <text:list-item>
          <text:p text:style-name="P267">due to the chaotic movement, it sometimes does mistakes at the very beginning of the round, such as knocking out the metallic or golden sphere</text:p>
        </text:list-item>
        <text:list-item>
          <text:p text:style-name="P268">does not actively search for the final golden sphere <text:span text:style-name="T153">after pushing out the metallic sphere</text:span></text:p>
        </text:list-item>
        <text:list-item>
          <text:p text:style-name="P269">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21052555531947" text:continue-numbering="true" text:style-name="L15">
        <text:list-item>
          <text:p text:style-name="P226">actively chasing the first brown sphere to push it out</text:p>
        </text:list-item>
        <text:list-item>
          <text:p text:style-name="P217">it became incredibly good at not falling of<text:span text:style-name="T167">f </text:span>the stage</text:p>
        </text:list-item>
        <text:list-item>
          <text:p text:style-name="P230">sometimes is seen to chase metallic sphere in order to get the second reward</text:p>
        </text:list-item>
        <text:list-item>
          <text:p text:style-name="P230">sometimes seen to actively push on the final golden sphere if it comes into solid contact with it</text:p>
        </text:list-item>
        <text:list-item>
          <text:p text:style-name="P230">the more prudent nature of this agent makes it give a small push to the other spheres, as if it was played by a player</text:p>
          <text:p text:style-name="P255">Negative behaviors:</text:p>
        </text:list-item>
        <text:list-item>
          <text:p text:style-name="P266">sometimes the machine agent slams into the golden sphere at the start of a round, thus knocking it out too early</text:p>
        </text:list-item>
        <text:list-item>
          <text:p text:style-name="P270">sometimes seen to be too afraid to approach the metallic sphere if the golden one is nearby to it</text:p>
        </text:list-item>
        <text:list-item>
          <text:p text:style-name="P270">in about 50% of times, it does not attempt to chase after the last golden sphere, only to spin around in the safety of the arena</text:p>
        </text:list-item>
        <text:list-item>
          <text:p text:style-name="P273">sometimes too afraid <text:span text:style-name="T176">of the</text:span> spheres that are very close to the edge of the arena</text:p>
        </text:list-item>
      </text:list>
      <text:h text:style-name="P162"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21051887336663" text:continue-list="list3481676596" text:style-name="L13">
        <text:list-item>
          <text:p text:style-name="P210"><text:span text:style-name="T172">training step </text:span>6000, <text:span text:style-name="T172">m</text:span>ean <text:span text:style-name="T172">r</text:span>eward 0.117</text:p>
        </text:list-item>
        <text:list-item>
          <text:p text:style-name="P210"><text:span text:style-name="T172">training step</text:span> 12000, <text:span text:style-name="T172">m</text:span>ean <text:span text:style-name="T172">r</text:span>eward 0.219</text:p>
        </text:list-item>
        <text:list-item>
          <text:p text:style-name="P210"><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210"><text:span text:style-name="T174">training step </text:span>84000, <text:span text:style-name="T174">m</text:span>ean <text:span text:style-name="T174">r</text:span>eward 0.401</text:p>
        </text:list-item>
        <text:list-item>
          <text:p text:style-name="P210"><text:span text:style-name="T175">training step </text:span>242000, <text:span text:style-name="T175">m</text:span>ean <text:span text:style-name="T175">r</text:span>eward 0.524</text:p>
        </text:list-item>
        <text:list-item>
          <text:p text:style-name="P290">training step 326000, mean reward 0.601</text:p>
        </text:list-item>
        <text:list-item>
          <text:p text:style-name="P291">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92">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79"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21053083404288" text:continue-list="list221052555531947" text:style-name="L15">
        <text:list-item>
          <text:p text:style-name="P227">actively chasing the first brown sphere to push it out</text:p>
        </text:list-item>
        <text:list-item>
          <text:p text:style-name="P231">the spheres tend to be more confidently pushed; not afraid to go to spheres that are on the edge of the arena</text:p>
        </text:list-item>
        <text:list-item>
          <text:p text:style-name="P231">seen one attempt of trying to stop the golden sphere from being pushed off the stage when touching it by accident; it’s almost is as if it doesn’t want to lose the game too early</text:p>
        </text:list-item>
        <text:list-item>
          <text:p text:style-name="P218">it became incredibly good at not falling of<text:span text:style-name="T167">f </text:span>the stage</text:p>
        </text:list-item>
        <text:list-item>
          <text:p text:style-name="P23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32">sometimes when the golden sphere is left last, the slightly chaotic movement of the machine agent might give a light tap to the respective sphere and knock it off</text:p>
          <text:p text:style-name="P256">Negative behaviors:</text:p>
        </text:list-item>
        <text:list-item>
          <text:p text:style-name="P275">it doesn’t seem to understand that when it’s pushing the brown sphere and it hits another sphere there might be a chance that the second sphere is knocked off too early</text:p>
        </text:list-item>
        <text:list-item>
          <text:p text:style-name="P271">sometimes seen to be too afraid to approach the metallic sphere if the golden one is nearby to it</text:p>
        </text:list-item>
        <text:list-item>
          <text:p text:style-name="P275">has difficulty understanding how to chase the last golden sphere <text:span text:style-name="T181">when it is its turn to be knocked off</text:span></text:p>
        </text:list-item>
        <text:list-item>
          <text:p text:style-name="P272">in about 50% of times, it does not attempt to chase after the last golden sphere, only to spin around in the safety of the arena</text:p>
        </text:list-item>
        <text:list-item>
          <text:p text:style-name="P274">sometimes too afraid of the spheres that are very close to the edge of the arena</text:p>
        </text:list-item>
      </text:list>
      <text:h text:style-name="P180"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81"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08"><text:span text:style-name="T9"><text:tab/>Po</text:span><text:span text:style-name="T7">sitive behaviors:</text:span></text:p>
      <text:list xml:id="list221051846403001" text:continue-numbering="true" text:style-name="L15">
        <text:list-item>
          <text:p text:style-name="P233">sometimes observed to expertly avoid spheres that don’t have be pushed yet in order to correctly go for the right one</text:p>
        </text:list-item>
        <text:list-item>
          <text:p text:style-name="P233">sometimes observed that it gives only a slight velocity to some of the spheres so that it may move to other spheres to finish the task faster</text:p>
        </text:list-item>
        <text:list-item>
          <text:p text:style-name="P234">the machine agent is still good at staying on the stage</text:p>
        </text:list-item>
        <text:list-item>
          <text:p text:style-name="P235">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36"><text:span text:style-name="T197">most of the time </text:span>not afraid to go after spheres that are near the edge of the arena</text:p>
          <text:p text:style-name="P257">Negative behaviors:</text:p>
        </text:list-item>
        <text:list-item>
          <text:p text:style-name="P277">seen many times to push the brown sphere by mistake into the golden or metallic sphere, thus triggering a chain reaction of movement, <text:span text:style-name="T195">making them fall too early</text:span></text:p>
        </text:list-item>
        <text:list-item>
          <text:p text:style-name="P278">the machine agent is seen sometimes to fall of stage because it accumulated too much velocity</text:p>
        </text:list-item>
        <text:list-item>
          <text:p text:style-name="P276">it doesn’t seem to understand that when it’s pushing the brown sphere and it hits another sphere there might be a chance that the second sphere is knocked off too early</text:p>
        </text:list-item>
        <text:list-item>
          <text:p text:style-name="P279">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63"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8922961" text:style-name="L16">
        <text:list-item>
          <text:p text:style-name="P293">use_curiosity: false</text:p>
        </text:list-item>
        <text:list-item>
          <text:p text:style-name="P293">batch_size: 64</text:p>
        </text:list-item>
        <text:list-item>
          <text:p text:style-name="P293">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82"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21051856659742" text:continue-list="list221051846403001" text:style-name="L15">
        <text:list-item>
          <text:p text:style-name="P228">actively chasing the first brown sphere to push it out</text:p>
        </text:list-item>
        <text:list-item>
          <text:p text:style-name="P237">sometimes observed to give a very solid hit to the other spheres when it sees that it has clear path <text:span text:style-name="T199">to do that</text:span></text:p>
        </text:list-item>
        <text:list-item>
          <text:p text:style-name="P219">it became incredibly good at not falling of<text:span text:style-name="T167">f </text:span>the stage</text:p>
        </text:list-item>
        <text:list-item>
          <text:p text:style-name="P239"><text:soft-page-break/>seems to understand that it has to push the spheres off the stage in the correct order</text:p>
        </text:list-item>
        <text:list-item>
          <text:p text:style-name="P241">seems to understand sometimes that the velocity of the spheres <text:span text:style-name="T202">is a good indicator for finding out if they are going to fall off soon</text:span></text:p>
          <text:p text:style-name="P258">Negative behaviors:</text:p>
        </text:list-item>
        <text:list-item>
          <text:p text:style-name="P280">sometimes locks up (makes only very small movements, as if it’s stuck) when it has to push the last golden sphere</text:p>
        </text:list-item>
        <text:list-item>
          <text:p text:style-name="P280">doesn’t really understand that colliding spheres together might send them off the stage too early </text:p>
        </text:list-item>
        <text:list-item>
          <text:p text:style-name="P281">when the stage resets, the machine agent might have a very great velocity from the previous stage, thus accidentally slamming into a new sphere, which might not be a brown <text:span text:style-name="T200">one</text:span></text:p>
        </text:list-item>
        <text:list-item>
          <text:p text:style-name="P282">sometimes seen to spin around the stage when only the golden sphere is left on stage; <text:span text:style-name="T201">it doesn’t seem to go directly for it</text:span></text:p>
        </text:list-item>
      </text:list>
      <text:h text:style-name="P164"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83"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21053317302196" text:continue-numbering="true" text:style-name="L15">
        <text:list-item>
          <text:p text:style-name="P229">actively chasing the first brown sphere to push it out</text:p>
        </text:list-item>
        <text:list-item>
          <text:p text:style-name="P238">sometimes observed to give a very solid hit to the other spheres when it sees that it has clear path <text:span text:style-name="T199">to do that</text:span></text:p>
        </text:list-item>
        <text:list-item>
          <text:p text:style-name="P220">it became good at not falling of<text:span text:style-name="T167">f </text:span>the stage</text:p>
        </text:list-item>
        <text:list-item>
          <text:p text:style-name="P240">seems to understand that it has to push the spheres off the stage in the correct order</text:p>
          <text:p text:style-name="P259">Negative behaviors:</text:p>
        </text:list-item>
        <text:list-item>
          <text:p text:style-name="P283">doesn’t really understand that colliding the goal spheres between them might result in them falling too early</text:p>
        </text:list-item>
        <text:list-item>
          <text:p text:style-name="P283">overly favoring movement on the X axis makes it very reluctant to chase rare cases when the current goal sphere is directly above or below on Z axis </text:p>
        </text:list-item>
        <text:list-item>
          <text:p text:style-name="P284">does not seem to understand the velocity of the spheres; <text:span text:style-name="T216">it’s not taken into consideration so that it may finish the task faster</text:span></text:p>
        </text:list-item>
      </text:list>
      <text:p text:style-name="P62"/>
      <text:h text:style-name="P165"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800363870" text:style-name="L17">
        <text:list-item>
          <text:p text:style-name="P294">962090, <text:span text:style-name="T225">mean reward 0.809</text:span></text:p>
        </text:list-item>
        <text:list-item>
          <text:p text:style-name="P294">1132090, <text:span text:style-name="T226">mean reward 0.098</text:span></text:p>
        </text:list-item>
        <text:list-item>
          <text:p text:style-name="P294">1256090, <text:span text:style-name="T227">mean reward 0.380</text:span></text:p>
        </text:list-item>
        <text:list-item>
          <text:p text:style-name="P295">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84"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09"><text:span text:style-name="T9"><text:tab/>Po</text:span><text:span text:style-name="T7">sitive behaviors:</text:span></text:p>
      <text:list xml:id="list221052870189552" text:continue-list="list221053317302196" text:style-name="L15">
        <text:list-item>
          <text:p text:style-name="P242">it has learned to dodge spheres that must not be touched yet in order to chase the one that the current mission points it to</text:p>
        </text:list-item>
        <text:list-item>
          <text:p text:style-name="P242">it has learned to go the spheres in the correct order</text:p>
        </text:list-item>
        <text:list-item>
          <text:p text:style-name="P221">it became good at not falling of<text:span text:style-name="T167">f </text:span>the stage</text:p>
        </text:list-item>
        <text:list-item>
          <text:p text:style-name="P242">when the line between the machine agent and the current mission sphere is clear, it moves with a confident speed towards it</text:p>
          <text:p text:style-name="P260">Negative behaviors:</text:p>
        </text:list-item>
        <text:list-item>
          <text:p text:style-name="P285">sometimes it has bad luck because of the way the stage is generated; any remaining velocity from the machine agent might propel it in a newly spawned sphere that might not be correct one at that time</text:p>
        </text:list-item>
        <text:list-item>
          <text:p text:style-name="P285">sometimes seen to be too afraid of dodging both the metallic and golden sphere in order to reach the brown sphere, even though there is sufficient space between them</text:p>
        </text:list-item>
        <text:list-item>
          <text:p text:style-name="P285">rarely seen to fall outside the stage because the remaining velocity of the machine agent after hitting the last sphere from the previous run is still too great</text:p>
        </text:list-item>
      </text:list>
      <text:h text:style-name="P166"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9"><text:tab/><text:span text:style-name="T367">At training step 200000, it was the first time the mean reward surpassed 0.9, reaching the value of 0.905. But sadly it is not stable.</text:span></text:p>
      <text:p text:style-name="P79"><text:tab/><text:span text:style-name="T368">The training was left to continue until the mean reward was around 0.970. Reaching a mean reward of exactly 1 is nearly impossible, as there can always be awkward cases that the agent cannot handle properly.</text:span></text:p>
      <text:p text:style-name="P79"><text:tab/><text:span text:style-name="T368">It can be said that the machine agent has properly mastered the task of pushing off two spheres in the correct order.</text:span></text:p>
      <text:h text:style-name="Heading_20_3" text:outline-level="3"><text:bookmark-start text:name="__RefHeading___Toc9615_893676048"/>Beha<text:span text:style-name="T368">vior</text:span><text:bookmark-end text:name="__RefHeading___Toc9615_893676048"/></text:h>
      <text:p text:style-name="P302"><text:tab/><text:span text:style-name="T9">Po</text:span><text:span text:style-name="T7">sitive behaviors:</text:span></text:p>
      <text:list xml:id="list221053450106516" text:continue-numbering="true" text:style-name="L15">
        <text:list-item>
          <text:p text:style-name="P245">it became <text:span text:style-name="T369">incredible good at </text:span>chasing the first brown sphere</text:p>
        </text:list-item>
        <text:list-item>
          <text:p text:style-name="P250"><text:soft-page-break/>after the brown sphere was pushed, it immediately goes straight for the metallic sphere; <text:span text:style-name="T370">it does not move around in circles</text:span> </text:p>
        </text:list-item>
        <text:list-item>
          <text:p text:style-name="P223">it became good at not falling of<text:span text:style-name="T167">f </text:span>the stage</text:p>
        </text:list-item>
        <text:list-item>
          <text:p text:style-name="P251">it was seen to understand the velocities of the spheres; when pushing the brown sphere, if it collides with the metallic sphere, the agent can somewhat adjust its positioning so that it pushes the brown sphere faster out</text:p>
          <text:p text:style-name="P263">Negative behaviors:</text:p>
        </text:list-item>
        <text:list-item>
          <text:p text:style-name="P289">sometimes when it tries to chase the metallic sphere, it completely misses it, and falls out of the arena</text:p>
        </text:list-item>
        <text:list-item>
          <text:p text:style-name="P289">observed a few times to continue to push off the metallic sphere and fall off the stage with it</text:p>
        </text:list-item>
      </text:list>
      <text:h text:style-name="P167"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text:span><text:soft-page-break/><text:span text:style-name="T240">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soft-page-break/><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85" text:outline-level="3"><text:bookmark-start text:name="__RefHeading___Toc3809_1447170999"/>Behavior<text:bookmark-end text:name="__RefHeading___Toc3809_1447170999"/></text:h>
      <text:p text:style-name="P110"><text:span text:style-name="T9">Po</text:span><text:span text:style-name="T7">sitive behaviors:</text:span></text:p>
      <text:list xml:id="list221052319428481" text:continue-numbering="true" text:style-name="L15">
        <text:list-item>
          <text:p text:style-name="P244">it became good at chasing the first brown sphere</text:p>
        </text:list-item>
        <text:list-item>
          <text:p text:style-name="P243">it has learned to go the spheres in the correct order</text:p>
        </text:list-item>
        <text:list-item>
          <text:p text:style-name="P222">it became <text:span text:style-name="T257">incredibly</text:span> good at not falling of<text:span text:style-name="T167">f </text:span>the stage</text:p>
        </text:list-item>
        <text:list-item>
          <text:p text:style-name="P244">after pushing off the brown sphere, it is seen to chase after the metallic sphere</text:p>
        </text:list-item>
        <text:list-item>
          <text:p text:style-name="P246">it is seen sometimes to give first a small impact to the metallic sphere in order to make it move slowly, and then slam hard into the brown sphere to take it out first</text:p>
        </text:list-item>
        <text:list-item>
          <text:p text:style-name="P247">rarely seen to give a small velocity to each of the spheres in order to push them all out sequentially in the right order, even though the first brown sphere didn’t even fall out yet</text:p>
        </text:list-item>
        <text:list-item>
          <text:p text:style-name="P248">seen to avoid the metallic sphere when it’s current mission is to push off the brown sphere</text:p>
          <text:p text:style-name="P261">Negative behaviors:</text:p>
        </text:list-item>
        <text:list-item>
          <text:p text:style-name="P28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86">seen several times that the strategy of pushing first the metallic sphere fails horribly because it doesn’t chase the brown sphere fast enough</text:p>
        </text:list-item>
        <text:list-item>
          <text:p text:style-name="P286"><text:soft-page-break/>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87">seen sometimes to attempt to stop spheres from falling off when it’s not their turn, only to push them even faster then intended out</text:p>
        </text:list-item>
      </text:list>
      <text:p text:style-name="P63"/>
      <text:h text:style-name="P168"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text:span><text:soft-page-break/><text:span text:style-name="T97">into consideration that all our machine agents had a decision interval of 10, that means it’s requesting an input and sending an output every 10 frames, instead of 30Hz, 60Hz or more.</text:span></text:p>
      <text:p text:style-name="P38"><draw:frame draw:style-name="fr3" draw:name="Frame7" text:anchor-type="paragraph" svg:width="6.9252in" draw:z-index="13"><draw:text-box fo:min-height="3.2571in"><text:p text:style-name="P119"><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69" text:outline-level="2"><text:bookmark-start text:name="__RefHeading___Toc9617_893676048"/><text:soft-page-break/>Training when using Curriculum Learning<text:bookmark-end text:name="__RefHeading___Toc9617_893676048"/></text:h>
      <text:p text:style-name="P98"><text:tab/><text:span text:style-name="T341">All the training sessions until now have attempted to teach the machine agent an unchanging task from start to finish. Some of the training sessions had simpler requirements, such as pushing off the stage only two of the spheres.</text:span></text:p>
      <text:p text:style-name="P98"><text:tab/><text:span text:style-name="T342">Teaching the machine agent a complicated task that is composed from smaller missions can be difficult and time consuming. One solution to this might be to gradually raise the difficulty of the task.</text:span></text:p>
      <text:p text:style-name="P98"><text:tab/><text:span text:style-name="T343">A naive approach to this would be to start the number of spheres that have to be pushed with one, and after a certain fixed amount of time, increase the number to two, then again after some time to three.</text:span></text:p>
      <text:p text:style-name="P99"><text:tab/><text:span text:style-name="T343">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296"><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8"><text:tab/><text:span text:style-name="T343">The machine agent would now have to learn how to push off three spheres, while it was still struggling with just two.</text:span></text:p>
      <text:p text:style-name="P98"><text:tab/><text:span text:style-name="T344">This is somewhat similar to real life, where a student is struggling to understand the previous lesson, but then gets slammed with the next lesson when it is not ready.</text:span></text:p>
      <text:p text:style-name="P98"><text:tab/><text:span text:style-name="T344">When it comes to machine learning, there is already a solution for such a problem, and that is Curriculum Learning. This type of training is already implemented in ML-Agents, and it only has to be configured for it to begin.</text:span></text:p>
      <text:p text:style-name="P98"><text:tab/><text:span text:style-name="T344">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8"><draw:frame draw:style-name="fr4" draw:name="Frame32" text:anchor-type="paragraph" svg:x="4.7736in" svg:y="0.0291in" svg:width="2.1035in" draw:z-index="61"><draw:text-box fo:min-height="1.398in"><text:p text:style-name="Text"><draw:frame text:anchor-type="paragraph" draw:z-index="62" draw:name="Shape27" draw:style-name="gr26" draw:text-style-name="P328" svg:width="2.1031in" svg:height="1.3976in" svg:x="0in" svg:y="0in"><draw:text-box><text:p><text:span text:style-name="T387">{</text:span></text:p><text:p text:style-name="P327"><text:span text:style-name="T392"><text:s text:c="3"/></text:span><text:span text:style-name="T392">"measure"</text:span><text:span text:style-name="T387">: </text:span><text:span text:style-name="T393">"reward"</text:span><text:span text:style-name="T387">,</text:span></text:p><text:p text:style-name="P327"><text:span text:style-name="T392"><text:s text:c="3"/></text:span><text:span text:style-name="T392">"thresholds"</text:span><text:span text:style-name="T387">: [</text:span><text:span text:style-name="T388">0.8</text:span><text:span text:style-name="T387">, </text:span><text:span text:style-name="T388">0.9</text:span><text:span text:style-name="T387">],</text:span></text:p><text:p text:style-name="P327"><text:span text:style-name="T392"><text:s text:c="3"/></text:span><text:span text:style-name="T392">"min_lesson_length"</text:span><text:span text:style-name="T387">: </text:span><text:span text:style-name="T388">2000</text:span><text:span text:style-name="T387">,</text:span></text:p><text:p text:style-name="P327"><text:span text:style-name="T392"><text:s text:c="3"/></text:span><text:span text:style-name="T392">"signal_smoothing"</text:span><text:span text:style-name="T387">: </text:span><text:span text:style-name="T386">true</text:span><text:span text:style-name="T387">,</text:span></text:p><text:p text:style-name="P327"><text:span text:style-name="T392"><text:s text:c="3"/></text:span><text:span text:style-name="T392">"parameters"</text:span><text:span text:style-name="T387">: {</text:span></text:p><text:p text:style-name="P327"><text:span text:style-name="T392"><text:s text:c="6"/></text:span><text:span text:style-name="T392">"sphere_count"</text:span><text:span text:style-name="T387">: [ </text:span><text:span text:style-name="T388">1</text:span><text:span text:style-name="T387">, </text:span><text:span text:style-name="T388">2</text:span><text:span text:style-name="T387">, </text:span><text:span text:style-name="T388">3</text:span><text:span text:style-name="T387">]</text:span></text:p><text:p text:style-name="P327"><text:span text:style-name="T387"><text:s text:c="3"/></text:span><text:span text:style-name="T387">}</text:span></text:p><text:p text:style-name="P327"><text:span text:style-name="T387">}</text:span></text:p></draw:text-box></draw:frame>Text <text:sequence text:ref-name="refText3" text:name="Text" text:formula="ooow:Text+1" style:num-format="1">4</text:sequence>: Roller Agent Curricula</text:p></draw:text-box></draw:frame><text:tab/><text:span text:style-name="T345">First we have to define a curricula file (as seen in </text:span><text:span text:style-name="T345"><text:sequence-ref text:reference-format="category-and-value" text:ref-name="refText3">Text 4</text:sequence-ref></text:span><text:span text:style-name="T345">) which will describe to the Python API when we intend to increase the difficulty of the task.</text:span></text:p>
      <text:p text:style-name="P98"><text:tab/><text:span text:style-name="T346">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8"><text:soft-page-break/><text:tab/><text:span text:style-name="T347">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8"><text:tab/><text:span text:style-name="T347">The second one is when the mean reward is over 0.900 and the current task is to push off two spheres. When it manages to do so, the difficulty will increase again, and the agent will continue to train with all three spheres.</text:span></text:p>
      <text:p text:style-name="P299"><text:tab/><text:span text:style-name="T348">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299"><text:span text:style-name="T348"><text:tab/>In order to try to mitigate this, the signal_smoothing value was set to true which will mix the current reward with the previous reward of a run in order to attempt to block such cases. The weighting is 0.75 for the new reward and 0.25 for the old one.</text:span></text:p>
      <text:p text:style-name="P299"><text:span text:style-name="T348"><text:tab/>All these values until now are specific to the Python API, and now we have to give it something that also means something particular to the project. We will tell the API to change some particular values in key-value map.</text:span></text:p>
      <text:p text:style-name="P299"><text:tab/><text:span text:style-name="T349">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299"><text:tab/><text:span text:style-name="T350">There are three values, because the very first value is for when the agent is at the very beginning of the training and it hasn’t surpassed any of the thresholds yet. The rest of the values will be used only when the agent surpasses the thresholds.</text:span></text:p>
      <text:p text:style-name="P98"><text:tab/><text:span text:style-name="T351">For the training of this agent, all of the training parameters were left the same, except the max_steps value which was set 5.0e6, so that it may run for an extended amount of time.</text:span></text:p>
      <text:p text:style-name="P98"><text:tab/><text:span text:style-name="T352">The curriculum learning started with the lowest difficulty, the sphere_count value set to 1. The machine agent was quickly able to master this task at around 16000 training steps, when the mean reward has gone over the first threshold.</text:span></text:p>
      <text:p text:style-name="P98"><text:tab/><text:span text:style-name="T353">After the first threshold was surpassed, the difficulty was increased by the Python API by changing the sphere_count value from 1 to 2. The training step count is continuing from where it left off when it had a sphere_count value of 1.</text:span></text:p>
      <text:p text:style-name="P300"><text:tab/><text:span text:style-name="T354">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300"><text:soft-page-break/><text:span text:style-name="T354"><text:tab/>If it was pushing the first sphere correctly, and just ignore the second one, it should have received an average reward of around 0.500. But it seems now that the second sphere was introduced it keep stumbling over it. More training time might correct this.</text:span></text:p>
      <text:p text:style-name="P300"><text:tab/><text:span text:style-name="T355">At training step 26000, it reached a mean reward of 0.325. The reward average seems to be increasing.</text:span></text:p>
      <text:p text:style-name="P300"><text:tab/><text:span text:style-name="T356">The mean reward stabilized over 0.500 after training step 44000. Here the machine agent is starting to understand how push the first sphere correctly, and not push out the second sphere too early.</text:span></text:p>
      <text:p text:style-name="P300"><text:tab/><text:span text:style-name="T356">At training step 90000, the mean reward is 0.614. The machine agent is starting to understand how to push the two spheres out one after the other.</text:span></text:p>
      <text:p text:style-name="P300"><text:tab/><text:span text:style-name="T357">At training step 122000, it reached a mean reward of 0.717. Good progress is being made for the current difficulty.</text:span></text:p>
      <text:p text:style-name="P300"><text:tab/><text:span text:style-name="T357">The average reward starts to destabilize at 152000, dropping to a value of 0.391 at training step 154000. No clear reason why did this happen all of a sudden. It could be that TensorFlow may have hit some sort of bad local minima.</text:span></text:p>
      <text:p text:style-name="P300"><text:tab/><text:span text:style-name="T358">The average reward slowly increases back to around 0.700, but it is fluctuating after that, not being stable. </text:span></text:p>
      <text:p text:style-name="P300"><text:tab/><text:span text:style-name="T358">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300"><text:tab/><text:span text:style-name="T359">In order to get to the next difficulty, with a sphere_count value of 3, the mean reward must be above 0.900.</text:span></text:p>
      <text:p text:style-name="P300"><text:tab/><text:span text:style-name="T360">The mean reward keep fluctuating, dipping under 0.800 at training step 328000, and managing to attain back the average reward of over 0.800 only at training step 532000. </text:span></text:p>
      <text:p text:style-name="P300"><text:tab/><text:span text:style-name="T360">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300"><text:tab/><text:span text:style-name="T361">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300"><text:tab/><text:span text:style-name="T361">When this finally happens, it triggers the next threshold in the curriculum, and the agent now has to learn how to push all three spheres in the correct order.</text:span></text:p>
      <text:p text:style-name="P300"><text:tab/><text:span text:style-name="T362">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300"><text:soft-page-break/><text:tab/><text:span text:style-name="T363">It seems that the agent is trying to understand the presence of the new third sphere, and it will need some time for that.</text:span></text:p>
      <text:p text:style-name="P300"><text:tab/><text:span text:style-name="T364">The mean reward starts to stabilize to 0.600 at around training step 2250000. This is still incredibly slow compared to the default case, which managed this at around training step 370000.</text:span></text:p>
      <text:p text:style-name="P300"><text:tab/><text:span text:style-name="T365">At around training step 2910000, it was the first time the agent reached a mean reward of 0.700, but it is not stable. A stable mean reward of over 0.700 was reached only at training step 3638000.</text:span></text:p>
      <text:p text:style-name="P300"><text:tab/><text:span text:style-name="T365">At the very end of training session, at training step 5000000, the mean reward reached a value of 0.813.</text:span></text:p>
      <text:p text:style-name="P300"><text:tab/><text:span text:style-name="T366">From what can be seen from this attempt of curriculum learning is that in this particular environment where an agent has to gradually push more and more spheres, it seems to rather stumble very hard on gaining progress.</text:span></text:p>
      <text:p text:style-name="P300"><text:tab/><text:span text:style-name="T366">Becoming good at pushing only one or two spheres seems to have gotten the machine agent stuck for a very long time in some sort of bad local minima, from which it was very hard to get out of.</text:span></text:p>
      <text:h text:style-name="P186" text:outline-level="3"><text:bookmark-start text:name="__RefHeading___Toc9619_893676048"/>Behavior<text:bookmark-end text:name="__RefHeading___Toc9619_893676048"/></text:h>
      <text:p text:style-name="P141"><text:span text:style-name="T9">Po</text:span><text:span text:style-name="T7">sitive behaviors:</text:span></text:p>
      <text:list xml:id="list221051483876364" text:continue-numbering="true" text:style-name="L15">
        <text:list-item>
          <text:p text:style-name="P249">it somewhat understands the order that it has to push off the spheres</text:p>
        </text:list-item>
        <text:list-item>
          <text:p text:style-name="P249">sometimes seen to confidently push spheres in order to give them a velocity; it doesn’t have to continuously push out the spheres until they are out</text:p>
        </text:list-item>
        <text:list-item>
          <text:p text:style-name="P249">it is good at staying on the stage</text:p>
          <text:p text:style-name="P262">Negative behaviors:</text:p>
        </text:list-item>
        <text:list-item>
          <text:p text:style-name="P288">generally pushing other spheres by mistake when it is not their turn yet; causing the training episode to fail early</text:p>
        </text:list-item>
        <text:list-item>
          <text:p text:style-name="P288">does not understand that pushing one sphere might cause it to collide with another sphere and cause it to fall too early</text:p>
        </text:list-item>
        <text:list-item>
          <text:p text:style-name="P288">when it is at last step of pushing off the golden sphere, it does not seem to go directly towards it, only to go around in wild circles trying to stay inside the arena</text:p>
        </text:list-item>
        <text:list-item>
          <text:p text:style-name="P288">seen many times to accumulate too much velocity and fall off the arena</text:p>
        </text:list-item>
      </text:list>
      <text:p text:style-name="P300"/>
      <text:p text:style-name="P300"><text:tab/></text:p>
      <text:p text:style-name="P300"><text:tab/></text:p>
      <text:p text:style-name="P300"><text:tab/></text:p>
      <text:p text:style-name="P98"><text:tab/></text:p>
      <text:p text:style-name="P98"><text:soft-page-break/><text:tab/></text:p>
      <text:p text:style-name="P297"/>
      <text:h text:style-name="P130" text:outline-level="1"><text:bookmark-start text:name="__RefHeading___Toc2896_2122279865"/>Source code<text:bookmark-end text:name="__RefHeading___Toc2896_2122279865"/></text:h>
      <text:h text:style-name="P170" text:outline-level="2"><text:bookmark-start text:name="__RefHeading___Toc2898_2122279865"/>RollerAgent.cs<text:bookmark-end text:name="__RefHeading___Toc2898_2122279865"/></text:h>
      <text:p text:style-name="P92"><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5"><text:tab/>The class was designed to have some flexibility regarding how the training environment is handled. Features can be enabled and disabled by changing boolean and integer variables that will be shown below.</text:p>
      <text:h text:style-name="P187" text:outline-level="3"><text:bookmark-start text:name="__RefHeading___Toc10930_2122279865"/>Initialization and reset<text:bookmark-end text:name="__RefHeading___Toc10930_2122279865"/></text:h>
      <text:p text:style-name="P91"><draw:frame draw:style-name="fr5" draw:name="Frame8" text:anchor-type="paragraph" svg:x="4.3575in" svg:y="-0.039in" svg:width="2.5047in" draw:z-index="15"><draw:text-box fo:min-height="1.7165in"><text:p text:style-name="Text"><draw:frame text:anchor-type="paragraph" draw:z-index="17" draw:name="Shape4" draw:style-name="gr4" draw:text-style-name="P311" svg:width="2.4453in" svg:height="1.3197in" svg:x="0.0291in" svg:y="0in"><draw:text-box><text:p text:style-name="P310"><text:span text:style-name="T375">Rigidbody </text:span><text:span text:style-name="T376">rBody;</text:span></text:p><text:p text:style-name="P310"><text:span text:style-name="T375">public</text:span><text:span text:style-name="T376"> </text:span><text:span text:style-name="T375">Vector3</text:span><text:span text:style-name="T376"> arenaPosition;</text:span></text:p><text:p text:style-name="P310"><text:span text:style-name="T375">public</text:span><text:span text:style-name="T376"> </text:span><text:span text:style-name="T375">GameObject</text:span><text:span text:style-name="T376"> target1;</text:span></text:p><text:p text:style-name="P310"><text:span text:style-name="T375">public</text:span><text:span text:style-name="T376"> </text:span><text:span text:style-name="T375">GameObject</text:span><text:span text:style-name="T376"> target2;</text:span></text:p><text:p text:style-name="P310"><text:span text:style-name="T375">public</text:span><text:span text:style-name="T376"> </text:span><text:span text:style-name="T375">GameObject</text:span><text:span text:style-name="T376"> target3;</text:span></text:p><text:p text:style-name="P310"><text:span text:style-name="T375">private</text:span><text:span text:style-name="T376"> </text:span><text:span text:style-name="T375">Rigidbody</text:span><text:span text:style-name="T376"> target1RigidBody;</text:span></text:p><text:p text:style-name="P310"><text:span text:style-name="T375">private</text:span><text:span text:style-name="T376"> </text:span><text:span text:style-name="T375">Rigidbody</text:span><text:span text:style-name="T376"> target2RigidBody;</text:span></text:p><text:p text:style-name="P310"><text:span text:style-name="T375">private</text:span><text:span text:style-name="T376"> </text:span><text:span text:style-name="T375">Rigidbody</text:span><text:span text:style-name="T376"> target3RigidBody;</text:span></text:p><text:p text:style-name="P310"><text:span text:style-name="T375">public</text:span><text:span text:style-name="T376"> </text:span><text:span text:style-name="T375">float</text:span><text:span text:style-name="T376"> speed;</text:span></text:p></draw:text-box></draw:frame>Text <text:sequence text:ref-name="refText4" text:name="Text" text:formula="ooow:Text+1" style:num-format="1">5</text:sequence>: RollerAgent objects and variable</text:p></draw:text-box></draw:frame><text:tab/><text:span text:style-name="T276">In </text:span><text:span text:style-name="T276"><text:sequence-ref text:reference-format="category-and-value" text:ref-name="refText4">Text 5</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1"><text:tab/><text:span text:style-name="T277">All of the RigidBody objects are for convenience; reduce further down in the code the amount of calls to the function GetComponent&lt;Rigidbody&gt;().</text:span></text:p>
      <text:p text:style-name="P91"><text:tab/><text:span text:style-name="T277">The speed variable is for controlling how fast should the RollerAgent be allowed to move.</text:span></text:p>
      <text:p text:style-name="P113"><draw:frame draw:style-name="fr5" draw:name="Frame9" text:anchor-type="paragraph" svg:x="2.8354in" svg:y="-0.1146in" svg:width="4.0075in" draw:z-index="18"><draw:text-box fo:min-height="1.1252in"><text:p text:style-name="Text"><draw:frame text:anchor-type="paragraph" draw:z-index="19" draw:name="Shape5" draw:style-name="gr5" draw:text-style-name="P311" svg:width="3.9539in" svg:height="0.7413in" svg:x="0.0264in" svg:y="0in"><draw:text-box><text:p text:style-name="P310"><text:span text:style-name="T375">private</text:span><text:span text:style-name="T376"> </text:span><text:span text:style-name="T375">const</text:span><text:span text:style-name="T376"> </text:span><text:span text:style-name="T375">bool</text:span><text:span text:style-name="T376"> giveGradualRewardForEachSphere = </text:span><text:span text:style-name="T375">true</text:span><text:span text:style-name="T376">;</text:span></text:p><text:p text:style-name="P310"><text:span text:style-name="T375">private</text:span><text:span text:style-name="T376"> </text:span><text:span text:style-name="T375">const</text:span><text:span text:style-name="T376"> </text:span><text:span text:style-name="T375">bool</text:span><text:span text:style-name="T376"> eachMissionIsItsOwnBoolean = </text:span><text:span text:style-name="T375">false</text:span><text:span text:style-name="T376">;</text:span></text:p><text:p text:style-name="P310"><text:span text:style-name="T375">private</text:span><text:span text:style-name="T376"> </text:span><text:span text:style-name="T375">const</text:span><text:span text:style-name="T376"> </text:span><text:span text:style-name="T375">bool</text:span><text:span text:style-name="T376"> rewardOnTouch = </text:span><text:span text:style-name="T375">false</text:span><text:span text:style-name="T376">;</text:span></text:p><text:p text:style-name="P310"><text:span text:style-name="T375">private</text:span><text:span text:style-name="T376"> </text:span><text:span text:style-name="T375">int</text:span><text:span text:style-name="T376"> numberOfTargets = </text:span><text:span text:style-name="T377">3</text:span><text:span text:style-name="T376">;</text:span></text:p><text:p text:style-name="P310"><text:span text:style-name="T375">private</text:span><text:span text:style-name="T376"> </text:span><text:span text:style-name="T375">int</text:span><text:span text:style-name="T376"> currentMission = </text:span><text:span text:style-name="T377">1</text:span><text:span text:style-name="T376">;</text:span></text:p></draw:text-box></draw:frame>Text <text:sequence text:ref-name="refText5" text:name="Text" text:formula="ooow:Text+1" style:num-format="1">6</text:sequence>: RollerAgent training environment modifiers and current mission variable</text:p></draw:text-box></draw:frame><text:tab/><text:span text:style-name="T278">In </text:span><text:span text:style-name="T278"><text:sequence-ref text:reference-format="category-and-value" text:ref-name="refText5">Text 6</text:sequence-ref></text:span><text:span text:style-name="T278"><text:s/>can be seen the variable that control how the training environment is interacting with the RollerAgent itself. </text:span></text:p>
      <text:p text:style-name="P113"><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3"><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3"><text:tab/><text:span text:style-name="T280">The rewardOnTouch flag controls whether the RollerAgent has to push off the stage the target spheres or if it is enough to just simply touch in order to get a reward and complete a mission.</text:span></text:p>
      <text:p text:style-name="P113"><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3"><draw:frame draw:style-name="fr5" draw:name="Frame10" text:anchor-type="paragraph" svg:x="4.0465in" svg:y="0.0209in" svg:width="2.8598in" draw:z-index="20"><draw:text-box fo:min-height="1.4634in"><text:p text:style-name="Text"><draw:frame text:anchor-type="paragraph" draw:z-index="21" draw:name="Shape6" draw:style-name="gr6" draw:text-style-name="P311" svg:width="2.8087in" svg:height="1.2335in" svg:x="0.0256in" svg:y="0in"><draw:text-box><text:p text:style-name="P310"><text:span text:style-name="T375">public</text:span><text:span text:style-name="T376"> </text:span><text:span text:style-name="T375">override</text:span><text:span text:style-name="T376"> </text:span><text:span text:style-name="T375">void</text:span><text:span text:style-name="T376"> InitializeAgent() </text:span><text:span text:style-name="T378">{</text:span></text:p><text:p text:style-name="P310"><text:span text:style-name="T375"><text:s text:c="2"/></text:span><text:span text:style-name="T375">if</text:span><text:span text:style-name="T376">(numberOfTargets &lt; </text:span><text:span text:style-name="T377">1</text:span><text:span text:style-name="T376">) </text:span><text:span text:style-name="T378">{</text:span></text:p><text:p text:style-name="P310"><text:span text:style-name="T376"><text:s text:c="4"/></text:span><text:span text:style-name="T376">numberOfTargets = </text:span><text:span text:style-name="T377">1</text:span><text:span text:style-name="T376">;</text:span></text:p><text:p text:style-name="P310"><text:span text:style-name="T376"><text:s text:c="2"/></text:span><text:span text:style-name="T376">}</text:span><text:span text:style-name="T375">else</text:span><text:span text:style-name="T376"> </text:span><text:span text:style-name="T375">if</text:span><text:span text:style-name="T376">(numberOfTargets &gt; </text:span><text:span text:style-name="T377">3</text:span><text:span text:style-name="T376">) </text:span><text:span text:style-name="T378">{</text:span></text:p><text:p text:style-name="P310"><text:span text:style-name="T376"><text:s text:c="4"/></text:span><text:span text:style-name="T376">numberOfTargets = </text:span><text:span text:style-name="T377">3</text:span><text:span text:style-name="T376">;</text:span></text:p><text:p text:style-name="P310"><text:span text:style-name="T376"><text:s text:c="2"/></text:span><text:span text:style-name="T376">}</text:span></text:p><text:p text:style-name="P310"><text:span text:style-name="T376"><text:s text:c="2"/></text:span><text:span text:style-name="T376">rBody = GetComponent&lt;</text:span><text:span text:style-name="T375">Rigidbody</text:span><text:span text:style-name="T376">&gt;();</text:span></text:p><text:p text:style-name="P310"><text:span text:style-name="T376">}</text:span></text:p></draw:text-box></draw:frame>Text <text:sequence text:ref-name="refText6" text:name="Text" text:formula="ooow:Text+1" style:num-format="1">7</text:sequence>: RollerAgent initialization</text:p></draw:text-box></draw:frame><text:soft-page-break/><text:tab/><text:span text:style-name="T283">When for example the numberOfTargets is 2, every target sphere being pushed off gives a reward of ½ = 0.5.</text:span></text:p>
      <text:p text:style-name="P113"><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3"><draw:frame draw:style-name="fr5" draw:name="Frame15" text:anchor-type="paragraph" svg:x="2.7744in" svg:y="0.0264in" svg:width="4.1189in" draw:z-index="30"><draw:text-box fo:min-height="3.1957in"><text:p text:style-name="Text"><draw:frame text:anchor-type="paragraph" draw:z-index="31" draw:name="Shape11" draw:style-name="gr11" draw:text-style-name="P311" svg:width="4.1185in" svg:height="2.9689in" svg:x="0in" svg:y="0in"><draw:text-box><text:p text:style-name="P310"><text:span text:style-name="T375">public</text:span><text:span text:style-name="T376"> </text:span><text:span text:style-name="T375">override</text:span><text:span text:style-name="T376"> </text:span><text:span text:style-name="T375">void</text:span><text:span text:style-name="T376"> AgentReset()</text:span><text:span text:style-name="T378">{ </text:span></text:p><text:p text:style-name="P310"><text:span text:style-name="T375"><text:s text:c="2"/></text:span><text:span text:style-name="T375">if</text:span><text:span text:style-name="T376"> (!target1RigidBody)</text:span><text:span text:style-name="T378">{</text:span></text:p><text:p text:style-name="P310"><text:span text:style-name="T376"><text:s text:c="4"/></text:span><text:span text:style-name="T376">target1RigidBody = target1.GetComponent&lt;</text:span><text:span text:style-name="T375">Rigidbody</text:span><text:span text:style-name="T376">&gt;();</text:span></text:p><text:p text:style-name="P310"><text:span text:style-name="T376"><text:s text:c="2"/></text:span><text:span text:style-name="T376">}</text:span></text:p><text:p text:style-name="P310"><text:span text:style-name="T375"><text:s text:c="2"/></text:span><text:span text:style-name="T375">if</text:span><text:span text:style-name="T376"> (!target2RigidBody)</text:span><text:span text:style-name="T378">{</text:span></text:p><text:p text:style-name="P310"><text:span text:style-name="T376"><text:s text:c="4"/></text:span><text:span text:style-name="T376">target2RigidBody = target2.GetComponent&lt;</text:span><text:span text:style-name="T375">Rigidbody</text:span><text:span text:style-name="T376">&gt;();</text:span></text:p><text:p text:style-name="P310"><text:span text:style-name="T376"><text:s text:c="2"/></text:span><text:span text:style-name="T376">}</text:span></text:p><text:p text:style-name="P310"><text:span text:style-name="T375"><text:s text:c="2"/></text:span><text:span text:style-name="T375">if</text:span><text:span text:style-name="T376"> (!target3RigidBody)</text:span><text:span text:style-name="T378">{</text:span></text:p><text:p text:style-name="P310"><text:span text:style-name="T376"><text:s text:c="4"/></text:span><text:span text:style-name="T376">target3RigidBody = target3.GetComponent&lt;</text:span><text:span text:style-name="T375">Rigidbody</text:span><text:span text:style-name="T376">&gt;();</text:span></text:p><text:p text:style-name="P310"><text:span text:style-name="T376"><text:s text:c="2"/></text:span><text:span text:style-name="T376">}</text:span></text:p><text:p text:style-name="P310"><text:span text:style-name="T376"/></text:p><text:p text:style-name="P310"><text:span text:style-name="T375"><text:s text:c="2"/></text:span><text:span text:style-name="T375">if</text:span><text:span text:style-name="T376"> (transform.position.y &lt; arenaPosition.y + </text:span><text:span text:style-name="T377">0.45f</text:span><text:span text:style-name="T376">)</text:span><text:span text:style-name="T378">{</text:span></text:p><text:p text:style-name="P310"><text:span text:style-name="T376"><text:s text:c="4"/></text:span><text:span text:style-name="T376">rBody.angularVelocity = Vector3.zero;</text:span></text:p><text:p text:style-name="P310"><text:span text:style-name="T376"><text:s text:c="4"/></text:span><text:span text:style-name="T376">rBody.velocity = Vector3.zero;</text:span></text:p><text:p text:style-name="P310"><text:span text:style-name="T376"><text:s text:c="4"/></text:span><text:span text:style-name="T376">transform.position = </text:span><text:span text:style-name="T375">new</text:span><text:span text:style-name="T376"> </text:span><text:span text:style-name="T375">Vector3</text:span><text:span text:style-name="T376">(</text:span><text:span text:style-name="T377">0</text:span><text:span text:style-name="T376">, arenaPosition.y + </text:span><text:span text:style-name="T377">0.5f</text:span><text:span text:style-name="T376">, </text:span><text:span text:style-name="T377">0</text:span><text:span text:style-name="T376">);</text:span></text:p><text:p text:style-name="P310"><text:span text:style-name="T376"><text:s text:c="2"/></text:span><text:span text:style-name="T376">}</text:span></text:p><text:p text:style-name="P310"><text:span text:style-name="T376"><text:s text:c="2"/></text:span><text:span text:style-name="T376">currentMission = </text:span><text:span text:style-name="T377">1</text:span><text:span text:style-name="T376">;</text:span></text:p><text:p text:style-name="P310"><text:span text:style-name="T376"><text:s text:c="2"/></text:span><text:span text:style-name="T376">ResetAllTargets();</text:span></text:p><text:p text:style-name="P310"><text:span text:style-name="T376">}</text:span></text:p></draw:text-box></draw:frame>Text <text:sequence text:ref-name="refText7" text:name="Text" text:formula="ooow:Text+1" style:num-format="1">8</text:sequence>: RollerAgent AgentReset method</text:p></draw:text-box></draw:frame><text:tab/><text:span text:style-name="T282">Using a variable to store the current mission instead of inferring it from the current state of the target spheres simplifies the code.</text:span></text:p>
      <text:p text:style-name="P111"/>
      <text:p text:style-name="P113"><text:tab/><text:span text:style-name="T284">The RollerAgent initialization is shown in </text:span><text:span text:style-name="T284"><text:sequence-ref text:reference-format="category-and-value" text:ref-name="refText6">Text 7</text:sequence-ref></text:span><text:span text:style-name="T284">. Nothing much is done here, only to check that the numberOfTargets value is clamped between 1 and 3, and store a reference to the RigidBody component of the RollerAgent game object.</text:span></text:p>
      <text:p text:style-name="P113"><draw:frame draw:style-name="fr4" draw:name="Frame16" text:anchor-type="paragraph" svg:x="2.9799in" svg:y="1.0571in" svg:width="3.9484in" draw:z-index="32"><draw:text-box fo:min-height="1.1091in"><text:p text:style-name="Text"><draw:frame text:anchor-type="paragraph" draw:z-index="33" draw:name="Shape12" draw:style-name="gr12" draw:text-style-name="P316" svg:width="3.3169in" svg:height="0.8803in" svg:x="0in" svg:y="0in"><draw:text-box><text:p text:style-name="P310"><text:span text:style-name="T376">target1RigidBody.velocity = Vector3.zero;</text:span></text:p><text:p text:style-name="P310"><text:span text:style-name="T376">target1RigidBody.angularVelocity = Vector3.zero;</text:span></text:p><text:p text:style-name="P310"><text:span text:style-name="T376">target2RigidBody.velocity = Vector3.zero;</text:span></text:p><text:p text:style-name="P310"><text:span text:style-name="T376">target2RigidBody.angularVelocity = Vector3.zero;</text:span></text:p><text:p text:style-name="P310"><text:span text:style-name="T376">target3RigidBody.velocity = Vector3.zero;</text:span></text:p><text:p text:style-name="P310"><text:span text:style-name="T376">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3"><draw:frame draw:style-name="fr4" draw:name="Frame17" text:anchor-type="paragraph" svg:x="4.1228in" svg:y="1.1382in" svg:width="2.8043in" draw:z-index="34"><draw:text-box fo:min-height="0.4626in"><text:p text:style-name="Text"><draw:frame text:anchor-type="paragraph" draw:z-index="35" draw:name="Shape13" draw:style-name="gr13" draw:text-style-name="P314" svg:width="2.8039in" svg:height="0.4622in" svg:x="0in" svg:y="0in"><draw:text-box><text:p text:style-name="P310"><text:span text:style-name="T376">target1.SetActive(numberOfTargets &gt;= </text:span><text:span text:style-name="T377">1</text:span><text:span text:style-name="T376">);</text:span></text:p><text:p text:style-name="P310"><text:span text:style-name="T376">target2.SetActive(numberOfTargets &gt;= </text:span><text:span text:style-name="T377">2</text:span><text:span text:style-name="T376">);</text:span></text:p><text:p text:style-name="P310"><text:span text:style-name="T376">target3.SetActive(numberOfTargets &gt;= </text:span><text:span text:style-name="T377">3</text:span><text:span text:style-name="T376">);</text:span></text:p></draw:text-box></draw:frame>Text <text:sequence text:ref-name="refText9" text:name="Text" text:formula="ooow:Text+1" style:num-format="1">10</text:sequence>: Selective activation of the target spheres</text:p></draw:text-box></draw:frame><draw:frame draw:style-name="fr4" draw:name="Frame18" text:anchor-type="paragraph" svg:x="3.9563in" svg:y="2.0457in" svg:width="2.9772in" draw:z-index="36"><draw:text-box fo:min-height="0.3409in"><text:p text:style-name="Text"><draw:frame text:anchor-type="paragraph" draw:z-index="37" draw:name="Shape14" draw:style-name="gr14" draw:text-style-name="P317" svg:width="2.9768in" svg:height="0.3406in" svg:x="0in" svg:y="0in"><draw:text-box><text:p text:style-name="P310"><text:span text:style-name="T375">float</text:span><text:span text:style-name="T376"> spawnHeight = arenaPosition.y + </text:span><text:span text:style-name="T377">0.5f</text:span><text:span text:style-name="T376">;</text:span></text:p><text:p text:style-name="P310"><text:span text:style-name="T375">float</text:span><text:span text:style-name="T376"> arenaRadius = </text:span><text:span text:style-name="T377">4.5f</text:span><text:span text:style-name="T376">;</text:span></text:p></draw:text-box></draw:frame>Text <text:sequence text:ref-name="refText10" text:name="Text" text:formula="ooow:Text+1" style:num-format="1">11</text:sequence>: Auxiliary variables in ResetAllTargets</text:p></draw:text-box></draw:frame><text:tab/><text:span text:style-name="T287">In </text:span><text:span text:style-name="T287"><text:sequence-ref text:reference-format="category-and-value" text:ref-name="refText7">Text 8</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3"><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8">Text 9</text:sequence-ref></text:span><text:span text:style-name="T287">.</text:span></text:p>
      <text:p text:style-name="P112"><text:tab/><text:span text:style-name="T288">In </text:span><text:span text:style-name="T288"><text:sequence-ref text:reference-format="category-and-value" text:ref-name="refText9">Text 10</text:sequence-ref></text:span><text:span text:style-name="T288"><text:s/>the target spheres are selectively activated depending on the value of numberOfTarges.</text:span></text:p>
      <text:p text:style-name="P112"><draw:frame draw:style-name="fr4" draw:name="Frame19" text:anchor-type="paragraph" svg:x="3.1909in" svg:y="0.0201in" svg:width="3.7209in" draw:z-index="38"><draw:text-box fo:min-height="5.1744in"><text:p text:style-name="Text"><draw:frame text:anchor-type="paragraph" draw:z-index="39" draw:name="Shape15" draw:style-name="gr15" draw:text-style-name="P318" svg:width="3.6043in" svg:height="4.9831in" svg:x="0.0327in" svg:y="0in"><draw:text-box><text:p text:style-name="P310"><text:span text:style-name="T375">do</text:span><text:span text:style-name="T376">{</text:span></text:p><text:p text:style-name="P310"><text:span text:style-name="T375"><text:s text:c="2"/></text:span><text:span text:style-name="T376">r = Random.insideUnitCircle*arenaRadius;</text:span></text:p><text:p text:style-name="P310"><text:span text:style-name="T376"><text:s text:c="2"/></text:span><text:span text:style-name="T376">targetPosition = </text:span><text:span text:style-name="T375">new</text:span><text:span text:style-name="T376"> </text:span><text:span text:style-name="T375">Vector3</text:span><text:span text:style-name="T376">(</text:span><text:span text:style-name="T378">r.x,spawnHeight,r.y);</text:span></text:p><text:p text:style-name="P310"><text:span text:style-name="T376"><text:s text:c="2"/></text:span><text:span text:style-name="T376">distanceToAgent = Vector3.Distance(</text:span></text:p><text:p text:style-name="P310"><text:span text:style-name="T376"><text:s text:c="4"/></text:span><text:span text:style-name="T376">transform.position, targetPosition);</text:span></text:p><text:p text:style-name="P310"><text:span text:style-name="T376">} </text:span><text:span text:style-name="T375">while</text:span><text:span text:style-name="T376"> (distanceToAgent &lt; </text:span><text:span text:style-name="T377">1.1f</text:span><text:span text:style-name="T376">);</text:span></text:p><text:p text:style-name="P310"><text:span text:style-name="T376">target1.transform.position = targetPosition;</text:span></text:p><text:p text:style-name="P310"><text:span text:style-name="T378"/></text:p><text:p text:style-name="P310"><text:span text:style-name="T375">if</text:span><text:span text:style-name="T376"> (numberOfTargets &lt; </text:span><text:span text:style-name="T377">2</text:span><text:span text:style-name="T376">) </text:span><text:span text:style-name="T375">return</text:span><text:span text:style-name="T376">;</text:span></text:p><text:p text:style-name="P310"><text:span text:style-name="T375">do</text:span><text:span text:style-name="T376">{</text:span></text:p><text:p text:style-name="P310"><text:span text:style-name="T375"><text:s text:c="2"/></text:span><text:span text:style-name="T376">r = Random.insideUnitCircle*arenaRadius;</text:span></text:p><text:p text:style-name="P310"><text:span text:style-name="T376"><text:s text:c="2"/></text:span><text:span text:style-name="T376">targetPosition = </text:span><text:span text:style-name="T375">new</text:span><text:span text:style-name="T376"> </text:span><text:span text:style-name="T375">Vector3</text:span><text:span text:style-name="T376">(</text:span><text:span text:style-name="T378">r.x,spawnHeight,r.y);</text:span></text:p><text:p text:style-name="P310"><text:span text:style-name="T376"><text:s text:c="2"/></text:span><text:span text:style-name="T376">distanceToAgent = Vector3.Distance(</text:span></text:p><text:p text:style-name="P310"><text:span text:style-name="T376"><text:s text:c="4"/></text:span><text:span text:style-name="T376">transform.position, targetPosition);</text:span></text:p><text:p text:style-name="P310"><text:span text:style-name="T376"><text:s text:c="2"/></text:span><text:span text:style-name="T376">distanceToTarget1 = Vector3.Distance(</text:span></text:p><text:p text:style-name="P310"><text:span text:style-name="T376"><text:s text:c="4"/></text:span><text:span text:style-name="T376">target1.transform.position, targetPosition);</text:span></text:p><text:p text:style-name="P310"><text:span text:style-name="T376">} </text:span><text:span text:style-name="T375">while</text:span><text:span text:style-name="T376"> (distanceToAgent &lt; </text:span><text:span text:style-name="T377">1.1f</text:span><text:span text:style-name="T376"> </text:span></text:p><text:p text:style-name="P310"><text:span text:style-name="T376"><text:s text:c="9"/></text:span><text:span text:style-name="T376">|| distanceToTarget1 &lt; </text:span><text:span text:style-name="T377">1.1f</text:span><text:span text:style-name="T376">);</text:span></text:p><text:p text:style-name="P310"><text:span text:style-name="T376">target2.transform.position = targetPosition;</text:span></text:p><text:p text:style-name="P310"><text:span text:style-name="T378"/></text:p><text:p text:style-name="P310"><text:span text:style-name="T375">if</text:span><text:span text:style-name="T376"> (numberOfTargets &lt; </text:span><text:span text:style-name="T377">3</text:span><text:span text:style-name="T376">) </text:span><text:span text:style-name="T375">return</text:span><text:span text:style-name="T376">;</text:span></text:p><text:p text:style-name="P310"><text:span text:style-name="T375">do</text:span><text:span text:style-name="T376">{</text:span></text:p><text:p text:style-name="P310"><text:span text:style-name="T375"><text:s text:c="2"/></text:span><text:span text:style-name="T376">r = Random.insideUnitCircle*arenaRadius;</text:span></text:p><text:p text:style-name="P310"><text:span text:style-name="T376"><text:s text:c="2"/></text:span><text:span text:style-name="T376">targetPosition = </text:span><text:span text:style-name="T375">new</text:span><text:span text:style-name="T376"> </text:span><text:span text:style-name="T375">Vector3</text:span><text:span text:style-name="T376">(</text:span><text:span text:style-name="T378">r.x,spawnHeight,r.y);</text:span></text:p><text:p text:style-name="P310"><text:span text:style-name="T376"><text:s text:c="2"/></text:span><text:span text:style-name="T376">distanceToAgent = Vector3.Distance(</text:span></text:p><text:p text:style-name="P310"><text:span text:style-name="T376"><text:s text:c="4"/></text:span><text:span text:style-name="T376">transform.position, targetPosition);</text:span></text:p><text:p text:style-name="P310"><text:span text:style-name="T376"><text:s text:c="2"/></text:span><text:span text:style-name="T376">distanceToTarget1 = Vector3.Distance(</text:span></text:p><text:p text:style-name="P310"><text:span text:style-name="T376"><text:s text:c="4"/></text:span><text:span text:style-name="T376">target1.transform.position, targetPosition);</text:span></text:p><text:p text:style-name="P310"><text:span text:style-name="T376"><text:s text:c="2"/></text:span><text:span text:style-name="T376">distanceToTarget2 = Vector3.Distance(</text:span></text:p><text:p text:style-name="P310"><text:span text:style-name="T376"><text:s text:c="4"/></text:span><text:span text:style-name="T376">target2.transform.position, targetPosition);</text:span></text:p><text:p text:style-name="P310"><text:span text:style-name="T376">} </text:span><text:span text:style-name="T375">while</text:span><text:span text:style-name="T376"> (distanceToAgent &lt; </text:span><text:span text:style-name="T377">1.1f</text:span><text:span text:style-name="T376"> </text:span></text:p><text:p text:style-name="P310"><text:span text:style-name="T376"><text:s text:c="9"/></text:span><text:span text:style-name="T376">|| distanceToTarget1 &lt; </text:span><text:span text:style-name="T377">1.1f</text:span><text:span text:style-name="T376"> </text:span></text:p><text:p text:style-name="P310"><text:span text:style-name="T376"><text:s text:c="9"/></text:span><text:span text:style-name="T376">|| distanceToTarget2 &lt; </text:span><text:span text:style-name="T377">1.1f</text:span><text:span text:style-name="T376">);</text:span></text:p><text:p text:style-name="P310"><text:span text:style-name="T376">target3.transform.position = targetPosition;</text:span></text:p></draw:text-box></draw:frame>Text <text:sequence text:ref-name="refText11" text:name="Text" text:formula="ooow:Text+1" style:num-format="1">12</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10">Text 11</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2"><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1">Text 12</text:sequence-ref></text:span><text:span text:style-name="T290">)</text:span></text:p>
      <text:p text:style-name="P112"><text:tab/><text:span text:style-name="T290">This way no training scenario will be ever start with target spheres already overlapping with others or with the agent.</text:span></text:p>
      <text:p text:style-name="P114"><text:tab/><text:span text:style-name="T292">After each target has been successfully placed in the environment, a check is done on the numberOfTargets variable to see if the code logic has to find a position for the next targets too.</text:span></text:p>
      <text:p text:style-name="P116"><text:tab/>Because some training environments only use two spheres, it is not worth finding a valid position for the third sphere.</text:p>
      <text:p text:style-name="P116"><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88" text:outline-level="3"><draw:frame draw:style-name="fr4" draw:name="Frame11" text:anchor-type="paragraph" svg:x="3.7839in" svg:y="0.1835in" svg:width="3.1862in" draw:z-index="22"><draw:text-box fo:min-height="2.8307in"><text:p text:style-name="Text"><draw:frame text:anchor-type="paragraph" draw:z-index="23" draw:name="Shape7" draw:style-name="gr7" draw:text-style-name="P311" svg:width="3.1024in" svg:height="2.6386in" svg:x="0.0417in" svg:y="0in"><draw:text-box><text:p text:style-name="P310"><text:span text:style-name="T375">private</text:span><text:span text:style-name="T376"> </text:span><text:span text:style-name="T375">void</text:span><text:span text:style-name="T376"> Goal1Achieved() </text:span><text:span text:style-name="T378">{</text:span></text:p><text:p text:style-name="P310"><text:span text:style-name="T375"><text:s text:c="2"/></text:span><text:span text:style-name="T375">if</text:span><text:span text:style-name="T376"> (currentMission == </text:span><text:span text:style-name="T377">1</text:span><text:span text:style-name="T376">) </text:span><text:span text:style-name="T378">{</text:span></text:p><text:p text:style-name="P310"><text:span text:style-name="T376"><text:s text:c="4"/></text:span><text:span text:style-name="T376">target1.SetActive(</text:span><text:span text:style-name="T375">false</text:span><text:span text:style-name="T376">);</text:span></text:p><text:p text:style-name="P310"><text:span text:style-name="T375"><text:s text:c="4"/></text:span><text:span text:style-name="T375">if</text:span><text:span text:style-name="T376"> (giveGradualRewardForEachSphere) </text:span><text:span text:style-name="T378">{</text:span></text:p><text:p text:style-name="P310"><text:span text:style-name="T376"><text:s text:c="6"/></text:span><text:span text:style-name="T376">AddReward(</text:span><text:span text:style-name="T377">1f</text:span><text:span text:style-name="T376"> / numberOfTargets);</text:span></text:p><text:p text:style-name="P310"><text:span text:style-name="T376"><text:s text:c="4"/></text:span><text:span text:style-name="T376">}</text:span></text:p><text:p text:style-name="P310"><text:span text:style-name="T375"><text:s text:c="4"/></text:span><text:span text:style-name="T375">if</text:span><text:span text:style-name="T376">(currentMission == numberOfTargets) </text:span><text:span text:style-name="T378">{</text:span></text:p><text:p text:style-name="P310"><text:span text:style-name="T375"><text:s text:c="6"/></text:span><text:span text:style-name="T375">if</text:span><text:span text:style-name="T376"> (!giveGradualRewardForEachSphere)</text:span><text:span text:style-name="T378"> {</text:span></text:p><text:p text:style-name="P310"><text:span text:style-name="T376"><text:tab/></text:span><text:span text:style-name="T376"> <text:s/></text:span><text:span text:style-name="T376">AddReward(</text:span><text:span text:style-name="T377">1</text:span><text:span text:style-name="T376">);</text:span></text:p><text:p text:style-name="P310"><text:span text:style-name="T376"><text:s text:c="6"/></text:span><text:span text:style-name="T376">}</text:span></text:p><text:p text:style-name="P310"><text:span text:style-name="T376"><text:s text:c="6"/></text:span><text:span text:style-name="T376">Done();</text:span></text:p><text:p text:style-name="P310"><text:span text:style-name="T376"><text:s text:c="4"/></text:span><text:span text:style-name="T376">}</text:span></text:p><text:p text:style-name="P310"><text:span text:style-name="T376"><text:s text:c="4"/></text:span><text:span text:style-name="T376">currentMission++;</text:span></text:p><text:p text:style-name="P310"><text:span text:style-name="T376"><text:s text:c="2"/></text:span><text:span text:style-name="T376">}</text:span></text:p><text:p text:style-name="P310"><text:span text:style-name="T375"><text:s text:c="2"/></text:span><text:span text:style-name="T375">else {</text:span></text:p><text:p text:style-name="P310"><text:span text:style-name="T376"><text:s text:c="4"/></text:span><text:span text:style-name="T376">Done();</text:span></text:p><text:p text:style-name="P310"><text:span text:style-name="T376"><text:s text:c="2"/></text:span><text:span text:style-name="T376">}</text:span></text:p><text:p text:style-name="P310"><text:span text:style-name="T376">}</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3"><text:tab/><text:span text:style-name="T285">The Goal1Achieved method, shown in </text:span><text:span text:style-name="T285"><text:sequence-ref text:reference-format="category-and-value" text:ref-name="refText12">Text 13</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1"><text:tab/><text:span text:style-name="T285">Similar methods can be seen for the other two targets spheres as well, in </text:span><text:span text:style-name="T285"><text:sequence-ref text:reference-format="category-and-value" text:ref-name="refText13">Text 14</text:sequence-ref></text:span><text:span text:style-name="T285"><text:s/>and in </text:span><text:span text:style-name="T285"><text:sequence-ref text:reference-format="category-and-value" text:ref-name="refText14">Text 15</text:sequence-ref></text:span><text:span text:style-name="T285">.</text:span></text:p>
      <text:p text:style-name="P121"><draw:frame draw:style-name="fr4" draw:name="Frame12" text:anchor-type="paragraph" svg:x="0.2339in" svg:y="-0.0583in" svg:width="3.0102in" draw:z-index="24"><draw:text-box fo:min-height="2.9126in"><text:p text:style-name="Text"><draw:frame text:anchor-type="paragraph" draw:z-index="25" draw:name="Shape8" draw:style-name="gr8" draw:text-style-name="P313" svg:width="2.9823in" svg:height="2.6386in" svg:x="0in" svg:y="0.0402in"><draw:text-box><text:p text:style-name="P312"><text:span text:style-name="T379">private</text:span><text:span text:style-name="T380"> </text:span><text:span text:style-name="T379">void</text:span><text:span text:style-name="T380"> Goal2Achieved() </text:span><text:span text:style-name="T381">{</text:span><text:span text:style-name="T381"><text:line-break/></text:span><text:span text:style-name="T379"> <text:s/>if</text:span><text:span text:style-name="T380"> (currentMission == </text:span><text:span text:style-name="T382">2</text:span><text:span text:style-name="T380">) </text:span><text:span text:style-name="T381">{</text:span><text:span text:style-name="T381"><text:line-break/></text:span><text:span text:style-name="T380"> <text:s text:c="3"/>target2.SetActive(</text:span><text:span text:style-name="T379">false</text:span><text:span text:style-name="T380">);</text:span><text:span text:style-name="T380"><text:line-break/></text:span><text:span text:style-name="T379"> <text:s text:c="3"/>if</text:span><text:span text:style-name="T380"> (giveGradualRewardForEachSphere) </text:span><text:span text:style-name="T381">{</text:span><text:span text:style-name="T381"><text:line-break/></text:span><text:span text:style-name="T380"> <text:s text:c="5"/>AddReward(</text:span><text:span text:style-name="T382">1f</text:span><text:span text:style-name="T380"> / numberOfTargets);</text:span><text:span text:style-name="T380"><text:line-break/></text:span><text:span text:style-name="T380"> <text:s text:c="3"/>}</text:span><text:span text:style-name="T380"><text:line-break/></text:span><text:span text:style-name="T379"> <text:s text:c="3"/>if</text:span><text:span text:style-name="T380"> (currentMission == numberOfTargets)</text:span><text:span text:style-name="T381">{</text:span><text:span text:style-name="T381"><text:line-break/></text:span><text:span text:style-name="T379"> <text:s text:c="5"/>if</text:span><text:span text:style-name="T380"> (!giveGradualRewardForEachSphere)</text:span><text:span text:style-name="T381">{</text:span><text:span text:style-name="T381"><text:line-break/></text:span><text:span text:style-name="T380"> <text:s text:c="7"/>AddReward(</text:span><text:span text:style-name="T382">1</text:span><text:span text:style-name="T380">);</text:span><text:span text:style-name="T380"><text:line-break/></text:span><text:span text:style-name="T380"> <text:s text:c="5"/>}</text:span><text:span text:style-name="T380"><text:line-break/></text:span><text:span text:style-name="T380"> <text:s text:c="5"/>Done();</text:span><text:span text:style-name="T380"><text:line-break/></text:span><text:span text:style-name="T380"> <text:s text:c="3"/>}</text:span><text:span text:style-name="T380"><text:line-break/></text:span><text:span text:style-name="T380"> <text:s text:c="3"/>currentMission++;</text:span><text:span text:style-name="T380"><text:line-break/></text:span><text:span text:style-name="T380"> <text:s/>}</text:span><text:span text:style-name="T380"><text:line-break/></text:span><text:span text:style-name="T379"> <text:s/>else</text:span><text:span text:style-name="T380"> {</text:span><text:span text:style-name="T380"><text:line-break/></text:span><text:span text:style-name="T380"> <text:s text:c="3"/>Done();</text:span><text:span text:style-name="T380"><text:line-break/></text:span><text:span text:style-name="T380"> <text:s/>}</text:span><text:span text:style-name="T380"><text:line-break/></text:span><text:span text:style-name="T380">}</text:span></text:p></draw:text-box></draw:frame>Text <text:sequence text:ref-name="refText13" text:name="Text" text:formula="ooow:Text+1" style:num-format="1">14</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14" svg:width="3.0831in" svg:height="2.6689in" svg:x="0.0272in" svg:y="0in"><draw:text-box><text:p text:style-name="P310"><text:span text:style-name="T375">private</text:span><text:span text:style-name="T376"> </text:span><text:span text:style-name="T375">void</text:span><text:span text:style-name="T376"> Goal3Achieved() {</text:span></text:p><text:p text:style-name="P310"><text:span text:style-name="T375"><text:s text:c="2"/></text:span><text:span text:style-name="T375">if</text:span><text:span text:style-name="T376"> (currentMission == </text:span><text:span text:style-name="T377">3</text:span><text:span text:style-name="T376">) {</text:span></text:p><text:p text:style-name="P310"><text:span text:style-name="T376"><text:s text:c="4"/></text:span><text:span text:style-name="T376">target3.SetActive(</text:span><text:span text:style-name="T375">false</text:span><text:span text:style-name="T376">);</text:span></text:p><text:p text:style-name="P310"><text:span text:style-name="T375"><text:s text:c="4"/></text:span><text:span text:style-name="T375">if</text:span><text:span text:style-name="T376"> (giveGradualRewardForEachSphere) </text:span><text:span text:style-name="T378">{</text:span></text:p><text:p text:style-name="P310"><text:span text:style-name="T376"><text:s text:c="6"/></text:span><text:span text:style-name="T376">AddReward(</text:span><text:span text:style-name="T377">1f</text:span><text:span text:style-name="T376"> / numberOfTargets);</text:span></text:p><text:p text:style-name="P310"><text:span text:style-name="T376"><text:s text:c="4"/></text:span><text:span text:style-name="T376">}</text:span></text:p><text:p text:style-name="P310"><text:span text:style-name="T375"><text:s text:c="4"/></text:span><text:span text:style-name="T375">if</text:span><text:span text:style-name="T376"> (currentMission == numberOfTargets)</text:span><text:span text:style-name="T378">{</text:span></text:p><text:p text:style-name="P310"><text:span text:style-name="T375"><text:s text:c="6"/></text:span><text:span text:style-name="T375">if</text:span><text:span text:style-name="T376"> (!giveGradualRewardForEachSphere)</text:span><text:span text:style-name="T378">{</text:span></text:p><text:p text:style-name="P310"><text:span text:style-name="T376"><text:s text:c="8"/></text:span><text:span text:style-name="T376">AddReward(</text:span><text:span text:style-name="T377">1</text:span><text:span text:style-name="T376">);</text:span></text:p><text:p text:style-name="P310"><text:span text:style-name="T376"><text:s text:c="6"/></text:span><text:span text:style-name="T376">}</text:span></text:p><text:p text:style-name="P310"><text:span text:style-name="T376"><text:s text:c="6"/></text:span><text:span text:style-name="T376">Done();</text:span></text:p><text:p text:style-name="P310"><text:span text:style-name="T376"><text:s text:c="4"/></text:span><text:span text:style-name="T376">}</text:span></text:p><text:p text:style-name="P310"><text:span text:style-name="T376"><text:s text:c="4"/></text:span><text:span text:style-name="T376">currentMission++;</text:span></text:p><text:p text:style-name="P310"><text:span text:style-name="T376"><text:s text:c="2"/></text:span><text:span text:style-name="T376">}</text:span></text:p><text:p text:style-name="P310"><text:span text:style-name="T375"><text:s text:c="2"/></text:span><text:span text:style-name="T375">else</text:span><text:span text:style-name="T376"> {</text:span></text:p><text:p text:style-name="P310"><text:span text:style-name="T376"><text:s text:c="4"/></text:span><text:span text:style-name="T376">Done();</text:span></text:p><text:p text:style-name="P310"><text:span text:style-name="T376"><text:s text:c="2"/></text:span><text:span text:style-name="T376">}</text:span></text:p><text:p text:style-name="P310"><text:span text:style-name="T376">}</text:span></text:p></draw:text-box></draw:frame>Text <text:sequence text:ref-name="refText14" text:name="Text" text:formula="ooow:Text+1" style:num-format="1">15</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1"><draw:frame draw:style-name="fr5" draw:name="Frame14" text:anchor-type="paragraph" svg:x="0.0437in" svg:y="-0.0409in" svg:width="6.8591in" draw:z-index="28"><draw:text-box fo:min-height="2.5437in"><text:p text:style-name="Text"><draw:frame text:anchor-type="paragraph" draw:z-index="29" draw:name="Shape10" draw:style-name="gr10" draw:text-style-name="P315" svg:width="6.8587in" svg:height="2.4921in" svg:x="0in" svg:y="0in"><draw:text-box><text:p text:style-name="P310"><text:span text:style-name="T375">public</text:span><text:span text:style-name="T376"> </text:span><text:span text:style-name="T375">override</text:span><text:span text:style-name="T376"> </text:span><text:span text:style-name="T375">void</text:span><text:span text:style-name="T376"> AgentAction(</text:span><text:span text:style-name="T375">float</text:span><text:span text:style-name="T376">[] vectorAction, </text:span><text:span text:style-name="T375">string</text:span><text:span text:style-name="T376"> textAction) {</text:span></text:p><text:p text:style-name="P310"><text:span text:style-name="T375"><text:s text:c="2"/></text:span><text:span text:style-name="T375">Vector3</text:span><text:span text:style-name="T376"> controlSignal = </text:span><text:span text:style-name="T375">new</text:span><text:span text:style-name="T376"> </text:span><text:span text:style-name="T375">Vector3</text:span><text:span text:style-name="T376">(vectorAction[</text:span><text:span text:style-name="T377">0</text:span><text:span text:style-name="T376">], </text:span><text:span text:style-name="T377">0</text:span><text:span text:style-name="T376">, vectorAction[</text:span><text:span text:style-name="T377">1</text:span><text:span text:style-name="T376">]);</text:span></text:p><text:p text:style-name="P310"><text:span text:style-name="T376"><text:s text:c="2"/></text:span><text:span text:style-name="T376">rBody.AddForce(controlSignal * speed);</text:span></text:p><text:p text:style-name="P310"><text:span text:style-name="T376"/></text:p><text:p text:style-name="P310"><text:span text:style-name="T375"><text:s text:c="2"/></text:span><text:span text:style-name="T375">if</text:span><text:span text:style-name="T376"> (target1.activeSelf &amp;&amp; numberOfTargets&gt;=</text:span><text:span text:style-name="T377">1</text:span><text:span text:style-name="T376"> &amp;&amp; target1.transform.position.y+</text:span><text:span text:style-name="T377">1</text:span><text:span text:style-name="T376">&lt;arenaPosition.y){</text:span></text:p><text:p text:style-name="P310"><text:span text:style-name="T376"><text:s text:c="4"/></text:span><text:span text:style-name="T376">Goal1Achieved();</text:span><text:span text:style-name="T375">return</text:span><text:span text:style-name="T376">;</text:span></text:p><text:p text:style-name="P310"><text:span text:style-name="T376"><text:s text:c="2"/></text:span><text:span text:style-name="T376">}</text:span></text:p><text:p text:style-name="P310"><text:span text:style-name="T375"><text:s text:c="2"/></text:span><text:span text:style-name="T375">if</text:span><text:span text:style-name="T376"> (target2.activeSelf &amp;&amp; numberOfTargets&gt;=</text:span><text:span text:style-name="T377">2 </text:span><text:span text:style-name="T376">&amp;&amp; target2.transform.position.y+</text:span><text:span text:style-name="T377">1</text:span><text:span text:style-name="T376">&lt;arenaPosition.y){</text:span></text:p><text:p text:style-name="P310"><text:span text:style-name="T376"><text:s text:c="4"/></text:span><text:span text:style-name="T376">Goal2Achieved();</text:span><text:span text:style-name="T375">return</text:span><text:span text:style-name="T376">;</text:span></text:p><text:p text:style-name="P310"><text:span text:style-name="T376"><text:s text:c="2"/></text:span><text:span text:style-name="T376">}</text:span></text:p><text:p text:style-name="P310"><text:span text:style-name="T375"><text:s text:c="2"/></text:span><text:span text:style-name="T375">if</text:span><text:span text:style-name="T376"> (target3.activeSelf &amp;&amp; numberOfTargets&gt;=</text:span><text:span text:style-name="T377">3</text:span><text:span text:style-name="T376"> &amp;&amp; target3.transform.position.y+</text:span><text:span text:style-name="T377">1</text:span><text:span text:style-name="T376">&lt;arenaPosition.y){</text:span></text:p><text:p text:style-name="P310"><text:span text:style-name="T376"><text:s text:c="4"/></text:span><text:span text:style-name="T376">Goal3Achieved();</text:span><text:span text:style-name="T375">return</text:span><text:span text:style-name="T376">;</text:span></text:p><text:p text:style-name="P310"><text:span text:style-name="T376"><text:s text:c="2"/></text:span><text:span text:style-name="T376">}</text:span></text:p><text:p text:style-name="P310"><text:span text:style-name="T375"><text:s text:c="2"/></text:span><text:span text:style-name="T375">if</text:span><text:span text:style-name="T376"> (transform.position.y &lt; arenaPosition.y + </text:span><text:span text:style-name="T377">0.45f</text:span><text:span text:style-name="T376">){</text:span></text:p><text:p text:style-name="P310"><text:span text:style-name="T376"><text:s text:c="4"/></text:span><text:span text:style-name="T376">Done();</text:span></text:p><text:p text:style-name="P310"><text:span text:style-name="T376"><text:s text:c="2"/></text:span><text:span text:style-name="T376">}</text:span></text:p><text:p text:style-name="P310"><text:span text:style-name="T376">}</text:span></text:p></draw:text-box></draw:frame>Text <text:sequence text:ref-name="refText15" text:name="Text" text:formula="ooow:Text+1" style:num-format="1">16</text:sequence>: RollerAgent AgentAction method</text:p></draw:text-box></draw:frame><text:tab/><text:span text:style-name="T293">The AgentAction method, shown in </text:span><text:span text:style-name="T293"><text:sequence-ref text:reference-format="category-and-value" text:ref-name="refText15">Text 16</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1"><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1"><text:tab/><text:span text:style-name="T295">Taking into consideration the fact that the AgentAction method is called periodically, it is a nice <text:s/>place to place some code logic that normally would be put in an Update method.</text:span></text:p>
      <text:p text:style-name="P121"><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1"><draw:frame draw:style-name="fr4" draw:name="Frame20" text:anchor-type="paragraph" svg:x="3.2181in" svg:y="0.0398in" svg:width="3.6791in" draw:z-index="40"><draw:text-box fo:min-height="1.0874in"><text:p text:style-name="Text"><draw:frame text:anchor-type="paragraph" draw:z-index="41" draw:name="Shape16" draw:style-name="gr16" draw:text-style-name="P311" svg:width="3.5953in" svg:height="1.087in" svg:x="0.0417in" svg:y="0in"><draw:text-box><text:p text:style-name="P310"><text:span text:style-name="T375">void</text:span><text:span text:style-name="T376"> OnCollisionEnter(</text:span><text:span text:style-name="T375">Collision</text:span><text:span text:style-name="T376"> collision)</text:span><text:span text:style-name="T378">{</text:span></text:p><text:p text:style-name="P310"><text:span text:style-name="T375"><text:s text:c="2"/></text:span><text:span text:style-name="T375">if</text:span><text:span text:style-name="T376"> (!rewardOnTouch) </text:span><text:span text:style-name="T378">{ </text:span><text:span text:style-name="T375">return</text:span><text:span text:style-name="T376">;</text:span><text:span text:style-name="T378">}</text:span></text:p><text:p text:style-name="P310"><text:span text:style-name="T375"><text:s text:c="2"/></text:span><text:span text:style-name="T375">GameObject</text:span><text:span text:style-name="T376"> otherGameObject = collision.gameObject;</text:span></text:p><text:p text:style-name="P310"><text:span text:style-name="T375"><text:s text:c="2"/></text:span><text:span text:style-name="T375">if</text:span><text:span text:style-name="T376">(otherGameObject == target1) </text:span><text:span text:style-name="T378">{ Goal1Achieved();}</text:span></text:p><text:p text:style-name="P310"><text:span text:style-name="T375"><text:s text:c="2"/></text:span><text:span text:style-name="T375">if</text:span><text:span text:style-name="T376">(otherGameObject == target2) </text:span><text:span text:style-name="T378">{ Goal2Achieved();}</text:span></text:p><text:p text:style-name="P310"><text:span text:style-name="T375"><text:s text:c="2"/></text:span><text:span text:style-name="T375">if</text:span><text:span text:style-name="T376">(otherGameObject == target3) </text:span><text:span text:style-name="T378">{ Goal3Achieved();}</text:span></text:p><text:p text:style-name="P310"><text:span text:style-name="T376">}</text:span></text:p></draw:text-box></draw:frame>Text <text:sequence text:ref-name="refText16" text:name="Text" text:formula="ooow:Text+1" style:num-format="1">17</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1"><text:tab/><text:span text:style-name="T296">Punishing the agent faster might help it understand that it’s most recent action has led to it falling, thus learning faster to not fall off the stage.</text:span></text:p>
      <text:p text:style-name="P113"><text:tab/><text:span text:style-name="T297">An alternative behavior is when enabling the rewardOnTouch flag. It cause the goal achieved methods to trigger instantly on touch instead of pushing them off the stage.</text:span></text:p>
      <text:p text:style-name="P115"><text:tab/><text:span text:style-name="T298">The OnCollisionEnter method is called by the game engine whenever the RigidBody or Collider component starts touching another game object that also has RigidBody or Collider component.</text:span></text:p>
      <text:p text:style-name="P117"><text:tab/>Once called, the game object that has collided with can be obtained and then checked. For each of the target spheres, a check is done, and if true, will call their respective goal methods. The goal methods will handle the rest of the logic.</text:p>
      <text:p text:style-name="P117"><text:tab/>This alternative was added for users who wanted to train machine agents who only had to collide once with the target spheres.</text:p>
      <text:h text:style-name="P189" text:outline-level="3"><text:bookmark-start text:name="__RefHeading___Toc10934_2122279865"/>Obtaining observations<text:bookmark-end text:name="__RefHeading___Toc10934_2122279865"/></text:h>
      <text:p text:style-name="P94"><draw:frame draw:style-name="fr4" draw:name="Frame21" text:anchor-type="paragraph" svg:x="3.9717in" svg:y="-0.039in" svg:width="3.0126in" draw:z-index="42"><draw:text-box fo:min-height="0.4882in"><text:p text:style-name="Text"><draw:frame text:anchor-type="paragraph" draw:z-index="43" draw:name="Shape17" draw:style-name="gr17" draw:text-style-name="P319" svg:width="3.0122in" svg:height="0.4878in" svg:x="0in" svg:y="0in"><draw:text-box><text:p><text:span text:style-name="T383">if</text:span><text:span text:style-name="T384">(agentParameters.agentCameras.Count &gt; 0)</text:span><text:span text:style-name="T385">{</text:span></text:p><text:p><text:span text:style-name="T384"><text:s text:c="2"/></text:span><text:span text:style-name="T383">return</text:span><text:span text:style-name="T384">;</text:span></text:p><text:p><text:span text:style-name="T384">}</text:span></text:p></draw:text-box></draw:frame>Text <text:sequence text:ref-name="refText17" text:name="Text" text:formula="ooow:Text+1" style:num-format="1">18</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4"><draw:frame draw:style-name="fr4" draw:name="Frame22" text:anchor-type="paragraph" svg:x="3.9181in" svg:y="-0.0563in" svg:width="3.0602in" draw:z-index="44"><draw:text-box fo:min-height="1.3228in"><text:p text:style-name="Text"><draw:frame text:anchor-type="paragraph" draw:z-index="45" draw:name="Shape18" draw:style-name="gr18" draw:text-style-name="P320" svg:width="3.0598in" svg:height="1.3224in" svg:x="0in" svg:y="0in"><draw:text-box><text:p text:style-name="P310"><text:span text:style-name="T376">AddVectorObs(transform.position.x);</text:span></text:p><text:p text:style-name="P310"><text:span text:style-name="T376">AddVectorObs(transform.position.z);</text:span></text:p><text:p text:style-name="P310"><text:span text:style-name="T375">float</text:span><text:span text:style-name="T376"> distanceFromCenter = Vector3.Distance(</text:span></text:p><text:p text:style-name="P310"><text:span text:style-name="T376"><text:s text:c="2"/></text:span><text:span text:style-name="T376">transform.position,</text:span></text:p><text:p text:style-name="P310"><text:span text:style-name="T375"><text:s text:c="2"/></text:span><text:span text:style-name="T375">new</text:span><text:span text:style-name="T376"> </text:span><text:span text:style-name="T375">Vector3</text:span><text:span text:style-name="T376">(</text:span><text:span text:style-name="T377">0</text:span><text:span text:style-name="T376">, arenaPosition.y + </text:span><text:span text:style-name="T377">0.5f</text:span><text:span text:style-name="T376">, </text:span><text:span text:style-name="T377">0</text:span><text:span text:style-name="T376">)</text:span></text:p><text:p text:style-name="P310"><text:span text:style-name="T376">);</text:span></text:p><text:p text:style-name="P310"><text:span text:style-name="T376">AddVectorObs(distanceFromCenter);</text:span></text:p><text:p text:style-name="P310"><text:span text:style-name="T376">AddVectorObs(rBody.velocity.x);</text:span></text:p><text:p text:style-name="P310"><text:span text:style-name="T376">AddVectorObs(rBody.velocity.z);</text:span></text:p></draw:text-box></draw:frame>Text <text:sequence text:ref-name="refText18" text:name="Text" text:formula="ooow:Text+1" style:num-format="1">19</text:sequence>: Observations of the agent itself</text:p></draw:text-box></draw:frame><text:tab/><text:span text:style-name="T299">In the CollectObservations method, the developer must call the AddVectorObs in order to send data to the input layer of the neural network.</text:span></text:p>
      <text:p text:style-name="P112"><draw:frame draw:style-name="fr4" draw:name="Frame23" text:anchor-type="paragraph" svg:x="4.1138in" svg:y="0.7811in" svg:width="2.8516in" draw:z-index="46"><draw:text-box fo:min-height="1.6555in"><text:p text:style-name="Text"><draw:frame text:anchor-type="paragraph" draw:z-index="47" draw:name="Shape19" draw:style-name="gr19" draw:text-style-name="P311" svg:width="2.7496in" svg:height="1.4661in" svg:x="0.072in" svg:y="0in"><draw:text-box><text:p text:style-name="P310"><text:span text:style-name="T375">if</text:span><text:span text:style-name="T376"> (eachMissionIsItsOwnBoolean)</text:span><text:span text:style-name="T378">{</text:span></text:p><text:p text:style-name="P310"><text:span text:style-name="T375"><text:s text:c="2"/></text:span><text:span text:style-name="T375">for</text:span><text:span text:style-name="T376">(</text:span><text:span text:style-name="T375">int</text:span><text:span text:style-name="T376"> i = </text:span><text:span text:style-name="T377">1</text:span><text:span text:style-name="T376">; i &lt;= </text:span><text:span text:style-name="T377">3</text:span><text:span text:style-name="T376">; i++)</text:span><text:span text:style-name="T378">{</text:span></text:p><text:p text:style-name="P310"><text:span text:style-name="T376"><text:s text:c="4"/></text:span><text:span text:style-name="T376">AddVectorObs(currentMission == i);</text:span></text:p><text:p text:style-name="P310"><text:span text:style-name="T376"><text:s text:c="2"/></text:span><text:span text:style-name="T376">}</text:span></text:p><text:p text:style-name="P310"><text:span text:style-name="T376">}</text:span></text:p><text:p text:style-name="P310"><text:span text:style-name="T375">else</text:span><text:span text:style-name="T376"> {</text:span></text:p><text:p text:style-name="P310"><text:span text:style-name="T376"><text:s text:c="2"/></text:span><text:span text:style-name="T376">AddVectorObs(currentMission);</text:span></text:p><text:p text:style-name="P310"><text:span text:style-name="T376">}</text:span></text:p></draw:text-box></draw:frame>Text <text:sequence text:ref-name="refText19" text:name="Text" text:formula="ooow:Text+1" style:num-format="1">20</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7">Text 18</text:sequence-ref></text:span><text:span text:style-name="T300">).</text:span></text:p>
      <text:p text:style-name="P112"><text:tab/><text:span text:style-name="T301">In the code shown at </text:span><text:span text:style-name="T301"><text:sequence-ref text:reference-format="category-and-value" text:ref-name="refText18">Text 19</text:sequence-ref></text:span><text:span text:style-name="T301">, there can be seen how the observations of the machine agent itself are sent. The coordinate and velocity on the Y axis is ignored as the agents or the target spheres are not meant to jump.</text:span></text:p>
      <text:p text:style-name="P112"><text:tab/><text:span text:style-name="T302">A distance value from the center of the arena helps the agent find out how far it is from center, and in how much danger is from falling out.</text:span></text:p>
      <text:p text:style-name="P112"><text:soft-page-break/><text:tab/><text:span text:style-name="T303">The next observations that have to be taken into consideration is how the agent is signaled what its current mission is. In </text:span><text:span text:style-name="T303"><text:sequence-ref text:reference-format="category-and-value" text:ref-name="refText19">Text 20</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2"><text:tab/><text:span text:style-name="T303">The second way to do this is to simply send an integer value of 1, 2 or 3 to plainly say the current mission.</text:span></text:p>
      <text:p text:style-name="P112"><text:tab/><text:span text:style-name="T303">These two options can be toggled with the help of the eachMissionIsItsOwnBoolean flag. </text:span></text:p>
      <text:p text:style-name="P112"><draw:frame draw:style-name="fr4" draw:name="Frame24" text:anchor-type="paragraph" svg:x="3.0366in" svg:y="-0.0016in" svg:width="3.8043in" draw:z-index="48"><draw:text-box fo:min-height="2.1591in"><text:p text:style-name="Text"><draw:frame text:anchor-type="paragraph" draw:z-index="49" draw:name="Shape20" draw:style-name="gr20" draw:text-style-name="P322" svg:width="3.8039in" svg:height="2.1587in" svg:x="0in" svg:y="0in"><draw:text-box><text:p text:style-name="P321"><text:span text:style-name="T375">Vector3</text:span><text:span text:style-name="T376"> relativePosition = target1.transform.position -</text:span></text:p><text:p text:style-name="P321"><text:span text:style-name="T376"><text:s text:c="2"/></text:span><text:span text:style-name="T376">transform.position;</text:span></text:p><text:p text:style-name="P321"><text:span text:style-name="T376">AddVectorObs(relativePosition.x);</text:span></text:p><text:p text:style-name="P321"><text:span text:style-name="T376">AddVectorObs(relativePosition.z);</text:span></text:p><text:p text:style-name="P321"><text:span text:style-name="T375">float</text:span><text:span text:style-name="T376"> distanceToTarget = Vector3.Distance(</text:span></text:p><text:p text:style-name="P321"><text:span text:style-name="T376"><text:s text:c="2"/></text:span><text:span text:style-name="T376">transform.position, target1.transform.position);</text:span></text:p><text:p text:style-name="P321"><text:span text:style-name="T376">AddVectorObs(distanceToTarget);</text:span></text:p><text:p text:style-name="P321"><text:span text:style-name="T375">float</text:span><text:span text:style-name="T376"> targetDistanceFromCenter = Vector3.Distance(</text:span></text:p><text:p text:style-name="P321"><text:span text:style-name="T376"><text:s text:c="2"/></text:span><text:span text:style-name="T376">target1.transform.position,</text:span></text:p><text:p text:style-name="P321"><text:span text:style-name="T375"><text:s text:c="2"/></text:span><text:span text:style-name="T375">new</text:span><text:span text:style-name="T376"> </text:span><text:span text:style-name="T375">Vector3</text:span><text:span text:style-name="T376">(</text:span><text:span text:style-name="T377">0</text:span><text:span text:style-name="T376">, arenaPosition.y + </text:span><text:span text:style-name="T377">0.5f</text:span><text:span text:style-name="T376">, </text:span><text:span text:style-name="T377">0</text:span><text:span text:style-name="T376">)</text:span></text:p><text:p text:style-name="P321"><text:span text:style-name="T376">);</text:span></text:p><text:p text:style-name="P321"><text:span text:style-name="T376">AddVectorObs(targetDistanceFromCenter);</text:span></text:p><text:p text:style-name="P321"><text:span text:style-name="T376">AddVectorObs(target1RigidBody.velocity.x);</text:span></text:p><text:p text:style-name="P321"><text:span text:style-name="T376">AddVectorObs(target1RigidBody.velocity.z)</text:span></text:p></draw:text-box></draw:frame>Text <text:sequence text:ref-name="refText20" text:name="Text" text:formula="ooow:Text+1" style:num-format="1">21</text:sequence>: First target sphere observations</text:p></draw:text-box></draw:frame><text:tab/><text:span text:style-name="T304">The observations regarding the first target can be seen in </text:span><text:span text:style-name="T304"><text:sequence-ref text:reference-format="category-and-value" text:ref-name="refText20">Text 21</text:sequence-ref></text:span><text:span text:style-name="T304">. The values that are sent are the targets position, velocity, distance from the agent and the distance from the center.</text:span></text:p>
      <text:p text:style-name="P112"><text:tab/><text:span text:style-name="T304">Such a wealth of information should be enough for a neural network to understand how to interact with the respective target object.</text:span></text:p>
      <text:p text:style-name="P112"/>
      <text:p text:style-name="P118"><draw:frame draw:style-name="fr4" draw:name="Frame26" text:anchor-type="paragraph" svg:x="3.828in" svg:y="0.1472in" svg:width="3.0484in" draw:z-index="52"><draw:text-box fo:min-height="2.6543in"><text:p text:style-name="Text"><draw:frame text:anchor-type="paragraph" draw:z-index="53" draw:name="Shape22" draw:style-name="gr22" draw:text-style-name="P324" svg:width="3.048in" svg:height="2.6539in" svg:x="0in" svg:y="0in"><draw:text-box><text:p text:style-name="P321"><text:span text:style-name="T386">if</text:span><text:span text:style-name="T387"> (numberOfTargets &lt; </text:span><text:span text:style-name="T388">3</text:span><text:span text:style-name="T387">) </text:span><text:span text:style-name="T386">return</text:span><text:span text:style-name="T387">;</text:span></text:p><text:p text:style-name="P321"><text:span text:style-name="T387">relativePosition = target3.transform.position -</text:span></text:p><text:p text:style-name="P321"><text:span text:style-name="T387"><text:s text:c="2"/></text:span><text:span text:style-name="T387">transform.position;</text:span></text:p><text:p text:style-name="P321"><text:span text:style-name="T387">AddVectorObs(relativePosition.x);</text:span></text:p><text:p text:style-name="P321"><text:span text:style-name="T387">AddVectorObs(relativePosition.z);</text:span></text:p><text:p text:style-name="P321"><text:span text:style-name="T389"/></text:p><text:p text:style-name="P321"><text:span text:style-name="T387">distanceToTarget = <text:s text:c="2"/></text:span></text:p><text:p text:style-name="P321"><text:span text:style-name="T387"><text:s text:c="2"/></text:span><text:span text:style-name="T387">Vector3.Distance(transform.position, <text:s text:c="2"/></text:span></text:p><text:p text:style-name="P321"><text:span text:style-name="T387"><text:s text:c="4"/></text:span><text:span text:style-name="T387">target3.transform.position);</text:span></text:p><text:p text:style-name="P321"><text:span text:style-name="T387">AddVectorObs(distanceToTarget);</text:span></text:p><text:p text:style-name="P321"><text:span text:style-name="T389"/></text:p><text:p text:style-name="P321"><text:span text:style-name="T387">targetDistanceFromCenter = Vector3.Distance(</text:span></text:p><text:p text:style-name="P321"><text:span text:style-name="T387">target3.transform.position,</text:span></text:p><text:p text:style-name="P321"><text:span text:style-name="T386">new</text:span><text:span text:style-name="T387"> </text:span><text:span text:style-name="T386">Vector3</text:span><text:span text:style-name="T387">(</text:span><text:span text:style-name="T388">0</text:span><text:span text:style-name="T387">, arenaPosition.y + </text:span><text:span text:style-name="T388">0.5f</text:span><text:span text:style-name="T387">, </text:span><text:span text:style-name="T388">0</text:span><text:span text:style-name="T387">)</text:span></text:p><text:p text:style-name="P321"><text:span text:style-name="T387">);</text:span></text:p><text:p text:style-name="P321"><text:span text:style-name="T387">AddVectorObs(targetDistanceFromCenter);</text:span></text:p><text:p text:style-name="P321"><text:span text:style-name="T389"/></text:p><text:p text:style-name="P321"><text:span text:style-name="T387">AddVectorObs(target3RigidBody.velocity.x);</text:span></text:p><text:p text:style-name="P321"><text:span text:style-name="T387">AddVectorObs(target3RigidBody.velocity.z);</text:span></text:p></draw:text-box></draw:frame>Text <text:sequence text:ref-name="refText21" text:name="Text" text:formula="ooow:Text+1" style:num-format="1">23</text:sequence>: Third target sphere observations</text:p></draw:text-box></draw:frame><draw:frame draw:style-name="fr4" draw:name="Frame25" text:anchor-type="paragraph" svg:x="0.0547in" svg:y="0.1472in" svg:width="3.0898in" draw:z-index="50"><draw:text-box fo:min-height="2.6925in"><text:p text:style-name="Text"><draw:frame text:anchor-type="paragraph" draw:z-index="51" draw:name="Shape21" draw:style-name="gr21" draw:text-style-name="P323" svg:width="3.0894in" svg:height="2.6921in" svg:x="0.0244in" svg:y="0in"><draw:text-box><text:p text:style-name="P310"><text:span text:style-name="T386">if</text:span><text:span text:style-name="T387"> (numberOfTargets &lt; </text:span><text:span text:style-name="T388">2</text:span><text:span text:style-name="T387">) </text:span><text:span text:style-name="T386">return</text:span><text:span text:style-name="T387">;</text:span></text:p><text:p text:style-name="P310"><text:span text:style-name="T387">relativePosition = target2.transform.position - <text:s text:c="2"/></text:span></text:p><text:p text:style-name="P310"><text:span text:style-name="T387"><text:s text:c="2"/></text:span><text:span text:style-name="T387">transform.position;</text:span></text:p><text:p text:style-name="P310"><text:span text:style-name="T387">AddVectorObs(relativePosition.x);</text:span></text:p><text:p text:style-name="P310"><text:span text:style-name="T387">AddVectorObs(relativePosition.z);</text:span></text:p><text:p text:style-name="P310"><text:span text:style-name="T389"/></text:p><text:p text:style-name="P310"><text:span text:style-name="T387">distanceToTarget = </text:span></text:p><text:p text:style-name="P310"><text:span text:style-name="T387"><text:s text:c="2"/></text:span><text:span text:style-name="T387">Vector3.Distance(transform.position, <text:s text:c="2"/></text:span></text:p><text:p text:style-name="P310"><text:span text:style-name="T387"><text:s text:c="4"/></text:span><text:span text:style-name="T387">target2.transform.position);</text:span></text:p><text:p text:style-name="P310"><text:span text:style-name="T387">AddVectorObs(distanceToTarget);</text:span></text:p><text:p text:style-name="P310"><text:span text:style-name="T389"/></text:p><text:p text:style-name="P310"><text:span text:style-name="T387">targetDistanceFromCenter = Vector3.Distance(</text:span></text:p><text:p text:style-name="P310"><text:span text:style-name="T387"><text:s text:c="2"/></text:span><text:span text:style-name="T387">target2.transform.position,</text:span></text:p><text:p text:style-name="P310"><text:span text:style-name="T386"><text:s text:c="2"/></text:span><text:span text:style-name="T386">new</text:span><text:span text:style-name="T387"> </text:span><text:span text:style-name="T386">Vector3</text:span><text:span text:style-name="T387">(</text:span><text:span text:style-name="T388">0</text:span><text:span text:style-name="T387">, arenaPosition.y + </text:span><text:span text:style-name="T388">0.5f</text:span><text:span text:style-name="T387">, </text:span><text:span text:style-name="T388">0</text:span><text:span text:style-name="T387">)</text:span></text:p><text:p text:style-name="P310"><text:span text:style-name="T387">);</text:span></text:p><text:p text:style-name="P310"><text:span text:style-name="T387">AddVectorObs(targetDistanceFromCenter);</text:span></text:p><text:p text:style-name="P310"><text:span text:style-name="T389"/></text:p><text:p text:style-name="P310"><text:span text:style-name="T387">AddVectorObs(target2RigidBody.velocity.x);</text:span></text:p><text:p text:style-name="P310"><text:span text:style-name="T387">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171" text:outline-level="2"/>
      <text:h text:style-name="P174" text:outline-level="2"><text:bookmark-start text:name="__RefHeading___Toc7482_2262458615"/>RollerArena.cs<text:bookmark-end text:name="__RefHeading___Toc7482_2262458615"/></text:h>
      <text:p text:style-name="P96"><draw:frame draw:style-name="fr4" draw:name="Frame27" text:anchor-type="paragraph" svg:x="4.3902in" svg:y="0.0398in" svg:width="2.5602in" draw:z-index="54"><draw:text-box fo:min-height="1.6555in"><text:p text:style-name="Text"><draw:frame text:anchor-type="paragraph" draw:z-index="55" draw:name="Shape23" draw:style-name="gr23" draw:text-style-name="P326" svg:width="2.5598in" svg:height="1.6551in" svg:x="0in" svg:y="0in"><draw:text-box><text:p text:style-name="P325"><text:span text:style-name="T379">public</text:span><text:span text:style-name="T380"> </text:span><text:span text:style-name="T379">GameObject</text:span><text:span text:style-name="T380"> rollerAgentPrefab;</text:span></text:p><text:p text:style-name="P325"><text:span text:style-name="T379">public</text:span><text:span text:style-name="T380"> </text:span><text:span text:style-name="T379">GameObject</text:span><text:span text:style-name="T380"> target1Prefab;</text:span></text:p><text:p text:style-name="P325"><text:span text:style-name="T379">public</text:span><text:span text:style-name="T380"> </text:span><text:span text:style-name="T379">GameObject</text:span><text:span text:style-name="T380"> target2Prefab;</text:span></text:p><text:p text:style-name="P325"><text:span text:style-name="T379">public</text:span><text:span text:style-name="T380"> </text:span><text:span text:style-name="T379">GameObject</text:span><text:span text:style-name="T380"> target3Prefab;</text:span></text:p><text:p text:style-name="P325"><text:span text:style-name="T381"/></text:p><text:p text:style-name="P325"><text:span text:style-name="T379">private</text:span><text:span text:style-name="T380"> </text:span><text:span text:style-name="T379">GameObject</text:span><text:span text:style-name="T380"> rollerAgentObject;</text:span></text:p><text:p text:style-name="P325"><text:span text:style-name="T379">private</text:span><text:span text:style-name="T380"> </text:span><text:span text:style-name="T379">GameObject</text:span><text:span text:style-name="T380"> target1Object;</text:span></text:p><text:p text:style-name="P325"><text:span text:style-name="T379">private</text:span><text:span text:style-name="T380"> </text:span><text:span text:style-name="T379">GameObject</text:span><text:span text:style-name="T380"> target2Object;</text:span></text:p><text:p text:style-name="P325"><text:span text:style-name="T379">private</text:span><text:span text:style-name="T380"> </text:span><text:span text:style-name="T379">GameObject</text:span><text:span text:style-name="T380"> target3Object;</text:span></text:p><text:p text:style-name="P325"><text:span text:style-name="T381"/></text:p><text:p text:style-name="P325"><text:span text:style-name="T379">private</text:span><text:span text:style-name="T380"> </text:span><text:span text:style-name="T379">RollerAgent</text:span><text:span text:style-name="T380"> rollerAgent;</text:span></text:p></draw:text-box></draw:frame>Text <text:sequence text:ref-name="refText23" text:name="Text" text:formula="ooow:Text+1" style:num-format="1">24</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2"><text:tab/><text:span text:style-name="T309">In </text:span><text:span text:style-name="T309"><text:sequence-ref text:reference-format="category-and-value" text:ref-name="refText23">Text 24</text:sequence-ref></text:span><text:span text:style-name="T309">, there can be seen the objects that are being maintained by this class. A prefab for each of the needed game objects, and the game objects themselves after they are created.</text:span></text:p>
      <text:p text:style-name="P112"><draw:frame draw:style-name="fr4" draw:name="Frame28" text:anchor-type="paragraph" svg:x="2.6346in" svg:y="0.5071in" svg:width="4.2925in" draw:z-index="56"><draw:text-box fo:min-height="2.05in"><text:p text:style-name="Text"><draw:frame text:anchor-type="paragraph" draw:z-index="57" draw:name="Shape24" draw:style-name="gr24" draw:text-style-name="P322" svg:width="4.2921in" svg:height="2.0496in" svg:x="0in" svg:y="0in"><draw:text-box><text:p text:style-name="P321"><text:span text:style-name="T375">private</text:span><text:span text:style-name="T376"> </text:span><text:span text:style-name="T375">void</text:span><text:span text:style-name="T376"> Start() </text:span><text:span text:style-name="T378">{</text:span></text:p><text:p text:style-name="P321"><text:span text:style-name="T376"><text:s text:c="2"/></text:span><text:span text:style-name="T376">rollerAgentObject = Instantiate(rollerAgentPrefab,</text:span></text:p><text:p text:style-name="P321"><text:span text:style-name="T375"><text:s text:c="4"/></text:span><text:span text:style-name="T375">new</text:span><text:span text:style-name="T376"> </text:span><text:span text:style-name="T375">Vector3</text:span><text:span text:style-name="T376">(</text:span><text:span text:style-name="T377">0</text:span><text:span text:style-name="T376">, transform.position.y + </text:span><text:span text:style-name="T377">0.5f</text:span><text:span text:style-name="T376">, </text:span><text:span text:style-name="T377">0</text:span><text:span text:style-name="T376">),</text:span></text:p><text:p text:style-name="P321"><text:span text:style-name="T376"><text:s text:c="4"/></text:span><text:span text:style-name="T376">Quaternion.identity);</text:span></text:p><text:p text:style-name="P321"><text:span text:style-name="T390"/></text:p><text:p text:style-name="P321"><text:span text:style-name="T376"><text:s text:c="2"/></text:span><text:span text:style-name="T376">rollerAgent = rollerAgentObject.GetComponent&lt;</text:span><text:span text:style-name="T375">RollerAgent</text:span><text:span text:style-name="T376">&gt;();</text:span></text:p><text:p text:style-name="P321"><text:span text:style-name="T376"><text:s text:c="2"/></text:span><text:span text:style-name="T376">rollerAgent.arenaPosition = transform.position;</text:span></text:p><text:p text:style-name="P321"><text:span text:style-name="T376"><text:s text:c="2"/></text:span><text:span text:style-name="T376">target1Object = Instantiate(target1Prefab);</text:span></text:p><text:p text:style-name="P321"><text:span text:style-name="T376"><text:s text:c="2"/></text:span><text:span text:style-name="T376">target2Object = Instantiate(target2Prefab);</text:span></text:p><text:p text:style-name="P321"><text:span text:style-name="T376"><text:s text:c="2"/></text:span><text:span text:style-name="T376">target3Object = Instantiate(target3Prefab);</text:span></text:p><text:p text:style-name="P321"><text:span text:style-name="T376"><text:s text:c="2"/></text:span><text:span text:style-name="T376">rollerAgent.target1 = target1Object;</text:span></text:p><text:p text:style-name="P321"><text:span text:style-name="T376"><text:s text:c="2"/></text:span><text:span text:style-name="T376">rollerAgent.target2 = target2Object;</text:span></text:p><text:p text:style-name="P321"><text:span text:style-name="T376"><text:s text:c="2"/></text:span><text:span text:style-name="T376">rollerAgent.target3 = target3Object;</text:span></text:p><text:p text:style-name="P321"><text:span text:style-name="T376">}</text:span></text:p></draw:text-box></draw:frame>Text <text:sequence text:ref-name="refText24" text:name="Text" text:formula="ooow:Text+1" style:num-format="1">25</text:sequence>: RollerArena Start method</text:p></draw:text-box></draw:frame><text:tab/><text:span text:style-name="T309">The Start method of the RollerArena class (seen in </text:span><text:span text:style-name="T309"><text:sequence-ref text:reference-format="category-and-value" text:ref-name="refText24">Text 25</text:sequence-ref></text:span><text:span text:style-name="T309">), is responsible for instantiating every game object that is needed for the training environment. </text:span></text:p>
      <text:p text:style-name="P112"><text:tab/><text:span text:style-name="T311">The RollerAgent object was intentionally generated at a specific position of the arena so that it may be valid from the very beginning.</text:span></text:p>
      <text:p text:style-name="P112"><text:tab/><text:span text:style-name="T309">After creating every new instance, the target sphere objects are sent as references to the freshly generated RollerAgent game object, so that it may position them accordingly.</text:span></text:p>
      <text:p text:style-name="P112"><text:tab/><text:span text:style-name="T310">The Instantiate method is provided by the Unity game engine, and it’s functionality is to simply clone whatever Unity Object is sent to it as a parameter.</text:span></text:p>
      <text:p text:style-name="P112"><text:tab/><text:span text:style-name="T310">If that respective Unity Object is of type GameObject, developers may set other values such as transformation and rotation so that it may be immediately placed in the game world.</text:span></text:p>
      <text:p text:style-name="P112"><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172" text:outline-level="2"/>
      <text:h text:style-name="P175" text:outline-level="2"><text:bookmark-start text:name="__RefHeading___Toc7484_2262458615"/>RollerArenaAcademy.cs<text:bookmark-end text:name="__RefHeading___Toc7484_2262458615"/></text:h>
      <text:p text:style-name="P97"><draw:frame draw:style-name="fr4" draw:name="Frame29" text:anchor-type="paragraph" svg:x="4.0634in" svg:y="-0.011in" svg:width="2.7689in" draw:z-index="59"><draw:text-box fo:min-height="1.3in"><text:p text:style-name="Text"><draw:frame text:anchor-type="paragraph" draw:z-index="60" draw:name="Shape25" draw:style-name="gr25" draw:text-style-name="P323" svg:width="2.7685in" svg:height="1.2996in" svg:x="0in" svg:y="0in"><draw:text-box><text:p text:style-name="P310"><text:span text:style-name="T386">public</text:span><text:span text:style-name="T387"> </text:span><text:span text:style-name="T386">GameObject</text:span><text:span text:style-name="T387"> m_RollerArenaPrefab;</text:span></text:p><text:p text:style-name="P310"><text:span text:style-name="T386">public</text:span><text:span text:style-name="T387"> </text:span><text:span text:style-name="T386">int</text:span><text:span text:style-name="T387"> m_NumberOfArenas;</text:span></text:p><text:p text:style-name="P310"><text:span text:style-name="T386">public</text:span><text:span text:style-name="T387"> </text:span><text:span text:style-name="T386">override</text:span><text:span text:style-name="T387"> </text:span><text:span text:style-name="T386">void</text:span><text:span text:style-name="T387"> InitializeAcademy() </text:span><text:span text:style-name="T391">{</text:span></text:p><text:p text:style-name="P310"><text:span text:style-name="T386"><text:s text:c="2"/></text:span><text:span text:style-name="T386">for</text:span><text:span text:style-name="T387">(</text:span><text:span text:style-name="T386">int</text:span><text:span text:style-name="T387"> i = </text:span><text:span text:style-name="T388">0</text:span><text:span text:style-name="T387">; i &lt; m_NumberOfArenas; i++) </text:span><text:span text:style-name="T391">{</text:span></text:p><text:p text:style-name="P310"><text:span text:style-name="T387"><text:s text:c="4"/></text:span><text:span text:style-name="T387">Instantiate(</text:span></text:p><text:p text:style-name="P310"><text:span text:style-name="T387"><text:s text:c="6"/></text:span><text:span text:style-name="T387">m_RollerArenaPrefab, </text:span></text:p><text:p text:style-name="P310"><text:span text:style-name="T387"><text:s text:c="6"/></text:span><text:span text:style-name="T386">new</text:span><text:span text:style-name="T387"> </text:span><text:span text:style-name="T386">Vector3</text:span><text:span text:style-name="T387">(</text:span><text:span text:style-name="T388">0</text:span><text:span text:style-name="T387">, -</text:span><text:span text:style-name="T388">4</text:span><text:span text:style-name="T387"> * i, </text:span><text:span text:style-name="T388">0</text:span><text:span text:style-name="T387">), </text:span></text:p><text:p text:style-name="P310"><text:span text:style-name="T387"><text:s text:c="6"/></text:span><text:span text:style-name="T387">Quaternion.identity);</text:span></text:p><text:p text:style-name="P310"><text:span text:style-name="T387"><text:s text:c="2"/></text:span><text:span text:style-name="T387">}</text:span></text:p><text:p text:style-name="P310"><text:span text:style-name="T387">}</text:span></text:p></draw:text-box></draw:frame>Text <text:sequence text:ref-name="refText25" text:name="Text" text:formula="ooow:Text+1" style:num-format="1">26</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97"><text:tab/><text:span text:style-name="T313">The content of this class is shown in </text:span><text:span text:style-name="T313"><text:sequence-ref text:reference-format="category-and-value" text:ref-name="refText25">Text 26</text:sequence-ref></text:span><text:span text:style-name="T313">, where we can see how the arena can receive via editor the prefab objects for the arena that it has to instantiate and how many. </text:span></text:p>
      <text:p text:style-name="P97"><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7"><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97"><text:tab/><text:span text:style-name="T316">Usually more arenas can be generated if the system is particularly strong and/or the training scenarios are simple and non-intensive for the CPU. </text:span></text:p>
      <text:h text:style-name="P13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2">ML Agents GitHub page: , , , https://github.com/Unity-Technologies/ml-agents</text:p>
          <text:p text:style-name="P122">TensorFlow GitHub page: , , , https://github.com/tensorflow/tensorflow</text:p>
          <text:p text:style-name="P122">Making a New Learning Environment: , , , https://github.com/Unity-Technologies/ml-agents/blob/master/docs/Learning-Environment-Create-New.md</text:p>
          <text:p text:style-name="P122">Training ML-Agents: , , , https://github.com/Unity-Technologies/ml-agents/blob/master/docs/Training-ML-Agents.md</text:p>
          <text:p text:style-name="P122">Solving sparse-reward tasks with Curiosity: , , , https://blogs.unity3d.com/2018/06/26/solving-sparse-reward-tasks-with-curiosity/</text:p>
          <text:p text:style-name="P122">Training with Proximal Policy Optimization: , , , https://github.com/Unity-Technologies/ml-agents/blob/master/docs/Training-PPO.md</text:p>
          <text:p text:style-name="P122">PPO: John Schulman, Filip Wolski, Prafulla Dhariwal, Alec Radford, Oleg Klimov, Proximal Policy Optimization Algorithms, 2017,https://arxiv.org/abs/1707.06347</text:p>
          <text:p text:style-name="P122">TRPO: John Schulman, Sergey Levine, Philipp Moritz, Michael I. Jordan, Pieter Abbeel, Trust Region Policy Optimization, 2017,https://arxiv.org/abs/1502.05477</text:p>
          <text:p text:style-name="P122">ACER: Ziyu Wang, Victor Bapst, Nicolas Heess, Volodymyr Mnih, Remi Munos, Koray Kavukcuoglu, Nando de Freitas, Sample Efficient Actor-Critic with Experience Replay, 2017,https://arxiv.org/abs/1611.01224</text:p>
          <text:p text:style-name="P122">Training with Curriculum Learning: , , , https://github.com/Unity-Technologies/ml-agents/blob/master/docs/Training-Curriculum-Learning.md</text:p>
          <text:p text:style-name="P122">Udacity Deep Reinforcement Learning : Nisheed Rama, , , https://medium.com/@nisheed/udacity-deep-reinforcement-learning-project-1-navigation-d16b43793af5</text:p>
          <text:p text:style-name="P122">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footer-left>
        <text:p text:style-name="MP1"><text:page-number text:select-page="current">20</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5T22:10:50.750000000</dc:date>
    <meta:editing-duration>P2DT8M55S</meta:editing-duration>
    <meta:editing-cycles>845</meta:editing-cycles>
    <meta:generator>LibreOffice/6.1.5.2$Windows_X86_64 LibreOffice_project/90f8dcf33c87b3705e78202e3df5142b201bd805</meta:generator>
    <meta:document-statistic meta:table-count="0" meta:image-count="6" meta:object-count="1" meta:page-count="57" meta:paragraph-count="844" meta:word-count="19273" meta:character-count="111878" meta:non-whitespace-character-count="93077"/>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